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donnée_brut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ep</text:p>
          </table:table-cell>
          <table:table-cell office:value-type="string">
            <text:p>ID</text:p>
          </table:table-cell>
          <table:table-cell office:value-type="string">
            <text:p>pos_X</text:p>
          </table:table-cell>
          <table:table-cell office:value-type="string">
            <text:p>pos_Y</text:p>
          </table:table-cell>
          <table:table-cell office:value-type="string">
            <text:p>Angle</text:p>
          </table:table-cell>
          <table:table-cell office:value-type="string">
            <text:p>Opinion</text:p>
          </table:table-cell>
          <table:table-cell office:value-type="string">
            <text:p>Puissance</text:p>
          </table:table-cell>
          <table:table-cell office:value-type="string">
            <text:p>etat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5</text:p>
          </table:table-cell>
          <table:table-cell office:value="-0.19297542050481" office:value-type="float"/>
          <table:table-cell office:value="0.0018069431826007" office:value-type="float"/>
          <table:table-cell office:value="-0.8050296396301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614</text:p>
          </table:table-cell>
          <table:table-cell office:value="1.3480873405933" office:value-type="float"/>
          <table:table-cell office:value="-0.085804024711251" office:value-type="float"/>
          <table:table-cell office:value="33.1347117758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625</text:p>
          </table:table-cell>
          <table:table-cell office:value="2.6406094431877" office:value-type="float"/>
          <table:table-cell office:value="0.00021202511561569" office:value-type="float"/>
          <table:table-cell office:value="-0.05941447997643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636</text:p>
          </table:table-cell>
          <table:table-cell office:value="4.2266243696213" office:value-type="float"/>
          <table:table-cell office:value="-0.0063799403142184" office:value-type="float"/>
          <table:table-cell office:value="1.757219018545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647</text:p>
          </table:table-cell>
          <table:table-cell office:value="5.7145780324936" office:value-type="float"/>
          <table:table-cell office:value="-0.089173894375563" office:value-type="float"/>
          <table:table-cell office:value="24.01212768949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658</text:p>
          </table:table-cell>
          <table:table-cell office:value="7.308047413826" office:value-type="float"/>
          <table:table-cell office:value="-0.045712883584201" office:value-type="float"/>
          <table:table-cell office:value="15.81006919502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669</text:p>
          </table:table-cell>
          <table:table-cell office:value="8.6703425645828" office:value-type="float"/>
          <table:table-cell office:value="0.026826574467123" office:value-type="float"/>
          <table:table-cell office:value="-6.606293616780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680</text:p>
          </table:table-cell>
          <table:table-cell office:value="-0.258848965168" office:value-type="float"/>
          <table:table-cell office:value="1.4016619324684" office:value-type="float"/>
          <table:table-cell office:value="27.93542044177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691</text:p>
          </table:table-cell>
          <table:table-cell office:value="1.2843176722527" office:value-type="float"/>
          <table:table-cell office:value="1.3860805332661" office:value-type="float"/>
          <table:table-cell office:value="35.94321695862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702</text:p>
          </table:table-cell>
          <table:table-cell office:value="2.7023568749428" office:value-type="float"/>
          <table:table-cell office:value="1.5824317932129" office:value-type="float"/>
          <table:table-cell office:value="-21.52188283622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713</text:p>
          </table:table-cell>
          <table:table-cell office:value="4.3302351236343" office:value-type="float"/>
          <table:table-cell office:value="1.4143626391888" office:value-type="float"/>
          <table:table-cell office:value="31.35491404563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724</text:p>
          </table:table-cell>
          <table:table-cell office:value="5.7713037729263" office:value-type="float"/>
          <table:table-cell office:value="1.5502995252609" office:value-type="float"/>
          <table:table-cell office:value="-15.82960148525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735</text:p>
          </table:table-cell>
          <table:table-cell office:value="7.2224247455597" office:value-type="float"/>
          <table:table-cell office:value="1.3993164896965" office:value-type="float"/>
          <table:table-cell office:value="27.44806306377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746</text:p>
          </table:table-cell>
          <table:table-cell office:value="8.676283955574" office:value-type="float"/>
          <table:table-cell office:value="1.4476683735847" office:value-type="float"/>
          <table:table-cell office:value="12.94135610768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757</text:p>
          </table:table-cell>
          <table:table-cell office:value="-0.34988820552826" office:value-type="float"/>
          <table:table-cell office:value="3.0159384012222" office:value-type="float"/>
          <table:table-cell office:value="-3.851490273217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768</text:p>
          </table:table-cell>
          <table:table-cell office:value="1.2920993566513" office:value-type="float"/>
          <table:table-cell office:value="2.9289245605469" office:value-type="float"/>
          <table:table-cell office:value="23.34756854992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779</text:p>
          </table:table-cell>
          <table:table-cell office:value="2.7457159757614" office:value-type="float"/>
          <table:table-cell office:value="3.0373638868332" office:value-type="float"/>
          <table:table-cell office:value="-10.97410613564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790</text:p>
          </table:table-cell>
          <table:table-cell office:value="4.2024245858192" office:value-type="float"/>
          <table:table-cell office:value="2.9770758748055" office:value-type="float"/>
          <table:table-cell office:value="6.052056552877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801</text:p>
          </table:table-cell>
          <table:table-cell office:value="5.7718831300735" office:value-type="float"/>
          <table:table-cell office:value="3.1329262256622" office:value-type="float"/>
          <table:table-cell office:value="-40.30518243267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812</text:p>
          </table:table-cell>
          <table:table-cell office:value="7.295007109642" office:value-type="float"/>
          <table:table-cell office:value="2.9054734110832" office:value-type="float"/>
          <table:table-cell office:value="31.15544994925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823</text:p>
          </table:table-cell>
          <table:table-cell office:value="8.7886536121368" office:value-type="float"/>
          <table:table-cell office:value="3.0133801698685" office:value-type="float"/>
          <table:table-cell office:value="-4.274907290555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834</text:p>
          </table:table-cell>
          <table:table-cell office:value="-0.17951881513" office:value-type="float"/>
          <table:table-cell office:value="4.4375079870224" office:value-type="float"/>
          <table:table-cell office:value="23.01680946805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845</text:p>
          </table:table-cell>
          <table:table-cell office:value="1.1506972461939" office:value-type="float"/>
          <table:table-cell office:value="4.4840082526207" office:value-type="float"/>
          <table:table-cell office:value="3.89580694353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856</text:p>
          </table:table-cell>
          <table:table-cell office:value="2.811171412468" office:value-type="float"/>
          <table:table-cell office:value="4.4393014907837" office:value-type="float"/>
          <table:table-cell office:value="21.56209717890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867</text:p>
          </table:table-cell>
          <table:table-cell office:value="4.1555219888687" office:value-type="float"/>
          <table:table-cell office:value="4.5233955979347" office:value-type="float"/>
          <table:table-cell office:value="-5.618401441224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878</text:p>
          </table:table-cell>
          <table:table-cell office:value="5.6455326080322" office:value-type="float"/>
          <table:table-cell office:value="4.5002588629723" office:value-type="float"/>
          <table:table-cell office:value="-0.05144420432840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889</text:p>
          </table:table-cell>
          <table:table-cell office:value="7.1889525651932" office:value-type="float"/>
          <table:table-cell office:value="4.4418135285378" office:value-type="float"/>
          <table:table-cell office:value="14.64023483786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900</text:p>
          </table:table-cell>
          <table:table-cell office:value="8.8225203752518" office:value-type="float"/>
          <table:table-cell office:value="4.6277040243149" office:value-type="float"/>
          <table:table-cell office:value="-44.21118604149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911</text:p>
          </table:table-cell>
          <table:table-cell office:value="-0.30731234699488" office:value-type="float"/>
          <table:table-cell office:value="6.072096824646" office:value-type="float"/>
          <table:table-cell office:value="-18.57663795446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922</text:p>
          </table:table-cell>
          <table:table-cell office:value="1.2119599431753" office:value-type="float"/>
          <table:table-cell office:value="5.9086936712265" office:value-type="float"/>
          <table:table-cell office:value="24.34097334837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933</text:p>
          </table:table-cell>
          <table:table-cell office:value="2.7152091264725" office:value-type="float"/>
          <table:table-cell office:value="6.0627222061157" office:value-type="float"/>
          <table:table-cell office:value="-16.87706219162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944</text:p>
          </table:table-cell>
          <table:table-cell office:value="4.1868370771408" office:value-type="float"/>
          <table:table-cell office:value="5.9337049722672" office:value-type="float"/>
          <table:table-cell office:value="16.60681340345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955</text:p>
          </table:table-cell>
          <table:table-cell office:value="5.7747274637222" office:value-type="float"/>
          <table:table-cell office:value="6.1307829618454" office:value-type="float"/>
          <table:table-cell office:value="-39.99116921880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966</text:p>
          </table:table-cell>
          <table:table-cell office:value="7.2682690620422" office:value-type="float"/>
          <table:table-cell office:value="5.9836053848267" office:value-type="float"/>
          <table:table-cell office:value="5.244694555261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977</text:p>
          </table:table-cell>
          <table:table-cell office:value="8.6731588840485" office:value-type="float"/>
          <table:table-cell office:value="6.0483032464981" office:value-type="float"/>
          <table:table-cell office:value="-11.97088590473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988</text:p>
          </table:table-cell>
          <table:table-cell office:value="-0.20742926746607" office:value-type="float"/>
          <table:table-cell office:value="7.6066845655441" office:value-type="float"/>
          <table:table-cell office:value="-34.81988048857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999</text:p>
          </table:table-cell>
          <table:table-cell office:value="1.1418731510639" office:value-type="float"/>
          <table:table-cell office:value="7.5006318092346" office:value-type="float"/>
          <table:table-cell office:value="-0.01009354235494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010</text:p>
          </table:table-cell>
          <table:table-cell office:value="2.6473021507263" office:value-type="float"/>
          <table:table-cell office:value="7.5118565559387" office:value-type="float"/>
          <table:table-cell office:value="-2.875668465331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021</text:p>
          </table:table-cell>
          <table:table-cell office:value="4.3246030807495" office:value-type="float"/>
          <table:table-cell office:value="7.3464065790176" office:value-type="float"/>
          <table:table-cell office:value="52.12441333539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032</text:p>
          </table:table-cell>
          <table:table-cell office:value="5.7342386245728" office:value-type="float"/>
          <table:table-cell office:value="7.5237464904785" office:value-type="float"/>
          <table:table-cell office:value="-6.724051988808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043</text:p>
          </table:table-cell>
          <table:table-cell office:value="7.2401410341263" office:value-type="float"/>
          <table:table-cell office:value="7.4378126859665" office:value-type="float"/>
          <table:table-cell office:value="18.05125641974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054</text:p>
          </table:table-cell>
          <table:table-cell office:value="8.6732995510101" office:value-type="float"/>
          <table:table-cell office:value="7.4506282806396" office:value-type="float"/>
          <table:table-cell office:value="12.23294626755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065</text:p>
          </table:table-cell>
          <table:table-cell office:value="-0.30699983239174" office:value-type="float"/>
          <table:table-cell office:value="8.9808833599091" office:value-type="float"/>
          <table:table-cell office:value="4.967511317152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076</text:p>
          </table:table-cell>
          <table:table-cell office:value="1.1419032514095" office:value-type="float"/>
          <table:table-cell office:value="8.9995300769806" office:value-type="float"/>
          <table:table-cell office:value="-0.03368898767942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087</text:p>
          </table:table-cell>
          <table:table-cell office:value="2.7029684185982" office:value-type="float"/>
          <table:table-cell office:value="9.0782105922699" office:value-type="float"/>
          <table:table-cell office:value="-20.30349366224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098</text:p>
          </table:table-cell>
          <table:table-cell office:value="4.2625385522842" office:value-type="float"/>
          <table:table-cell office:value="9.0646171569824" office:value-type="float"/>
          <table:table-cell office:value="-19.82560772804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109</text:p>
          </table:table-cell>
          <table:table-cell office:value="5.6641709804535" office:value-type="float"/>
          <table:table-cell office:value="8.9674186706543" office:value-type="float"/>
          <table:table-cell office:value="8.027327098664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120</text:p>
          </table:table-cell>
          <table:table-cell office:value="7.2711777687073" office:value-type="float"/>
          <table:table-cell office:value="8.9346826076508" office:value-type="float"/>
          <table:table-cell office:value="20.41866976744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131</text:p>
          </table:table-cell>
          <table:table-cell office:value="8.7622755765915" office:value-type="float"/>
          <table:table-cell office:value="8.9007204771042" office:value-type="float"/>
          <table:table-cell office:value="29.84044658150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142</text:p>
          </table:table-cell>
          <table:table-cell office:value="-0.25833070278168" office:value-type="float"/>
          <table:table-cell office:value="10.614284276962" office:value-type="float"/>
          <table:table-cell office:value="-32.61143158955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0</text:p>
          </table:table-cell>
          <table:table-cell office:value-type="string">
            <text:p>1153</text:p>
          </table:table-cell>
          <table:table-cell office:value="1.2055120617151" office:value-type="float"/>
          <table:table-cell office:value="10.533729791641" office:value-type="float"/>
          <table:table-cell office:value="-8.886788016671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5</text:p>
          </table:table-cell>
          <table:table-cell office:value="-0.37944838404655" office:value-type="float"/>
          <table:table-cell office:value="0.0090981100220233" office:value-type="float"/>
          <table:table-cell office:value="-2.168820115031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614</text:p>
          </table:table-cell>
          <table:table-cell office:value="1.3116398453712" office:value-type="float"/>
          <table:table-cell office:value="-0.25289690122008" office:value-type="float"/>
          <table:table-cell office:value="75.81840882635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625</text:p>
          </table:table-cell>
          <table:table-cell office:value="2.2417703270912" office:value-type="float"/>
          <table:table-cell office:value="0.00067998451413587" office:value-type="float"/>
          <table:table-cell office:value="-0.1472980006461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636</text:p>
          </table:table-cell>
          <table:table-cell office:value="3.9344793558121" office:value-type="float"/>
          <table:table-cell office:value="-0.025059005711228" office:value-type="float"/>
          <table:table-cell office:value="4.054589446183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647</text:p>
          </table:table-cell>
          <table:table-cell office:value="5.4985356330872" office:value-type="float"/>
          <table:table-cell office:value="-0.33384669572115" office:value-type="float"/>
          <table:table-cell office:value="55.26415595583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658</text:p>
          </table:table-cell>
          <table:table-cell office:value="7.1515738964081" office:value-type="float"/>
          <table:table-cell office:value="-0.15854878351092" office:value-type="float"/>
          <table:table-cell office:value="36.27472774238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669</text:p>
          </table:table-cell>
          <table:table-cell office:value="8.314334154129" office:value-type="float"/>
          <table:table-cell office:value="0.10698509402573" office:value-type="float"/>
          <table:table-cell office:value="-13.96424214171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680</text:p>
          </table:table-cell>
          <table:table-cell office:value="-0.41875585913658" office:value-type="float"/>
          <table:table-cell office:value="1.151397973299" office:value-type="float"/>
          <table:table-cell office:value="64.16527328977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691</text:p>
          </table:table-cell>
          <table:table-cell office:value="1.2204933166504" office:value-type="float"/>
          <table:table-cell office:value="1.1295398324728" office:value-type="float"/>
          <table:table-cell office:value="83.07399263807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702</text:p>
          </table:table-cell>
          <table:table-cell office:value="2.4570539593697" office:value-type="float"/>
          <table:table-cell office:value="1.8105864524841" office:value-type="float"/>
          <table:table-cell office:value="-49.15601091020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713</text:p>
          </table:table-cell>
          <table:table-cell office:value="4.2686796188354" office:value-type="float"/>
          <table:table-cell office:value="1.2335573136806" office:value-type="float"/>
          <table:table-cell office:value="71.77531187701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724</text:p>
          </table:table-cell>
          <table:table-cell office:value="5.5694967508316" office:value-type="float"/>
          <table:table-cell office:value="1.6846151649952" office:value-type="float"/>
          <table:table-cell office:value="-36.2940293968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735</text:p>
          </table:table-cell>
          <table:table-cell office:value="7.0407855510712" office:value-type="float"/>
          <table:table-cell office:value="1.1365588754416" office:value-type="float"/>
          <table:table-cell office:value="62.88183115090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746</text:p>
          </table:table-cell>
          <table:table-cell office:value="8.3533179759979" office:value-type="float"/>
          <table:table-cell office:value="1.2930741906166" office:value-type="float"/>
          <table:table-cell office:value="29.56575079328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757</text:p>
          </table:table-cell>
          <table:table-cell office:value="-0.71753337979317" office:value-type="float"/>
          <table:table-cell office:value="3.0848315358162" office:value-type="float"/>
          <table:table-cell office:value="-14.38443410168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768</text:p>
          </table:table-cell>
          <table:table-cell office:value="1.1491409689188" office:value-type="float"/>
          <table:table-cell office:value="2.7556654810905" office:value-type="float"/>
          <table:table-cell office:value="53.34784574569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779</text:p>
          </table:table-cell>
          <table:table-cell office:value="2.4999246001244" office:value-type="float"/>
          <table:table-cell office:value="3.140957057476" office:value-type="float"/>
          <table:table-cell office:value="-25.09573671468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790</text:p>
          </table:table-cell>
          <table:table-cell office:value="3.885740339756" office:value-type="float"/>
          <table:table-cell office:value="2.9088979959488" office:value-type="float"/>
          <table:table-cell office:value="13.84136365477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801</text:p>
          </table:table-cell>
          <table:table-cell office:value="5.7398813962936" office:value-type="float"/>
          <table:table-cell office:value="3.4146875143051" office:value-type="float"/>
          <table:table-cell office:value="-92.92881124338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812</text:p>
          </table:table-cell>
          <table:table-cell office:value="7.2030711174011" office:value-type="float"/>
          <table:table-cell office:value="2.6918938755989" office:value-type="float"/>
          <table:table-cell office:value="71.15986620544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823</text:p>
          </table:table-cell>
          <table:table-cell office:value="8.5680818557739" office:value-type="float"/>
          <table:table-cell office:value="3.0694037675858" office:value-type="float"/>
          <table:table-cell office:value="-18.08313883034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834</text:p>
          </table:table-cell>
          <table:table-cell office:value="-0.28746020048857" office:value-type="float"/>
          <table:table-cell office:value="4.2904418706894" office:value-type="float"/>
          <table:table-cell office:value="53.47745965240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845</text:p>
          </table:table-cell>
          <table:table-cell office:value="0.76664879918098" office:value-type="float"/>
          <table:table-cell office:value="4.4335705041885" office:value-type="float"/>
          <table:table-cell office:value="8.88353519758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856</text:p>
          </table:table-cell>
          <table:table-cell office:value="2.6819401979446" office:value-type="float"/>
          <table:table-cell office:value="4.293212890625" office:value-type="float"/>
          <table:table-cell office:value="49.27473880682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867</text:p>
          </table:table-cell>
          <table:table-cell office:value="3.7799525260925" office:value-type="float"/>
          <table:table-cell office:value="4.5953267812729" office:value-type="float"/>
          <table:table-cell office:value="-12.83855916588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878</text:p>
          </table:table-cell>
          <table:table-cell office:value="5.2481061220169" office:value-type="float"/>
          <table:table-cell office:value="4.5008221268654" office:value-type="float"/>
          <table:table-cell office:value="-0.1349784982550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889</text:p>
          </table:table-cell>
          <table:table-cell office:value="6.8864983320236" office:value-type="float"/>
          <table:table-cell office:value="4.2715811729431" office:value-type="float"/>
          <table:table-cell office:value="33.63136121421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900</text:p>
          </table:table-cell>
          <table:table-cell office:value="8.8428127765656" office:value-type="float"/>
          <table:table-cell office:value="4.8590692877769" office:value-type="float"/>
          <table:table-cell office:value="-101.4030199901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911</text:p>
          </table:table-cell>
          <table:table-cell office:value="-0.58169949799776" office:value-type="float"/>
          <table:table-cell office:value="6.2795847654343" office:value-type="float"/>
          <table:table-cell office:value="-42.64373384463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922</text:p>
          </table:table-cell>
          <table:table-cell office:value="0.99665209650993" office:value-type="float"/>
          <table:table-cell office:value="5.661906003952" office:value-type="float"/>
          <table:table-cell office:value="55.61772235639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933</text:p>
          </table:table-cell>
          <table:table-cell office:value="2.4536326527596" office:value-type="float"/>
          <table:table-cell office:value="6.2403219938278" office:value-type="float"/>
          <table:table-cell office:value="-38.67723873466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944</text:p>
          </table:table-cell>
          <table:table-cell office:value="3.8942667841911" office:value-type="float"/>
          <table:table-cell office:value="5.7435411214828" office:value-type="float"/>
          <table:table-cell office:value="37.9552359034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955</text:p>
          </table:table-cell>
          <table:table-cell office:value="5.7420718669891" office:value-type="float"/>
          <table:table-cell office:value="6.4120823144913" office:value-type="float"/>
          <table:table-cell office:value="-92.56771415661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966</text:p>
          </table:table-cell>
          <table:table-cell office:value="7.0407098531723" office:value-type="float"/>
          <table:table-cell office:value="5.9315687417984" office:value-type="float"/>
          <table:table-cell office:value="14.66338213082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977</text:p>
          </table:table-cell>
          <table:table-cell office:value="8.3423501253128" office:value-type="float"/>
          <table:table-cell office:value="6.1928641796112" office:value-type="float"/>
          <table:table-cell office:value="-27.38987792069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988</text:p>
          </table:table-cell>
          <table:table-cell office:value="-0.28075506910682" office:value-type="float"/>
          <table:table-cell office:value="7.8293985128403" office:value-type="float"/>
          <table:table-cell office:value="-75.46931846885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999</text:p>
          </table:table-cell>
          <table:table-cell office:value="0.74372455477715" office:value-type="float"/>
          <table:table-cell office:value="7.5010722875595" office:value-type="float"/>
          <table:table-cell office:value="-0.02743821508832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010</text:p>
          </table:table-cell>
          <table:table-cell office:value="2.2582714259624" office:value-type="float"/>
          <table:table-cell office:value="7.5496047735214" office:value-type="float"/>
          <table:table-cell office:value="-6.551008932529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021</text:p>
          </table:table-cell>
          <table:table-cell office:value="4.3730276823044" office:value-type="float"/>
          <table:table-cell office:value="7.0436656475067" office:value-type="float"/>
          <table:table-cell office:value="98.50857819721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032</text:p>
          </table:table-cell>
          <table:table-cell office:value="5.4612630605698" office:value-type="float"/>
          <table:table-cell office:value="7.5909674167633" office:value-type="float"/>
          <table:table-cell office:value="-15.36580312783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043</text:p>
          </table:table-cell>
          <table:table-cell office:value="7.0171415805817" office:value-type="float"/>
          <table:table-cell office:value="7.2658866643906" office:value-type="float"/>
          <table:table-cell office:value="41.64912290633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054</text:p>
          </table:table-cell>
          <table:table-cell office:value="8.3437192440033" office:value-type="float"/>
          <table:table-cell office:value="7.3028117418289" office:value-type="float"/>
          <table:table-cell office:value="28.0422167793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065</text:p>
          </table:table-cell>
          <table:table-cell office:value="-0.63554845750332" office:value-type="float"/>
          <table:table-cell office:value="8.9235734939575" office:value-type="float"/>
          <table:table-cell office:value="11.34910970736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076</text:p>
          </table:table-cell>
          <table:table-cell office:value="0.74511520564556" office:value-type="float"/>
          <table:table-cell office:value="9.0000343322754" office:value-type="float"/>
          <table:table-cell office:value="-0.106388133517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087</text:p>
          </table:table-cell>
          <table:table-cell office:value="2.4631902575493" office:value-type="float"/>
          <table:table-cell office:value="9.3014395236969" office:value-type="float"/>
          <table:table-cell office:value="-50.37288984675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098</text:p>
          </table:table-cell>
          <table:table-cell office:value="4.0715089440346" office:value-type="float"/>
          <table:table-cell office:value="9.2339241504669" office:value-type="float"/>
          <table:table-cell office:value="-45.25159954265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109</text:p>
          </table:table-cell>
          <table:table-cell office:value="5.3059637546539" office:value-type="float"/>
          <table:table-cell office:value="8.8648641109467" office:value-type="float"/>
          <table:table-cell office:value="19.11950510018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120</text:p>
          </table:table-cell>
          <table:table-cell office:value="7.0931470394135" office:value-type="float"/>
          <table:table-cell office:value="8.7657976150513" office:value-type="float"/>
          <table:table-cell office:value="46.76492236981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131</text:p>
          </table:table-cell>
          <table:table-cell office:value="8.6341220140457" office:value-type="float"/>
          <table:table-cell office:value="8.6595165729523" office:value-type="float"/>
          <table:table-cell office:value="68.47874374146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142</text:p>
          </table:table-cell>
          <table:table-cell office:value="-0.32087482511997" office:value-type="float"/>
          <table:table-cell office:value="10.842255353928" office:value-type="float"/>
          <table:table-cell office:value="-75.1426629959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</text:p>
          </table:table-cell>
          <table:table-cell office:value-type="string">
            <text:p>1153</text:p>
          </table:table-cell>
          <table:table-cell office:value="0.89762821793556" office:value-type="float"/>
          <table:table-cell office:value="10.63295006752" office:value-type="float"/>
          <table:table-cell office:value="-20.28691692716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5</text:p>
          </table:table-cell>
          <table:table-cell office:value="-0.56559026241302" office:value-type="float"/>
          <table:table-cell office:value="0.02085082931444" office:value-type="float"/>
          <table:table-cell office:value="-3.575901839004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614</text:p>
          </table:table-cell>
          <table:table-cell office:value="1.3976839184761" office:value-type="float"/>
          <table:table-cell office:value="-0.40043719112873" office:value-type="float"/>
          <table:table-cell office:value="118.50197603748" office:value-type="float"/>
          <table:table-cell office:value="11" office:value-type="float"/>
          <table:table-cell office:value="1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625</text:p>
          </table:table-cell>
          <table:table-cell office:value="1.842969506979" office:value-type="float"/>
          <table:table-cell office:value="0.0017581912106834" office:value-type="float"/>
          <table:table-cell office:value="-0.23371225911056" office:value-type="float"/>
          <table:table-cell office:value="10" office:value-type="float"/>
          <table:table-cell office:value="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636</text:p>
          </table:table-cell>
          <table:table-cell office:value="3.643801510334" office:value-type="float"/>
          <table:table-cell office:value="-0.05527887493372" office:value-type="float"/>
          <table:table-cell office:value="6.355837651878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647</text:p>
          </table:table-cell>
          <table:table-cell office:value="5.3751772642136" office:value-type="float"/>
          <table:table-cell office:value="-0.58501500636339" office:value-type="float"/>
          <table:table-cell office:value="83.01049432936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658</text:p>
          </table:table-cell>
          <table:table-cell office:value="7.0445543527603" office:value-type="float"/>
          <table:table-cell office:value="-0.31920667737722" office:value-type="float"/>
          <table:table-cell office:value="56.72844048518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669</text:p>
          </table:table-cell>
          <table:table-cell office:value="7.9553604125977" office:value-type="float"/>
          <table:table-cell office:value="0.15466347336769" office:value-type="float"/>
          <table:table-cell office:value="0.5570848288524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680</text:p>
          </table:table-cell>
          <table:table-cell office:value="-0.39973232895136" office:value-type="float"/>
          <table:table-cell office:value="0.85397258400917" office:value-type="float"/>
          <table:table-cell office:value="100.3972360282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691</text:p>
          </table:table-cell>
          <table:table-cell office:value="1.3646003603935" office:value-type="float"/>
          <table:table-cell office:value="0.90766958892345" office:value-type="float"/>
          <table:table-cell office:value="130.2243843200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702</text:p>
          </table:table-cell>
          <table:table-cell office:value="2.3459728062153" office:value-type="float"/>
          <table:table-cell office:value="2.1271724998951" office:value-type="float"/>
          <table:table-cell office:value="-76.78143461798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713</text:p>
          </table:table-cell>
          <table:table-cell office:value="4.3388038873672" office:value-type="float"/>
          <table:table-cell office:value="1.0557675361633" office:value-type="float"/>
          <table:table-cell office:value="112.191677852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724</text:p>
          </table:table-cell>
          <table:table-cell office:value="5.4273271560669" office:value-type="float"/>
          <table:table-cell office:value="1.8808886408806" office:value-type="float"/>
          <table:table-cell office:value="-56.74207020717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735</text:p>
          </table:table-cell>
          <table:table-cell office:value="7.0451021194458" office:value-type="float"/>
          <table:table-cell office:value="0.81696696579456" office:value-type="float"/>
          <table:table-cell office:value="98.30256404390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746</text:p>
          </table:table-cell>
          <table:table-cell office:value="8.0895346403122" office:value-type="float"/>
          <table:table-cell office:value="1.0512103885412" office:value-type="float"/>
          <table:table-cell office:value="46.27677057958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757</text:p>
          </table:table-cell>
          <table:table-cell office:value="-1.0492138564587" office:value-type="float"/>
          <table:table-cell office:value="3.2385474443436" office:value-type="float"/>
          <table:table-cell office:value="-28.32014317725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768</text:p>
          </table:table-cell>
          <table:table-cell office:value="1.1118964105844" office:value-type="float"/>
          <table:table-cell office:value="2.5340482592583" office:value-type="float"/>
          <table:table-cell office:value="83.32689932197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779</text:p>
          </table:table-cell>
          <table:table-cell office:value="2.2863081097603" office:value-type="float"/>
          <table:table-cell office:value="3.3020097017288" office:value-type="float"/>
          <table:table-cell office:value="-39.14866174102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790</text:p>
          </table:table-cell>
          <table:table-cell office:value="3.5809496045113" office:value-type="float"/>
          <table:table-cell office:value="2.798535823822" office:value-type="float"/>
          <table:table-cell office:value="21.6061930367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801</text:p>
          </table:table-cell>
          <table:table-cell office:value="5.9439164400101" office:value-type="float"/>
          <table:table-cell office:value="3.6114102602005" office:value-type="float"/>
          <table:table-cell office:value="-145.5584741701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812</text:p>
          </table:table-cell>
          <table:table-cell office:value="7.2697341442108" office:value-type="float"/>
          <table:table-cell office:value="2.4697723984718" office:value-type="float"/>
          <table:table-cell office:value="111.1368555931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823</text:p>
          </table:table-cell>
          <table:table-cell office:value="8.3790761232376" office:value-type="float"/>
          <table:table-cell office:value="3.2667225599289" office:value-type="float"/>
          <table:table-cell office:value="-51.72702954832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834</text:p>
          </table:table-cell>
          <table:table-cell office:value="-0.25383859872818" office:value-type="float"/>
          <table:table-cell office:value="4.0641847252846" office:value-type="float"/>
          <table:table-cell office:value="105.658643564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845</text:p>
          </table:table-cell>
          <table:table-cell office:value="0.38848511874676" office:value-type="float"/>
          <table:table-cell office:value="4.3501028418541" office:value-type="float"/>
          <table:table-cell office:value="13.86700437706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856</text:p>
          </table:table-cell>
          <table:table-cell office:value="2.6353687047958" office:value-type="float"/>
          <table:table-cell office:value="4.1039460897446" office:value-type="float"/>
          <table:table-cell office:value="76.93344240735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867</text:p>
          </table:table-cell>
          <table:table-cell office:value="3.4166496992111" office:value-type="float"/>
          <table:table-cell office:value="4.7136336565018" office:value-type="float"/>
          <table:table-cell office:value="-20.10368104952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878</text:p>
          </table:table-cell>
          <table:table-cell office:value="4.8510408401489" office:value-type="float"/>
          <table:table-cell office:value="4.5019721984863" office:value-type="float"/>
          <table:table-cell office:value="-0.2366022005155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889</text:p>
          </table:table-cell>
          <table:table-cell office:value="6.7361080646515" office:value-type="float"/>
          <table:table-cell office:value="4.0001583099365" office:value-type="float"/>
          <table:table-cell office:value="69.17795633814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900</text:p>
          </table:table-cell>
          <table:table-cell office:value="9.0469348430634" office:value-type="float"/>
          <table:table-cell office:value="4.9678459763527" office:value-type="float"/>
          <table:table-cell office:value="-158.5654726453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911</text:p>
          </table:table-cell>
          <table:table-cell office:value="-0.74790775775909" office:value-type="float"/>
          <table:table-cell office:value="6.580947637558" office:value-type="float"/>
          <table:table-cell office:value="-66.72909609071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922</text:p>
          </table:table-cell>
          <table:table-cell office:value="0.94102293252945" office:value-type="float"/>
          <table:table-cell office:value="5.3377693891525" office:value-type="float"/>
          <table:table-cell office:value="86.87877958747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933</text:p>
          </table:table-cell>
          <table:table-cell office:value="2.2766020894051" office:value-type="float"/>
          <table:table-cell office:value="6.5033972263336" office:value-type="float"/>
          <table:table-cell office:value="-60.47003664028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944</text:p>
          </table:table-cell>
          <table:table-cell office:value="3.6913686990738" office:value-type="float"/>
          <table:table-cell office:value="5.4593938589096" office:value-type="float"/>
          <table:table-cell office:value="59.24498123727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955</text:p>
          </table:table-cell>
          <table:table-cell office:value="5.9446054697037" office:value-type="float"/>
          <table:table-cell office:value="6.610112786293" office:value-type="float"/>
          <table:table-cell office:value="-145.1172388283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966</text:p>
          </table:table-cell>
          <table:table-cell office:value="6.8372267484665" office:value-type="float"/>
          <table:table-cell office:value="5.8314657211304" office:value-type="float"/>
          <table:table-cell office:value="27.44126187008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977</text:p>
          </table:table-cell>
          <table:table-cell office:value="8.0624425411224" office:value-type="float"/>
          <table:table-cell office:value="6.4208483695984" office:value-type="float"/>
          <table:table-cell office:value="-42.812036480873" office:value-type="float"/>
          <table:table-cell office:value="11" office:value-type="float"/>
          <table:table-cell office:value="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988</text:p>
          </table:table-cell>
          <table:table-cell office:value="-0.21498005837202" office:value-type="float"/>
          <table:table-cell office:value="7.9934352636337" office:value-type="float"/>
          <table:table-cell office:value="-111.7754673502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999</text:p>
          </table:table-cell>
          <table:table-cell office:value="0.3456973284483" office:value-type="float"/>
          <table:table-cell office:value="7.5014036893845" office:value-type="float"/>
          <table:table-cell office:value="-0.01877083837582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010</text:p>
          </table:table-cell>
          <table:table-cell office:value="1.8724039196968" office:value-type="float"/>
          <table:table-cell office:value="7.61186003685" office:value-type="float"/>
          <table:table-cell office:value="-10.25012069067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021</text:p>
          </table:table-cell>
          <table:table-cell office:value="4.4310313463211" office:value-type="float"/>
          <table:table-cell office:value="6.6508597135544" office:value-type="float"/>
          <table:table-cell office:value="98.46583369431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032</text:p>
          </table:table-cell>
          <table:table-cell office:value="5.2016115188599" office:value-type="float"/>
          <table:table-cell office:value="7.6982343196869" office:value-type="float"/>
          <table:table-cell office:value="-24.010545698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043</text:p>
          </table:table-cell>
          <table:table-cell office:value="6.8949300050735" office:value-type="float"/>
          <table:table-cell office:value="7.0222586393356" office:value-type="float"/>
          <table:table-cell office:value="69.31864076359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054</text:p>
          </table:table-cell>
          <table:table-cell office:value="8.0672758817673" office:value-type="float"/>
          <table:table-cell office:value="7.0701682567596" office:value-type="float"/>
          <table:table-cell office:value="43.867723197694" office:value-type="float"/>
          <table:table-cell office:value="10" office:value-type="float"/>
          <table:table-cell office:value="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065</text:p>
          </table:table-cell>
          <table:table-cell office:value="-0.9554361552" office:value-type="float"/>
          <table:table-cell office:value="8.8301450014114" office:value-type="float"/>
          <table:table-cell office:value="17.73179849241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076</text:p>
          </table:table-cell>
          <table:table-cell office:value="0.35417608916759" office:value-type="float"/>
          <table:table-cell office:value="8.9882928133011" office:value-type="float"/>
          <table:table-cell office:value="2.435757357413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087</text:p>
          </table:table-cell>
          <table:table-cell office:value="2.3880851268768" office:value-type="float"/>
          <table:table-cell office:value="9.6158713102341" office:value-type="float"/>
          <table:table-cell office:value="-83.44835384636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098</text:p>
          </table:table-cell>
          <table:table-cell office:value="3.9716109633446" office:value-type="float"/>
          <table:table-cell office:value="9.4682615995407" office:value-type="float"/>
          <table:table-cell office:value="-70.68197514600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109</text:p>
          </table:table-cell>
          <table:table-cell office:value="5.0308150053024" office:value-type="float"/>
          <table:table-cell office:value="8.6577975749969" office:value-type="float"/>
          <table:table-cell office:value="42.2840000717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120</text:p>
          </table:table-cell>
          <table:table-cell office:value="7.0080423355103" office:value-type="float"/>
          <table:table-cell office:value="8.5356378555298" office:value-type="float"/>
          <table:table-cell office:value="73.10473083690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131</text:p>
          </table:table-cell>
          <table:table-cell office:value="8.6963379383087" office:value-type="float"/>
          <table:table-cell office:value="8.38563144207" office:value-type="float"/>
          <table:table-cell office:value="110.9965333513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142</text:p>
          </table:table-cell>
          <table:table-cell office:value="-0.13275261037052" office:value-type="float"/>
          <table:table-cell office:value="11.030397415161" office:value-type="float"/>
          <table:table-cell office:value="-121.01152596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</text:p>
          </table:table-cell>
          <table:table-cell office:value-type="string">
            <text:p>1153</text:p>
          </table:table-cell>
          <table:table-cell office:value="0.61499781906605" office:value-type="float"/>
          <table:table-cell office:value="10.791422128677" office:value-type="float"/>
          <table:table-cell office:value="-31.66768353456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5</text:p>
          </table:table-cell>
          <table:table-cell office:value="-0.75123712420464" office:value-type="float"/>
          <table:table-cell office:value="0.037070182152092" office:value-type="float"/>
          <table:table-cell office:value="-4.975772777180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614</text:p>
          </table:table-cell>
          <table:table-cell office:value="1.5609794855118" office:value-type="float"/>
          <table:table-cell office:value="-0.45113865286112" office:value-type="float"/>
          <table:table-cell office:value="161.14890803197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625</text:p>
          </table:table-cell>
          <table:table-cell office:value="1.7967711389065" office:value-type="float"/>
          <table:table-cell office:value="0.21514577791095" office:value-type="float"/>
          <table:table-cell office:value="-87.985325770773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636</text:p>
          </table:table-cell>
          <table:table-cell office:value="3.3544117212296" office:value-type="float"/>
          <table:table-cell office:value="-0.097037395462394" office:value-type="float"/>
          <table:table-cell office:value="8.667343171538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647</text:p>
          </table:table-cell>
          <table:table-cell office:value="5.3154426813126" office:value-type="float"/>
          <table:table-cell office:value="-0.58501105755568" office:value-type="float"/>
          <table:table-cell office:value="109.462856487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658</text:p>
          </table:table-cell>
          <table:table-cell office:value="7.0004820823669" office:value-type="float"/>
          <table:table-cell office:value="-0.50730377435684" office:value-type="float"/>
          <table:table-cell office:value="77.18633542394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669</text:p>
          </table:table-cell>
          <table:table-cell office:value="7.7426069974899" office:value-type="float"/>
          <table:table-cell office:value="-0.037256930954754" office:value-type="float"/>
          <table:table-cell office:value="51.38461908717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680</text:p>
          </table:table-cell>
          <table:table-cell office:value="-0.20960720255971" office:value-type="float"/>
          <table:table-cell office:value="0.62511138617992" office:value-type="float"/>
          <table:table-cell office:value="136.6768703339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691</text:p>
          </table:table-cell>
          <table:table-cell office:value="1.627305150032" office:value-type="float"/>
          <table:table-cell office:value="0.86294874548912" office:value-type="float"/>
          <table:table-cell office:value="178.08048740314" office:value-type="float"/>
          <table:table-cell office:value="10" office:value-type="float"/>
          <table:table-cell office:value="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702</text:p>
          </table:table-cell>
          <table:table-cell office:value="2.3940989375114" office:value-type="float"/>
          <table:table-cell office:value="2.4602711200714" office:value-type="float"/>
          <table:table-cell office:value="-104.4290232810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713</text:p>
          </table:table-cell>
          <table:table-cell office:value="4.5107311010361" office:value-type="float"/>
          <table:table-cell office:value="0.96581913530827" office:value-type="float"/>
          <table:table-cell office:value="153.9597268317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724</text:p>
          </table:table-cell>
          <table:table-cell office:value="5.3628951311111" office:value-type="float"/>
          <table:table-cell office:value="2.1139664947987" office:value-type="float"/>
          <table:table-cell office:value="-77.18090950303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735</text:p>
          </table:table-cell>
          <table:table-cell office:value="7.2330743074417" office:value-type="float"/>
          <table:table-cell office:value="0.55869109928608" office:value-type="float"/>
          <table:table-cell office:value="133.6551927457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746</text:p>
          </table:table-cell>
          <table:table-cell office:value="7.9051667451859" office:value-type="float"/>
          <table:table-cell office:value="0.74257366359234" office:value-type="float"/>
          <table:table-cell office:value="62.9807619532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757</text:p>
          </table:table-cell>
          <table:table-cell office:value="-1.332616508007" office:value-type="float"/>
          <table:table-cell office:value="3.4680193662643" office:value-type="float"/>
          <table:table-cell office:value="-42.36043448660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768</text:p>
          </table:table-cell>
          <table:table-cell office:value="1.1903476715088" office:value-type="float"/>
          <table:table-cell office:value="2.3234920203686" office:value-type="float"/>
          <table:table-cell office:value="113.3010463350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779</text:p>
          </table:table-cell>
          <table:table-cell office:value="2.1184375882149" office:value-type="float"/>
          <table:table-cell office:value="3.5096582770348" office:value-type="float"/>
          <table:table-cell office:value="-53.219933418711" office:value-type="float"/>
          <table:table-cell office:value="10" office:value-type="float"/>
          <table:table-cell office:value="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790</text:p>
          </table:table-cell>
          <table:table-cell office:value="3.2939356565475" office:value-type="float"/>
          <table:table-cell office:value="2.6477739214897" office:value-type="float"/>
          <table:table-cell office:value="29.36401450709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801</text:p>
          </table:table-cell>
          <table:table-cell office:value="6.2100386619568" office:value-type="float"/>
          <table:table-cell office:value="3.5627728700638" office:value-type="float"/>
          <table:table-cell office:value="156.96647972058" office:value-type="float"/>
          <table:table-cell office:value="10" office:value-type="float"/>
          <table:table-cell office:value="1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812</text:p>
          </table:table-cell>
          <table:table-cell office:value="7.4680650234222" office:value-type="float"/>
          <table:table-cell office:value="2.3286347091198" office:value-type="float"/>
          <table:table-cell office:value="146.4229860123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823</text:p>
          </table:table-cell>
          <table:table-cell office:value="8.3283519744873" office:value-type="float"/>
          <table:table-cell office:value="3.5320529341698" office:value-type="float"/>
          <table:table-cell office:value="-84.16609247778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834</text:p>
          </table:table-cell>
          <table:table-cell office:value="-0.31440313905478" office:value-type="float"/>
          <table:table-cell office:value="3.880612552166" office:value-type="float"/>
          <table:table-cell office:value="53.979019070887" office:value-type="float"/>
          <table:table-cell office:value="11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845</text:p>
          </table:table-cell>
          <table:table-cell office:value="0.19740525633097" office:value-type="float"/>
          <table:table-cell office:value="4.4687074422836" office:value-type="float"/>
          <table:table-cell office:value="-53.1000711356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856</text:p>
          </table:table-cell>
          <table:table-cell office:value="2.6814371347427" office:value-type="float"/>
          <table:table-cell office:value="3.9154362678528" office:value-type="float"/>
          <table:table-cell office:value="104.62915365863" office:value-type="float"/>
          <table:table-cell office:value="10" office:value-type="float"/>
          <table:table-cell office:value="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867</text:p>
          </table:table-cell>
          <table:table-cell office:value="3.103654384613" office:value-type="float"/>
          <table:table-cell office:value="4.8000907897949" office:value-type="float"/>
          <table:table-cell office:value="-0.73134678469342" office:value-type="float"/>
          <table:table-cell office:value="11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878</text:p>
          </table:table-cell>
          <table:table-cell office:value="4.4535446166992" office:value-type="float"/>
          <table:table-cell office:value="4.5036298036575" office:value-type="float"/>
          <table:table-cell office:value="-0.2541476593702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889</text:p>
          </table:table-cell>
          <table:table-cell office:value="6.7501425743103" office:value-type="float"/>
          <table:table-cell office:value="3.7061360478401" office:value-type="float"/>
          <table:table-cell office:value="89.932746188656" office:value-type="float"/>
          <table:table-cell office:value="11" office:value-type="float"/>
          <table:table-cell office:value="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900</text:p>
          </table:table-cell>
          <table:table-cell office:value="9.2492139339447" office:value-type="float"/>
          <table:table-cell office:value="4.8535338044167" office:value-type="float"/>
          <table:table-cell office:value="144.4311810147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911</text:p>
          </table:table-cell>
          <table:table-cell office:value="-0.92319369316101" office:value-type="float"/>
          <table:table-cell office:value="6.7431563138962" office:value-type="float"/>
          <table:table-cell office:value="-37.49600071815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922</text:p>
          </table:table-cell>
          <table:table-cell office:value="1.0595744848251" office:value-type="float"/>
          <table:table-cell office:value="5.0323683023453" office:value-type="float"/>
          <table:table-cell office:value="118.1323437174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933</text:p>
          </table:table-cell>
          <table:table-cell office:value="2.2030487656593" office:value-type="float"/>
          <table:table-cell office:value="6.8070048093796" office:value-type="float"/>
          <table:table-cell office:value="-79.95192867935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944</text:p>
          </table:table-cell>
          <table:table-cell office:value="3.6539030075073" office:value-type="float"/>
          <table:table-cell office:value="5.1620781421661" office:value-type="float"/>
          <table:table-cell office:value="99.789922404441" office:value-type="float"/>
          <table:table-cell office:value="10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955</text:p>
          </table:table-cell>
          <table:table-cell office:value="6.2261116504669" office:value-type="float"/>
          <table:table-cell office:value="6.5697824954987" office:value-type="float"/>
          <table:table-cell office:value="162.5225680648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966</text:p>
          </table:table-cell>
          <table:table-cell office:value="6.6610503196716" office:value-type="float"/>
          <table:table-cell office:value="5.688248872757" office:value-type="float"/>
          <table:table-cell office:value="40.22986873699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977</text:p>
          </table:table-cell>
          <table:table-cell office:value="8.1565076112747" office:value-type="float"/>
          <table:table-cell office:value="6.5715080499649" office:value-type="float"/>
          <table:table-cell office:value="-124.74881008172" office:value-type="float"/>
          <table:table-cell office:value="11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988</text:p>
          </table:table-cell>
          <table:table-cell office:value="-0.12349555268884" office:value-type="float"/>
          <table:table-cell office:value="8.1442135572433" office:value-type="float"/>
          <table:table-cell office:value="-108.5059604827" office:value-type="float"/>
          <table:table-cell office:value="10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999</text:p>
          </table:table-cell>
          <table:table-cell office:value="0.026167817413807" office:value-type="float"/>
          <table:table-cell office:value="7.5603485107422" office:value-type="float"/>
          <table:table-cell office:value="-28.343936250468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010</text:p>
          </table:table-cell>
          <table:table-cell office:value="1.491681933403" office:value-type="float"/>
          <table:table-cell office:value="7.6983177661896" office:value-type="float"/>
          <table:table-cell office:value="-13.87476057383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021</text:p>
          </table:table-cell>
          <table:table-cell office:value="4.4884380698204" office:value-type="float"/>
          <table:table-cell office:value="6.2576508522034" office:value-type="float"/>
          <table:table-cell office:value="98.40368844900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032</text:p>
          </table:table-cell>
          <table:table-cell office:value="4.9598956108093" office:value-type="float"/>
          <table:table-cell office:value="7.8190433979034" office:value-type="float"/>
          <table:table-cell office:value="-21.505350519897" office:value-type="float"/>
          <table:table-cell office:value="11" office:value-type="float"/>
          <table:table-cell office:value="1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043</text:p>
          </table:table-cell>
          <table:table-cell office:value="6.9266074895859" office:value-type="float"/>
          <table:table-cell office:value="6.7607080936432" office:value-type="float"/>
          <table:table-cell office:value="102.0030284383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054</text:p>
          </table:table-cell>
          <table:table-cell office:value="8.1639230251312" office:value-type="float"/>
          <table:table-cell office:value="6.9082397222519" office:value-type="float"/>
          <table:table-cell office:value="125.99439377997" office:value-type="float"/>
          <table:table-cell office:value="10" office:value-type="float"/>
          <table:table-cell office:value="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065</text:p>
          </table:table-cell>
          <table:table-cell office:value="-1.2629702687263" office:value-type="float"/>
          <table:table-cell office:value="8.7016594409943" office:value-type="float"/>
          <table:table-cell office:value="24.10756991167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076</text:p>
          </table:table-cell>
          <table:table-cell office:value="-0.036239381879568" office:value-type="float"/>
          <table:table-cell office:value="8.9582717418671" office:value-type="float"/>
          <table:table-cell office:value="5.175873684655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087</text:p>
          </table:table-cell>
          <table:table-cell office:value="2.4954362213612" office:value-type="float"/>
          <table:table-cell office:value="9.9213349819183" office:value-type="float"/>
          <table:table-cell office:value="-116.5358929117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098</text:p>
          </table:table-cell>
          <table:table-cell office:value="3.981896340847" office:value-type="float"/>
          <table:table-cell office:value="9.7226268053055" office:value-type="float"/>
          <table:table-cell office:value="-96.1220340364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109</text:p>
          </table:table-cell>
          <table:table-cell office:value="4.8826551437378" office:value-type="float"/>
          <table:table-cell office:value="8.3708536624908" office:value-type="float"/>
          <table:table-cell office:value="73.96819029644" office:value-type="float"/>
          <table:table-cell office:value="11" office:value-type="float"/>
          <table:table-cell office:value="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120</text:p>
          </table:table-cell>
          <table:table-cell office:value="7.034016251564" office:value-type="float"/>
          <table:table-cell office:value="8.2921713590622" office:value-type="float"/>
          <table:table-cell office:value="99.46340360459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131</text:p>
          </table:table-cell>
          <table:table-cell office:value="8.9503633975983" office:value-type="float"/>
          <table:table-cell office:value="8.2387542724609" office:value-type="float"/>
          <table:table-cell office:value="159.0732404380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142</text:p>
          </table:table-cell>
          <table:table-cell office:value="0.13601498678327" office:value-type="float"/>
          <table:table-cell office:value="11.084454059601" office:value-type="float"/>
          <table:table-cell office:value="-164.85017879753" office:value-type="float"/>
          <table:table-cell office:value="11" office:value-type="float"/>
          <table:table-cell office:value="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3</text:p>
          </table:table-cell>
          <table:table-cell office:value-type="string">
            <text:p>1153</text:p>
          </table:table-cell>
          <table:table-cell office:value="0.37393406033516" office:value-type="float"/>
          <table:table-cell office:value="10.86677312851" office:value-type="float"/>
          <table:table-cell office:value="-0.60384447692306" office:value-type="float"/>
          <table:table-cell office:value="10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5</text:p>
          </table:table-cell>
          <table:table-cell office:value="-0.95165081322193" office:value-type="float"/>
          <table:table-cell office:value="0.040051219984889" office:value-type="float"/>
          <table:table-cell office:value="16.16077912840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614</text:p>
          </table:table-cell>
          <table:table-cell office:value="1.7156517505646" office:value-type="float"/>
          <table:table-cell office:value="-0.37844222038984" office:value-type="float"/>
          <table:table-cell office:value="-156.33828928516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625</text:p>
          </table:table-cell>
          <table:table-cell office:value="2.0151290297508" office:value-type="float"/>
          <table:table-cell office:value="0.25475069880486" office:value-type="float"/>
          <table:table-cell office:value="-178.71905132464" office:value-type="float"/>
          <table:table-cell office:value="10" office:value-type="float"/>
          <table:table-cell office:value="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636</text:p>
          </table:table-cell>
          <table:table-cell office:value="3.0669859051704" office:value-type="float"/>
          <table:table-cell office:value="-0.15038661658764" office:value-type="float"/>
          <table:table-cell office:value="10.95334293356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647</text:p>
          </table:table-cell>
          <table:table-cell office:value="5.5733066797256" office:value-type="float"/>
          <table:table-cell office:value="-0.58500606566668" office:value-type="float"/>
          <table:table-cell office:value="145.5190576565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658</text:p>
          </table:table-cell>
          <table:table-cell office:value="6.967887878418" office:value-type="float"/>
          <table:table-cell office:value="-0.58500282466412" office:value-type="float"/>
          <table:table-cell office:value="97.64137389553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669</text:p>
          </table:table-cell>
          <table:table-cell office:value="7.757505774498" office:value-type="float"/>
          <table:table-cell office:value="-0.32485455274582" office:value-type="float"/>
          <table:table-cell office:value="102.1728583961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680</text:p>
          </table:table-cell>
          <table:table-cell office:value="0.085306018590927" office:value-type="float"/>
          <table:table-cell office:value="0.5417649820447" office:value-type="float"/>
          <table:table-cell office:value="169.6471712391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691</text:p>
          </table:table-cell>
          <table:table-cell office:value="1.8321904540062" office:value-type="float"/>
          <table:table-cell office:value="1.0527481138706" office:value-type="float"/>
          <table:table-cell office:value="-127.67312177427" office:value-type="float"/>
          <table:table-cell office:value="10" office:value-type="float"/>
          <table:table-cell office:value="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702</text:p>
          </table:table-cell>
          <table:table-cell office:value="2.5850409269333" office:value-type="float"/>
          <table:table-cell office:value="2.6977050304413" office:value-type="float"/>
          <table:table-cell office:value="-143.91308073785" office:value-type="float"/>
          <table:table-cell office:value="10" office:value-type="float"/>
          <table:table-cell office:value="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713</text:p>
          </table:table-cell>
          <table:table-cell office:value="4.7244939208031" office:value-type="float"/>
          <table:table-cell office:value="1.1033219099045" office:value-type="float"/>
          <table:table-cell office:value="-137.2786691993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724</text:p>
          </table:table-cell>
          <table:table-cell office:value="5.3507828712463" office:value-type="float"/>
          <table:table-cell office:value="2.4181027710438" office:value-type="float"/>
          <table:table-cell office:value="-91.02641093503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735</text:p>
          </table:table-cell>
          <table:table-cell office:value="7.4466568231583" office:value-type="float"/>
          <table:table-cell office:value="0.61013638973236" office:value-type="float"/>
          <table:table-cell office:value="-149.80125730964" office:value-type="float"/>
          <table:table-cell office:value="11" office:value-type="float"/>
          <table:table-cell office:value="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746</text:p>
          </table:table-cell>
          <table:table-cell office:value="8.0058687925339" office:value-type="float"/>
          <table:table-cell office:value="0.54203230887651" office:value-type="float"/>
          <table:table-cell office:value="135.76321085547" office:value-type="float"/>
          <table:table-cell office:value="10" office:value-type="float"/>
          <table:table-cell office:value="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757</text:p>
          </table:table-cell>
          <table:table-cell office:value="-1.5534862875938" office:value-type="float"/>
          <table:table-cell office:value="3.7425392866135" office:value-type="float"/>
          <table:table-cell office:value="-51.08351806166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768</text:p>
          </table:table-cell>
          <table:table-cell office:value="1.3502149283886" office:value-type="float"/>
          <table:table-cell office:value="2.1011681854725" office:value-type="float"/>
          <table:table-cell office:value="120.0227372965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779</text:p>
          </table:table-cell>
          <table:table-cell office:value="2.0058235526085" office:value-type="float"/>
          <table:table-cell office:value="3.7521401047707" office:value-type="float"/>
          <table:table-cell office:value="-67.324170641079" office:value-type="float"/>
          <table:table-cell office:value="10" office:value-type="float"/>
          <table:table-cell office:value="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790</text:p>
          </table:table-cell>
          <table:table-cell office:value="3.0887842178345" office:value-type="float"/>
          <table:table-cell office:value="2.4498157203197" office:value-type="float"/>
          <table:table-cell office:value="57.587881756436" office:value-type="float"/>
          <table:table-cell office:value="11" office:value-type="float"/>
          <table:table-cell office:value="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801</text:p>
          </table:table-cell>
          <table:table-cell office:value="6.1524772644043" office:value-type="float"/>
          <table:table-cell office:value="3.3488386869431" office:value-type="float"/>
          <table:table-cell office:value="66.226460371807" office:value-type="float"/>
          <table:table-cell office:value="10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812</text:p>
          </table:table-cell>
          <table:table-cell office:value="7.7319556474686" office:value-type="float"/>
          <table:table-cell office:value="2.1748976409435" office:value-type="float"/>
          <table:table-cell office:value="150.8917307398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823</text:p>
          </table:table-cell>
          <table:table-cell office:value="8.4051579236984" office:value-type="float"/>
          <table:table-cell office:value="3.7793183326721" office:value-type="float"/>
          <table:table-cell office:value="-111.3971289555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834</text:p>
          </table:table-cell>
          <table:table-cell office:value="-0.51011256873608" office:value-type="float"/>
          <table:table-cell office:value="3.9841836690903" office:value-type="float"/>
          <table:table-cell office:value="-36.78074270297" office:value-type="float"/>
          <table:table-cell office:value="11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845</text:p>
          </table:table-cell>
          <table:table-cell office:value="0.3541899099946" office:value-type="float"/>
          <table:table-cell office:value="4.625486433506" office:value-type="float"/>
          <table:table-cell office:value="-143.83147324726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856</text:p>
          </table:table-cell>
          <table:table-cell office:value="2.809701859951" office:value-type="float"/>
          <table:table-cell office:value="3.7690821290016" office:value-type="float"/>
          <table:table-cell office:value="132.31165545761" office:value-type="float"/>
          <table:table-cell office:value="10" office:value-type="float"/>
          <table:table-cell office:value="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867</text:p>
          </table:table-cell>
          <table:table-cell office:value="3.069352209568" office:value-type="float"/>
          <table:table-cell office:value="4.5809093117714" office:value-type="float"/>
          <table:table-cell office:value="90.034827305253" office:value-type="float"/>
          <table:table-cell office:value="11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878</text:p>
          </table:table-cell>
          <table:table-cell office:value="4.0630203485489" office:value-type="float"/>
          <table:table-cell office:value="4.5129984617233" office:value-type="float"/>
          <table:table-cell office:value="-3.1791546494718" office:value-type="float"/>
          <table:table-cell office:value="10" office:value-type="float"/>
          <table:table-cell office:value="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889</text:p>
          </table:table-cell>
          <table:table-cell office:value="6.5299117565155" office:value-type="float"/>
          <table:table-cell office:value="3.6753389239311" office:value-type="float"/>
          <table:table-cell office:value="-0.83710371285297" office:value-type="float"/>
          <table:table-cell office:value="11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900</text:p>
          </table:table-cell>
          <table:table-cell office:value="9.2635333538055" office:value-type="float"/>
          <table:table-cell office:value="4.6217387914658" office:value-type="float"/>
          <table:table-cell office:value="87.11296889432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911</text:p>
          </table:table-cell>
          <table:table-cell office:value="-1.2070242315531" office:value-type="float"/>
          <table:table-cell office:value="6.7168295383453" office:value-type="float"/>
          <table:table-cell office:value="14.64882644878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922</text:p>
          </table:table-cell>
          <table:table-cell office:value="1.3203924894333" office:value-type="float"/>
          <table:table-cell office:value="4.832558631897" office:value-type="float"/>
          <table:table-cell office:value="149.3821903398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933</text:p>
          </table:table-cell>
          <table:table-cell office:value="2.2241203486919" office:value-type="float"/>
          <table:table-cell office:value="7.1137404441833" office:value-type="float"/>
          <table:table-cell office:value="-97.64663580876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944</text:p>
          </table:table-cell>
          <table:table-cell office:value="3.8753017783165" office:value-type="float"/>
          <table:table-cell office:value="5.1680743694305" office:value-type="float"/>
          <table:table-cell office:value="-169.68024612232" office:value-type="float"/>
          <table:table-cell office:value="10" office:value-type="float"/>
          <table:table-cell office:value="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955</text:p>
          </table:table-cell>
          <table:table-cell office:value="6.3639223575592" office:value-type="float"/>
          <table:table-cell office:value="6.3221335411072" office:value-type="float"/>
          <table:table-cell office:value="109.89071153531" office:value-type="float"/>
          <table:table-cell office:value="10" office:value-type="float"/>
          <table:table-cell office:value="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966</text:p>
          </table:table-cell>
          <table:table-cell office:value="6.3906139135361" office:value-type="float"/>
          <table:table-cell office:value="5.5584561824799" office:value-type="float"/>
          <table:table-cell office:value="18.01509955886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977</text:p>
          </table:table-cell>
          <table:table-cell office:value="8.3494603633881" office:value-type="float"/>
          <table:table-cell office:value="6.4895284175873" office:value-type="float"/>
          <table:table-cell office:value="151.57905961298" office:value-type="float"/>
          <table:table-cell office:value="11" office:value-type="float"/>
          <table:table-cell office:value="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988</text:p>
          </table:table-cell>
          <table:table-cell office:value="-0.32230712473392" office:value-type="float"/>
          <table:table-cell office:value="8.2438123226166" office:value-type="float"/>
          <table:table-cell office:value="-17.735705633832" office:value-type="float"/>
          <table:table-cell office:value="10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999</text:p>
          </table:table-cell>
          <table:table-cell office:value="0.10351547971368" office:value-type="float"/>
          <table:table-cell office:value="7.7684611082077" office:value-type="float"/>
          <table:table-cell office:value="-119.10880447193" office:value-type="float"/>
          <table:table-cell office:value="10" office:value-type="float"/>
          <table:table-cell office:value="4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010</text:p>
          </table:table-cell>
          <table:table-cell office:value="1.118021979928" office:value-type="float"/>
          <table:table-cell office:value="7.8087890148163" office:value-type="float"/>
          <table:table-cell office:value="-17.57779869304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021</text:p>
          </table:table-cell>
          <table:table-cell office:value="4.5455560088158" office:value-type="float"/>
          <table:table-cell office:value="5.8646780252457" office:value-type="float"/>
          <table:table-cell office:value="98.42580215186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032</text:p>
          </table:table-cell>
          <table:table-cell office:value="4.8513302206993" office:value-type="float"/>
          <table:table-cell office:value="7.6264572143555" office:value-type="float"/>
          <table:table-cell office:value="69.244078769805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043</text:p>
          </table:table-cell>
          <table:table-cell office:value="7.1118706464767" office:value-type="float"/>
          <table:table-cell office:value="6.5594232082367" office:value-type="float"/>
          <table:table-cell office:value="139.61979689871" office:value-type="float"/>
          <table:table-cell office:value="11" office:value-type="float"/>
          <table:table-cell office:value="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054</text:p>
          </table:table-cell>
          <table:table-cell office:value="8.3650130033493" office:value-type="float"/>
          <table:table-cell office:value="7.0440852642059" office:value-type="float"/>
          <table:table-cell office:value="-136.2223640369" office:value-type="float"/>
          <table:table-cell office:value="10" office:value-type="float"/>
          <table:table-cell office:value="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065</text:p>
          </table:table-cell>
          <table:table-cell office:value="-1.5536996722221" office:value-type="float"/>
          <table:table-cell office:value="8.5398751497269" office:value-type="float"/>
          <table:table-cell office:value="30.46278057584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076</text:p>
          </table:table-cell>
          <table:table-cell office:value="-0.42438272386789" office:value-type="float"/>
          <table:table-cell office:value="8.9097851514816" office:value-type="float"/>
          <table:table-cell office:value="7.8614094075124" office:value-type="float"/>
          <table:table-cell office:value="10" office:value-type="float"/>
          <table:table-cell office:value="1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087</text:p>
          </table:table-cell>
          <table:table-cell office:value="2.7521666884422" office:value-type="float"/>
          <table:table-cell office:value="10.131578445435" office:value-type="float"/>
          <table:table-cell office:value="-146.3475424772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098</text:p>
          </table:table-cell>
          <table:table-cell office:value="4.1006779670715" office:value-type="float"/>
          <table:table-cell office:value="9.9478101730347" office:value-type="float"/>
          <table:table-cell office:value="-121.5453573093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109</text:p>
          </table:table-cell>
          <table:table-cell office:value="5.0848680734634" office:value-type="float"/>
          <table:table-cell office:value="8.2797050476074" office:value-type="float"/>
          <table:table-cell office:value="164.73474472192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120</text:p>
          </table:table-cell>
          <table:table-cell office:value="7.1654582023621" office:value-type="float"/>
          <table:table-cell office:value="8.0847597122192" office:value-type="float"/>
          <table:table-cell office:value="125.7661907536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131</text:p>
          </table:table-cell>
          <table:table-cell office:value="9.2292439937592" office:value-type="float"/>
          <table:table-cell office:value="8.3295041322708" office:value-type="float"/>
          <table:table-cell office:value="-153.0043000628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142</text:p>
          </table:table-cell>
          <table:table-cell office:value="0.011589102214202" office:value-type="float"/>
          <table:table-cell office:value="10.975378751755" office:value-type="float"/>
          <table:table-cell office:value="-103.13796845211" office:value-type="float"/>
          <table:table-cell office:value="11" office:value-type="float"/>
          <table:table-cell office:value="40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4</text:p>
          </table:table-cell>
          <table:table-cell office:value-type="string">
            <text:p>1153</text:p>
          </table:table-cell>
          <table:table-cell office:value="0.26473730802536" office:value-type="float"/>
          <table:table-cell office:value="10.812581777573" office:value-type="float"/>
          <table:table-cell office:value="30.982028906512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5</text:p>
          </table:table-cell>
          <table:table-cell office:value="-0.87341353297234" office:value-type="float"/>
          <table:table-cell office:value="-0.053206700831652" office:value-type="float"/>
          <table:table-cell office:value="64.3619936742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614</text:p>
          </table:table-cell>
          <table:table-cell office:value="1.8301118910313" office:value-type="float"/>
          <table:table-cell office:value="-0.22433796897531" office:value-type="float"/>
          <table:table-cell office:value="-126.08198755106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625</text:p>
          </table:table-cell>
          <table:table-cell office:value="2.4100558459759" office:value-type="float"/>
          <table:table-cell office:value="0.26093298569322" office:value-type="float"/>
          <table:table-cell office:value="-177.68837236295" office:value-type="float"/>
          <table:table-cell office:value="10" office:value-type="float"/>
          <table:table-cell office:value="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636</text:p>
          </table:table-cell>
          <table:table-cell office:value="2.773589193821" office:value-type="float"/>
          <table:table-cell office:value="-0.2054700627923" office:value-type="float"/>
          <table:table-cell office:value="10.406712153155" office:value-type="float"/>
          <table:table-cell office:value="10" office:value-type="float"/>
          <table:table-cell office:value="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647</text:p>
          </table:table-cell>
          <table:table-cell office:value="5.9048008918762" office:value-type="float"/>
          <table:table-cell office:value="-0.56733272969723" office:value-type="float"/>
          <table:table-cell office:value="-178.6442638202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658</text:p>
          </table:table-cell>
          <table:table-cell office:value="7.0249402523041" office:value-type="float"/>
          <table:table-cell office:value="-0.58500699698925" office:value-type="float"/>
          <table:table-cell office:value="122.2144949967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669</text:p>
          </table:table-cell>
          <table:table-cell office:value="7.9889380931854" office:value-type="float"/>
          <table:table-cell office:value="-0.49519635736942" office:value-type="float"/>
          <table:table-cell office:value="153.0000631976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680</text:p>
          </table:table-cell>
          <table:table-cell office:value="0.39176415652037" office:value-type="float"/>
          <table:table-cell office:value="0.60964725911617" office:value-type="float"/>
          <table:table-cell office:value="-161.5812869588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691</text:p>
          </table:table-cell>
          <table:table-cell office:value="1.8222837150097" office:value-type="float"/>
          <table:table-cell office:value="1.3539683818817" office:value-type="float"/>
          <table:table-cell office:value="-85.528962171761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702</text:p>
          </table:table-cell>
          <table:table-cell office:value="2.7398151159286" office:value-type="float"/>
          <table:table-cell office:value="2.5392657518387" office:value-type="float"/>
          <table:table-cell office:value="125.54435669237" office:value-type="float"/>
          <table:table-cell office:value="10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713</text:p>
          </table:table-cell>
          <table:table-cell office:value="4.6718740463257" office:value-type="float"/>
          <table:table-cell office:value="1.3522613048553" office:value-type="float"/>
          <table:table-cell office:value="-68.30660400876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724</text:p>
          </table:table-cell>
          <table:table-cell office:value="5.4601275920868" office:value-type="float"/>
          <table:table-cell office:value="2.7473643422127" office:value-type="float"/>
          <table:table-cell office:value="-113.6808471315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735</text:p>
          </table:table-cell>
          <table:table-cell office:value="7.3623096942902" office:value-type="float"/>
          <table:table-cell office:value="0.81567972898483" office:value-type="float"/>
          <table:table-cell office:value="-58.998641694427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746</text:p>
          </table:table-cell>
          <table:table-cell office:value="8.1813079118729" office:value-type="float"/>
          <table:table-cell office:value="0.67713864147663" office:value-type="float"/>
          <table:table-cell office:value="-133.68670955585" office:value-type="float"/>
          <table:table-cell office:value="10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757</text:p>
          </table:table-cell>
          <table:table-cell office:value="-1.5850007534027" office:value-type="float"/>
          <table:table-cell office:value="3.9439037442207" office:value-type="float"/>
          <table:table-cell office:value="-72.00948751656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768</text:p>
          </table:table-cell>
          <table:table-cell office:value="1.4159962534904" office:value-type="float"/>
          <table:table-cell office:value="1.769178211689" office:value-type="float"/>
          <table:table-cell office:value="96.644282341003" office:value-type="float"/>
          <table:table-cell office:value="10" office:value-type="float"/>
          <table:table-cell office:value="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779</text:p>
          </table:table-cell>
          <table:table-cell office:value="1.974860727787" office:value-type="float"/>
          <table:table-cell office:value="4.0353149175644" office:value-type="float"/>
          <table:table-cell office:value="-90.069111745069" office:value-type="float"/>
          <table:table-cell office:value="10" office:value-type="float"/>
          <table:table-cell office:value="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790</text:p>
          </table:table-cell>
          <table:table-cell office:value="3.2578375935555" office:value-type="float"/>
          <table:table-cell office:value="2.3047640919685" office:value-type="float"/>
          <table:table-cell office:value="148.3468781611" office:value-type="float"/>
          <table:table-cell office:value="11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801</text:p>
          </table:table-cell>
          <table:table-cell office:value="5.896532535553" office:value-type="float"/>
          <table:table-cell office:value="3.3876767754555" office:value-type="float"/>
          <table:table-cell office:value="-10.197532309848" office:value-type="float"/>
          <table:table-cell office:value="10" office:value-type="float"/>
          <table:table-cell office:value="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812</text:p>
          </table:table-cell>
          <table:table-cell office:value="8.0068457126617" office:value-type="float"/>
          <table:table-cell office:value="2.0420798659325" office:value-type="float"/>
          <table:table-cell office:value="155.36452099017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823</text:p>
          </table:table-cell>
          <table:table-cell office:value="8.5879117250443" office:value-type="float"/>
          <table:table-cell office:value="3.9877915382385" office:value-type="float"/>
          <table:table-cell office:value="-130.66311854466" office:value-type="float"/>
          <table:table-cell office:value="10" office:value-type="float"/>
          <table:table-cell office:value="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834</text:p>
          </table:table-cell>
          <table:table-cell office:value="-0.68166926503181" office:value-type="float"/>
          <table:table-cell office:value="4.3013873696327" office:value-type="float"/>
          <table:table-cell office:value="-57.615113865798" office:value-type="float"/>
          <table:table-cell office:value="11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845</text:p>
          </table:table-cell>
          <table:table-cell office:value="0.70677749812603" office:value-type="float"/>
          <table:table-cell office:value="4.6999701857567" office:value-type="float"/>
          <table:table-cell office:value="-164.16742847224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856</text:p>
          </table:table-cell>
          <table:table-cell office:value="3.0673342943192" office:value-type="float"/>
          <table:table-cell office:value="3.765127658844" office:value-type="float"/>
          <table:table-cell office:value="-172.20795989796" office:value-type="float"/>
          <table:table-cell office:value="10" office:value-type="float"/>
          <table:table-cell office:value="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867</text:p>
          </table:table-cell>
          <table:table-cell office:value="3.2935109734535" office:value-type="float"/>
          <table:table-cell office:value="4.5450401306152" office:value-type="float"/>
          <table:table-cell office:value="-180.05222879398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878</text:p>
          </table:table-cell>
          <table:table-cell office:value="3.7657827138901" office:value-type="float"/>
          <table:table-cell office:value="4.6152368187904" office:value-type="float"/>
          <table:table-cell office:value="-36.948385891641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889</text:p>
          </table:table-cell>
          <table:table-cell office:value="6.4685255289078" office:value-type="float"/>
          <table:table-cell office:value="3.9252370595932" office:value-type="float"/>
          <table:table-cell office:value="-76.748455405995" office:value-type="float"/>
          <table:table-cell office:value="11" office:value-type="float"/>
          <table:table-cell office:value="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900</text:p>
          </table:table-cell>
          <table:table-cell office:value="9.0404242277145" office:value-type="float"/>
          <table:table-cell office:value="4.497851729393" office:value-type="float"/>
          <table:table-cell office:value="19.063983373581" office:value-type="float"/>
          <table:table-cell office:value="10" office:value-type="float"/>
          <table:table-cell office:value="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911</text:p>
          </table:table-cell>
          <table:table-cell office:value="-1.3404108583927" office:value-type="float"/>
          <table:table-cell office:value="6.4754158258438" office:value-type="float"/>
          <table:table-cell office:value="70.89821927866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922</text:p>
          </table:table-cell>
          <table:table-cell office:value="1.6339012980461" office:value-type="float"/>
          <table:table-cell office:value="4.7850131988525" office:value-type="float"/>
          <table:table-cell office:value="175.440824715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933</text:p>
          </table:table-cell>
          <table:table-cell office:value="2.3380252718925" office:value-type="float"/>
          <table:table-cell office:value="7.4005460739136" office:value-type="float"/>
          <table:table-cell office:value="-115.320554964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944</text:p>
          </table:table-cell>
          <table:table-cell office:value="3.9403480291367" office:value-type="float"/>
          <table:table-cell office:value="5.4450327157974" office:value-type="float"/>
          <table:table-cell office:value="-106.00323737807" office:value-type="float"/>
          <table:table-cell office:value="10" office:value-type="float"/>
          <table:table-cell office:value="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955</text:p>
          </table:table-cell>
          <table:table-cell office:value="6.2384068965912" office:value-type="float"/>
          <table:table-cell office:value="6.1079585552216" office:value-type="float"/>
          <table:table-cell office:value="43.583484212304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966</text:p>
          </table:table-cell>
          <table:table-cell office:value="6.1323058605194" office:value-type="float"/>
          <table:table-cell office:value="5.6357735395432" office:value-type="float"/>
          <table:table-cell office:value="-35.419742013239" office:value-type="float"/>
          <table:table-cell office:value="10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977</text:p>
          </table:table-cell>
          <table:table-cell office:value="8.2799541950226" office:value-type="float"/>
          <table:table-cell office:value="6.2808966636658" office:value-type="float"/>
          <table:table-cell office:value="61.594746674702" office:value-type="float"/>
          <table:table-cell office:value="11" office:value-type="float"/>
          <table:table-cell office:value="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988</text:p>
          </table:table-cell>
          <table:table-cell office:value="-0.52734643220901" office:value-type="float"/>
          <table:table-cell office:value="8.0359107255936" office:value-type="float"/>
          <table:table-cell office:value="42.288028510513" office:value-type="float"/>
          <table:table-cell office:value="10" office:value-type="float"/>
          <table:table-cell office:value="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999</text:p>
          </table:table-cell>
          <table:table-cell office:value="0.33245217055082" office:value-type="float"/>
          <table:table-cell office:value="7.7062422037125" office:value-type="float"/>
          <table:table-cell office:value="156.56794104606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010</text:p>
          </table:table-cell>
          <table:table-cell office:value="0.82526654005051" office:value-type="float"/>
          <table:table-cell office:value="7.9645258188248" office:value-type="float"/>
          <table:table-cell office:value="-44.184531375861" office:value-type="float"/>
          <table:table-cell office:value="10" office:value-type="float"/>
          <table:table-cell office:value="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021</text:p>
          </table:table-cell>
          <table:table-cell office:value="4.6029049158096" office:value-type="float"/>
          <table:table-cell office:value="5.4713523387909" office:value-type="float"/>
          <table:table-cell office:value="98.391791058194" office:value-type="float"/>
          <table:table-cell office:value="10" office:value-type="float"/>
          <table:table-cell office:value="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032</text:p>
          </table:table-cell>
          <table:table-cell office:value="5.0598937273026" office:value-type="float"/>
          <table:table-cell office:value="7.4814254045486" office:value-type="float"/>
          <table:table-cell office:value="147.12276580227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043</text:p>
          </table:table-cell>
          <table:table-cell office:value="7.3906099796295" office:value-type="float"/>
          <table:table-cell office:value="6.5249997377396" office:value-type="float"/>
          <table:table-cell office:value="179.98061210487" office:value-type="float"/>
          <table:table-cell office:value="11" office:value-type="float"/>
          <table:table-cell office:value="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054</text:p>
          </table:table-cell>
          <table:table-cell office:value="8.5544520616531" office:value-type="float"/>
          <table:table-cell office:value="6.9956374168396" office:value-type="float"/>
          <table:table-cell office:value="152.92906153734" office:value-type="float"/>
          <table:table-cell office:value="10" office:value-type="float"/>
          <table:table-cell office:value="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065</text:p>
          </table:table-cell>
          <table:table-cell office:value="-1.5811033546925" office:value-type="float"/>
          <table:table-cell office:value="8.269294500351" office:value-type="float"/>
          <table:table-cell office:value="34.87366134194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076</text:p>
          </table:table-cell>
          <table:table-cell office:value="-0.66458478569984" office:value-type="float"/>
          <table:table-cell office:value="8.7158060073853" office:value-type="float"/>
          <table:table-cell office:value="47.286234463856" office:value-type="float"/>
          <table:table-cell office:value="10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087</text:p>
          </table:table-cell>
          <table:table-cell office:value="2.8903830051422" office:value-type="float"/>
          <table:table-cell office:value="10.3162753582" office:value-type="float"/>
          <table:table-cell office:value="-123.6804093524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098</text:p>
          </table:table-cell>
          <table:table-cell office:value="4.3043512105942" office:value-type="float"/>
          <table:table-cell office:value="10.100404024124" office:value-type="float"/>
          <table:table-cell office:value="-146.9383391605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109</text:p>
          </table:table-cell>
          <table:table-cell office:value="5.211695432663" office:value-type="float"/>
          <table:table-cell office:value="8.5012924671173" office:value-type="float"/>
          <table:table-cell office:value="-118.44732047646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120</text:p>
          </table:table-cell>
          <table:table-cell office:value="7.3745161294937" office:value-type="float"/>
          <table:table-cell office:value="7.9566842317581" office:value-type="float"/>
          <table:table-cell office:value="152.0785040156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131</text:p>
          </table:table-cell>
          <table:table-cell office:value="9.3474781513214" office:value-type="float"/>
          <table:table-cell office:value="8.5974645614624" office:value-type="float"/>
          <table:table-cell office:value="-104.8671424768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142</text:p>
          </table:table-cell>
          <table:table-cell office:value="0.027705584652722" office:value-type="float"/>
          <table:table-cell office:value="11.068857908249" office:value-type="float"/>
          <table:table-cell office:value="-113.95481513564" office:value-type="float"/>
          <table:table-cell office:value="11" office:value-type="float"/>
          <table:table-cell office:value="60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5</text:p>
          </table:table-cell>
          <table:table-cell office:value-type="string">
            <text:p>1153</text:p>
          </table:table-cell>
          <table:table-cell office:value="0.1200651191175" office:value-type="float"/>
          <table:table-cell office:value="10.758893489838" office:value-type="float"/>
          <table:table-cell office:value="-14.02802233863" office:value-type="float"/>
          <table:table-cell office:value="10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5</text:p>
          </table:table-cell>
          <table:table-cell office:value="-0.6991708278656" office:value-type="float"/>
          <table:table-cell office:value="-0.24495810270309" office:value-type="float"/>
          <table:table-cell office:value="125.3482035011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614</text:p>
          </table:table-cell>
          <table:table-cell office:value="1.8617993593216" office:value-type="float"/>
          <table:table-cell office:value="-0.047119548544288" office:value-type="float"/>
          <table:table-cell office:value="-101.43245253593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625</text:p>
          </table:table-cell>
          <table:table-cell office:value="2.4316780269146" office:value-type="float"/>
          <table:table-cell office:value="0.48126056790352" office:value-type="float"/>
          <table:table-cell office:value="-86.941615031783" office:value-type="float"/>
          <table:table-cell office:value="10" office:value-type="float"/>
          <table:table-cell office:value="6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636</text:p>
          </table:table-cell>
          <table:table-cell office:value="2.7808409929276" office:value-type="float"/>
          <table:table-cell office:value="-0.42663883417845" office:value-type="float"/>
          <table:table-cell office:value="100.77472021625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647</text:p>
          </table:table-cell>
          <table:table-cell office:value="6.1971497535706" office:value-type="float"/>
          <table:table-cell office:value="-0.43307416141033" office:value-type="float"/>
          <table:table-cell office:value="-150.0861113238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658</text:p>
          </table:table-cell>
          <table:table-cell office:value="7.157307267189" office:value-type="float"/>
          <table:table-cell office:value="-0.58500856161118" office:value-type="float"/>
          <table:table-cell office:value="151.2224385692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669</text:p>
          </table:table-cell>
          <table:table-cell office:value="8.2672834396362" office:value-type="float"/>
          <table:table-cell office:value="-0.42496763169765" office:value-type="float"/>
          <table:table-cell office:value="-156.7258941140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680</text:p>
          </table:table-cell>
          <table:table-cell office:value="0.62611438333988" office:value-type="float"/>
          <table:table-cell office:value="0.81766352057457" office:value-type="float"/>
          <table:table-cell office:value="-132.5622728675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691</text:p>
          </table:table-cell>
          <table:table-cell office:value="2.0384228229523" office:value-type="float"/>
          <table:table-cell office:value="1.4027433097363" office:value-type="float"/>
          <table:table-cell office:value="-176.14075484549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702</text:p>
          </table:table-cell>
          <table:table-cell office:value="2.5844514369965" office:value-type="float"/>
          <table:table-cell office:value="2.3142430186272" office:value-type="float"/>
          <table:table-cell office:value="56.737057722298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713</text:p>
          </table:table-cell>
          <table:table-cell office:value="4.4765812158585" office:value-type="float"/>
          <table:table-cell office:value="1.4239580929279" office:value-type="float"/>
          <table:table-cell office:value="-20.39956458055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724</text:p>
          </table:table-cell>
          <table:table-cell office:value="5.4640400409698" office:value-type="float"/>
          <table:table-cell office:value="2.9847544431686" office:value-type="float"/>
          <table:table-cell office:value="-68.525021243247" office:value-type="float"/>
          <table:table-cell office:value="10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735</text:p>
          </table:table-cell>
          <table:table-cell office:value="7.0661956071854" office:value-type="float"/>
          <table:table-cell office:value="1.0211821645498" office:value-type="float"/>
          <table:table-cell office:value="-38.624059242807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746</text:p>
          </table:table-cell>
          <table:table-cell office:value="8.3003634214401" office:value-type="float"/>
          <table:table-cell office:value="1.0173673927784" office:value-type="float"/>
          <table:table-cell office:value="-113.27233132283" office:value-type="float"/>
          <table:table-cell office:value="10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757</text:p>
          </table:table-cell>
          <table:table-cell office:value="-1.5331390500069" office:value-type="float"/>
          <table:table-cell office:value="4.1489610075951" office:value-type="float"/>
          <table:table-cell office:value="-105.1521399977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768</text:p>
          </table:table-cell>
          <table:table-cell office:value="1.6372808814049" office:value-type="float"/>
          <table:table-cell office:value="1.7619708180428" office:value-type="float"/>
          <table:table-cell office:value="-173.0426770107" office:value-type="float"/>
          <table:table-cell office:value="10" office:value-type="float"/>
          <table:table-cell office:value="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779</text:p>
          </table:table-cell>
          <table:table-cell office:value="1.9268669188023" office:value-type="float"/>
          <table:table-cell office:value="4.3138724565506" office:value-type="float"/>
          <table:table-cell office:value="-58.606055132143" office:value-type="float"/>
          <table:table-cell office:value="10" office:value-type="float"/>
          <table:table-cell office:value="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790</text:p>
          </table:table-cell>
          <table:table-cell office:value="3.4737721085548" office:value-type="float"/>
          <table:table-cell office:value="2.4739806354046" office:value-type="float"/>
          <table:table-cell office:value="-142.91665204771" office:value-type="float"/>
          <table:table-cell office:value="11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801</text:p>
          </table:table-cell>
          <table:table-cell office:value="5.6569999456406" office:value-type="float"/>
          <table:table-cell office:value="3.2991844415665" office:value-type="float"/>
          <table:table-cell office:value="44.661445222842" office:value-type="float"/>
          <table:table-cell office:value="10" office:value-type="float"/>
          <table:table-cell office:value="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812</text:p>
          </table:table-cell>
          <table:table-cell office:value="8.3304822444916" office:value-type="float"/>
          <table:table-cell office:value="1.966807693243" office:value-type="float"/>
          <table:table-cell office:value="172.4875109970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823</text:p>
          </table:table-cell>
          <table:table-cell office:value="8.5192281007767" office:value-type="float"/>
          <table:table-cell office:value="4.1958069801331" office:value-type="float"/>
          <table:table-cell office:value="-54.627146690514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834</text:p>
          </table:table-cell>
          <table:table-cell office:value="-0.89452713727951" office:value-type="float"/>
          <table:table-cell office:value="4.6369162201881" office:value-type="float"/>
          <table:table-cell office:value="-57.624325630771" office:value-type="float"/>
          <table:table-cell office:value="11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845</text:p>
          </table:table-cell>
          <table:table-cell office:value="1.0904828459024" office:value-type="float"/>
          <table:table-cell office:value="4.8084306716919" office:value-type="float"/>
          <table:table-cell office:value="-164.14707785199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856</text:p>
          </table:table-cell>
          <table:table-cell office:value="3.3035045862198" office:value-type="float"/>
          <table:table-cell office:value="3.9838710427284" office:value-type="float"/>
          <table:table-cell office:value="-139.34397697449" office:value-type="float"/>
          <table:table-cell office:value="10" office:value-type="float"/>
          <table:table-cell office:value="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867</text:p>
          </table:table-cell>
          <table:table-cell office:value="3.3246594667435" office:value-type="float"/>
          <table:table-cell office:value="4.7646442055702" office:value-type="float"/>
          <table:table-cell office:value="-89.296724386276" office:value-type="float"/>
          <table:table-cell office:value="11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878</text:p>
          </table:table-cell>
          <table:table-cell office:value="3.8729622960091" office:value-type="float"/>
          <table:table-cell office:value="4.809678196907" office:value-type="float"/>
          <table:table-cell office:value="-127.69803727508" office:value-type="float"/>
          <table:table-cell office:value="11" office:value-type="float"/>
          <table:table-cell office:value="4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889</text:p>
          </table:table-cell>
          <table:table-cell office:value="6.3778603076935" office:value-type="float"/>
          <table:table-cell office:value="4.3121227622032" office:value-type="float"/>
          <table:table-cell office:value="-76.762375558258" office:value-type="float"/>
          <table:table-cell office:value="11" office:value-type="float"/>
          <table:table-cell office:value="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900</text:p>
          </table:table-cell>
          <table:table-cell office:value="8.9493846893311" office:value-type="float"/>
          <table:table-cell office:value="4.3277898430824" office:value-type="float"/>
          <table:table-cell office:value="77.507482972115" office:value-type="float"/>
          <table:table-cell office:value="10" office:value-type="float"/>
          <table:table-cell office:value="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911</text:p>
          </table:table-cell>
          <table:table-cell office:value="-1.2117718160152" office:value-type="float"/>
          <table:table-cell office:value="6.2308949232101" office:value-type="float"/>
          <table:table-cell office:value="127.6074093618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922</text:p>
          </table:table-cell>
          <table:table-cell office:value="1.8653276562691" office:value-type="float"/>
          <table:table-cell office:value="4.7181898355484" office:value-type="float"/>
          <table:table-cell office:value="146.22021784448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933</text:p>
          </table:table-cell>
          <table:table-cell office:value="2.5330910086632" office:value-type="float"/>
          <table:table-cell office:value="7.6383650302887" office:value-type="float"/>
          <table:table-cell office:value="-132.9866017505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944</text:p>
          </table:table-cell>
          <table:table-cell office:value="4.0488862991333" office:value-type="float"/>
          <table:table-cell office:value="5.8274477720261" office:value-type="float"/>
          <table:table-cell office:value="-105.96697117872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955</text:p>
          </table:table-cell>
          <table:table-cell office:value="6.0643911361694" office:value-type="float"/>
          <table:table-cell office:value="6.2454736232758" office:value-type="float"/>
          <table:table-cell office:value="-47.14747029505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966</text:p>
          </table:table-cell>
          <table:table-cell office:value="6.2345063686371" office:value-type="float"/>
          <table:table-cell office:value="5.8334511518478" office:value-type="float"/>
          <table:table-cell office:value="-126.16375904934" office:value-type="float"/>
          <table:table-cell office:value="10" office:value-type="float"/>
          <table:table-cell office:value="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977</text:p>
          </table:table-cell>
          <table:table-cell office:value="8.0720698833466" office:value-type="float"/>
          <table:table-cell office:value="6.3577520847321" office:value-type="float"/>
          <table:table-cell office:value="-29.135866149975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988</text:p>
          </table:table-cell>
          <table:table-cell office:value="-0.82184076309204" office:value-type="float"/>
          <table:table-cell office:value="7.7684795856476" office:value-type="float"/>
          <table:table-cell office:value="42.254133588949" office:value-type="float"/>
          <table:table-cell office:value="10" office:value-type="float"/>
          <table:table-cell office:value="10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999</text:p>
          </table:table-cell>
          <table:table-cell office:value="0.27269339188933" office:value-type="float"/>
          <table:table-cell office:value="7.4923956394196" office:value-type="float"/>
          <table:table-cell office:value="65.771796900755" office:value-type="float"/>
          <table:table-cell office:value="10" office:value-type="float"/>
          <table:table-cell office:value="6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010</text:p>
          </table:table-cell>
          <table:table-cell office:value="0.95573149621487" office:value-type="float"/>
          <table:table-cell office:value="8.1443071365356" office:value-type="float"/>
          <table:table-cell office:value="-134.92295848336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021</text:p>
          </table:table-cell>
          <table:table-cell office:value="4.7978916764259" office:value-type="float"/>
          <table:table-cell office:value="5.2557671070099" office:value-type="float"/>
          <table:table-cell office:value="143.75022110666" office:value-type="float"/>
          <table:table-cell office:value="10" office:value-type="float"/>
          <table:table-cell office:value="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032</text:p>
          </table:table-cell>
          <table:table-cell office:value="5.3933107852936" office:value-type="float"/>
          <table:table-cell office:value="7.2655594348907" office:value-type="float"/>
          <table:table-cell office:value="147.04360475965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043</text:p>
          </table:table-cell>
          <table:table-cell office:value="7.6335173845291" office:value-type="float"/>
          <table:table-cell office:value="6.6352689266205" office:value-type="float"/>
          <table:table-cell office:value="-161.01572012446" office:value-type="float"/>
          <table:table-cell office:value="11" office:value-type="float"/>
          <table:table-cell office:value="2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054</text:p>
          </table:table-cell>
          <table:table-cell office:value="8.4813863039017" office:value-type="float"/>
          <table:table-cell office:value="6.785763502121" office:value-type="float"/>
          <table:table-cell office:value="62.125680552926" office:value-type="float"/>
          <table:table-cell office:value="11" office:value-type="float"/>
          <table:table-cell office:value="6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065</text:p>
          </table:table-cell>
          <table:table-cell office:value="-1.5850147604942" office:value-type="float"/>
          <table:table-cell office:value="8.0011874437332" office:value-type="float"/>
          <table:table-cell office:value="34.67783274923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076</text:p>
          </table:table-cell>
          <table:table-cell office:value="-0.72266936302185" office:value-type="float"/>
          <table:table-cell office:value="8.4118556976318" office:value-type="float"/>
          <table:table-cell office:value="87.183164183501" office:value-type="float"/>
          <table:table-cell office:value="10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087</text:p>
          </table:table-cell>
          <table:table-cell office:value="2.9367181658745" office:value-type="float"/>
          <table:table-cell office:value="10.540852546692" office:value-type="float"/>
          <table:table-cell office:value="-99.15243820020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098</text:p>
          </table:table-cell>
          <table:table-cell office:value="4.5259326696396" office:value-type="float"/>
          <table:table-cell office:value="10.167320966721" office:value-type="float"/>
          <table:table-cell office:value="-161.9617574533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109</text:p>
          </table:table-cell>
          <table:table-cell office:value="5.4003173112869" office:value-type="float"/>
          <table:table-cell office:value="8.8502168655396" office:value-type="float"/>
          <table:table-cell office:value="-118.464568618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120</text:p>
          </table:table-cell>
          <table:table-cell office:value="7.6189196109772" office:value-type="float"/>
          <table:table-cell office:value="7.9349982738495" office:value-type="float"/>
          <table:table-cell office:value="178.3749905361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131</text:p>
          </table:table-cell>
          <table:table-cell office:value="9.2273271083832" office:value-type="float"/>
          <table:table-cell office:value="8.864534497261" office:value-type="float"/>
          <table:table-cell office:value="-56.81287710833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142</text:p>
          </table:table-cell>
          <table:table-cell office:value="0.17589401453733" office:value-type="float"/>
          <table:table-cell office:value="11.085065603256" office:value-type="float"/>
          <table:table-cell office:value="167.57677922583" office:value-type="float"/>
          <table:table-cell office:value="11" office:value-type="float"/>
          <table:table-cell office:value="80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6</text:p>
          </table:table-cell>
          <table:table-cell office:value-type="string">
            <text:p>1153</text:p>
          </table:table-cell>
          <table:table-cell office:value="0.027377121150494" office:value-type="float"/>
          <table:table-cell office:value="10.779364109039" office:value-type="float"/>
          <table:table-cell office:value="-71.551653230266" office:value-type="float"/>
          <table:table-cell office:value="10" office:value-type="float"/>
          <table:table-cell office:value="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5</text:p>
          </table:table-cell>
          <table:table-cell office:value="-0.43323207646608" office:value-type="float"/>
          <table:table-cell office:value="-0.2570921741426" office:value-type="float"/>
          <table:table-cell office:value="-172.6786756211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614</text:p>
          </table:table-cell>
          <table:table-cell office:value="1.8839421868324" office:value-type="float"/>
          <table:table-cell office:value="0.11574866250157" office:value-type="float"/>
          <table:table-cell office:value="-104.80971245249" office:value-type="float"/>
          <table:table-cell office:value="10" office:value-type="float"/>
          <table:table-cell office:value="4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625</text:p>
          </table:table-cell>
          <table:table-cell office:value="2.2075267136097" office:value-type="float"/>
          <table:table-cell office:value="0.50346814095974" office:value-type="float"/>
          <table:table-cell office:value="2.6000125487899" office:value-type="float"/>
          <table:table-cell office:value="10" office:value-type="float"/>
          <table:table-cell office:value="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636</text:p>
          </table:table-cell>
          <table:table-cell office:value="3.0139735341072" office:value-type="float"/>
          <table:table-cell office:value="-0.42333718389273" office:value-type="float"/>
          <table:table-cell office:value="-172.68027469611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647</text:p>
          </table:table-cell>
          <table:table-cell office:value="6.4052993059158" office:value-type="float"/>
          <table:table-cell office:value="-0.20814727991819" office:value-type="float"/>
          <table:table-cell office:value="-128.7625838237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658</text:p>
          </table:table-cell>
          <table:table-cell office:value="7.5029510259628" office:value-type="float"/>
          <table:table-cell office:value="-0.56722797453403" office:value-type="float"/>
          <table:table-cell office:value="174.4786736312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669</text:p>
          </table:table-cell>
          <table:table-cell office:value="8.3693093061447" office:value-type="float"/>
          <table:table-cell office:value="-0.16651183366776" office:value-type="float"/>
          <table:table-cell office:value="-102.3500892007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680</text:p>
          </table:table-cell>
          <table:table-cell office:value="0.72944290935993" office:value-type="float"/>
          <table:table-cell office:value="1.113468632102" office:value-type="float"/>
          <table:table-cell office:value="-103.5496414087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691</text:p>
          </table:table-cell>
          <table:table-cell office:value="2.0925362408161" office:value-type="float"/>
          <table:table-cell office:value="1.1762090027332" office:value-type="float"/>
          <table:table-cell office:value="97.311376766035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702</text:p>
          </table:table-cell>
          <table:table-cell office:value="2.3667469620705" office:value-type="float"/>
          <table:table-cell office:value="1.9813206791878" office:value-type="float"/>
          <table:table-cell office:value="56.672021841547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713</text:p>
          </table:table-cell>
          <table:table-cell office:value="4.4508868455887" office:value-type="float"/>
          <table:table-cell office:value="1.6387012600899" office:value-type="float"/>
          <table:table-cell office:value="-89.88946182712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724</text:p>
          </table:table-cell>
          <table:table-cell office:value="5.2478414773941" office:value-type="float"/>
          <table:table-cell office:value="2.9337757825851" office:value-type="float"/>
          <table:table-cell office:value="22.217642729449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735</text:p>
          </table:table-cell>
          <table:table-cell office:value="6.7556494474411" office:value-type="float"/>
          <table:table-cell office:value="1.2686355412006" office:value-type="float"/>
          <table:table-cell office:value="-38.647594345603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746</text:p>
          </table:table-cell>
          <table:table-cell office:value="8.4565562009811" office:value-type="float"/>
          <table:table-cell office:value="1.3833412528038" office:value-type="float"/>
          <table:table-cell office:value="-113.31878649961" office:value-type="float"/>
          <table:table-cell office:value="10" office:value-type="float"/>
          <table:table-cell office:value="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757</text:p>
          </table:table-cell>
          <table:table-cell office:value="-1.3836389780045" office:value-type="float"/>
          <table:table-cell office:value="4.2960649728775" office:value-type="float"/>
          <table:table-cell office:value="-137.84051852621" office:value-type="float"/>
          <table:table-cell office:value="11" office:value-type="float"/>
          <table:table-cell office:value="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768</text:p>
          </table:table-cell>
          <table:table-cell office:value="1.6467051208019" office:value-type="float"/>
          <table:table-cell office:value="1.9947235286236" office:value-type="float"/>
          <table:table-cell office:value="-86.179314145617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779</text:p>
          </table:table-cell>
          <table:table-cell office:value="1.7265520989895" office:value-type="float"/>
          <table:table-cell office:value="4.2001885175705" office:value-type="float"/>
          <table:table-cell office:value="32.170848861621" office:value-type="float"/>
          <table:table-cell office:value="10" office:value-type="float"/>
          <table:table-cell office:value="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790</text:p>
          </table:table-cell>
          <table:table-cell office:value="3.7914621829987" office:value-type="float"/>
          <table:table-cell office:value="2.7140599489212" office:value-type="float"/>
          <table:table-cell office:value="-142.90742661543" office:value-type="float"/>
          <table:table-cell office:value="11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801</text:p>
          </table:table-cell>
          <table:table-cell office:value="5.7892549037933" office:value-type="float"/>
          <table:table-cell office:value="3.1206753849983" office:value-type="float"/>
          <table:table-cell office:value="135.45658482108" office:value-type="float"/>
          <table:table-cell office:value="10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812</text:p>
          </table:table-cell>
          <table:table-cell office:value="8.6706513166428" office:value-type="float"/>
          <table:table-cell office:value="2.0277504622936" office:value-type="float"/>
          <table:table-cell office:value="-164.58898289188" office:value-type="float"/>
          <table:table-cell office:value="10" office:value-type="float"/>
          <table:table-cell office:value="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823</text:p>
          </table:table-cell>
          <table:table-cell office:value="8.3223628997803" office:value-type="float"/>
          <table:table-cell office:value="4.094300866127" office:value-type="float"/>
          <table:table-cell office:value="36.062952819144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834</text:p>
          </table:table-cell>
          <table:table-cell office:value="-1.1080043017864" office:value-type="float"/>
          <table:table-cell office:value="4.8459655046463" office:value-type="float"/>
          <table:table-cell office:value="-37.686991084153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845</text:p>
          </table:table-cell>
          <table:table-cell office:value="1.298044025898" office:value-type="float"/>
          <table:table-cell office:value="4.7695255279541" office:value-type="float"/>
          <table:table-cell office:value="156.55748555615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856</text:p>
          </table:table-cell>
          <table:table-cell office:value="3.60929697752" office:value-type="float"/>
          <table:table-cell office:value="4.2290025949478" office:value-type="float"/>
          <table:table-cell office:value="-141.98888790835" office:value-type="float"/>
          <table:table-cell office:value="10" office:value-type="float"/>
          <table:table-cell office:value="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867</text:p>
          </table:table-cell>
          <table:table-cell office:value="3.0611863732338" office:value-type="float"/>
          <table:table-cell office:value="4.87948179245" office:value-type="float"/>
          <table:table-cell office:value="-26.708740337639" office:value-type="float"/>
          <table:table-cell office:value="11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878</text:p>
          </table:table-cell>
          <table:table-cell office:value="4.1581311821938" office:value-type="float"/>
          <table:table-cell office:value="4.7511601448059" office:value-type="float"/>
          <table:table-cell office:value="171.52587927071" office:value-type="float"/>
          <table:table-cell office:value="11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889</text:p>
          </table:table-cell>
          <table:table-cell office:value="6.284202337265" office:value-type="float"/>
          <table:table-cell office:value="4.6684679389" office:value-type="float"/>
          <table:table-cell office:value="-71.68572267909" office:value-type="float"/>
          <table:table-cell office:value="11" office:value-type="float"/>
          <table:table-cell office:value="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900</text:p>
          </table:table-cell>
          <table:table-cell office:value="9.1571825742722" office:value-type="float"/>
          <table:table-cell office:value="4.2489790916443" office:value-type="float"/>
          <table:table-cell office:value="168.2235845335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911</text:p>
          </table:table-cell>
          <table:table-cell office:value="-1.0062440484762" office:value-type="float"/>
          <table:table-cell office:value="6.1503010988235" office:value-type="float"/>
          <table:table-cell office:value="158.631540407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922</text:p>
          </table:table-cell>
          <table:table-cell office:value="1.7552037537098" office:value-type="float"/>
          <table:table-cell office:value="4.5485338568687" office:value-type="float"/>
          <table:table-cell office:value="54.713626576077" office:value-type="float"/>
          <table:table-cell office:value="10" office:value-type="float"/>
          <table:table-cell office:value="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933</text:p>
          </table:table-cell>
          <table:table-cell office:value="2.7910727262497" office:value-type="float"/>
          <table:table-cell office:value="7.8067982196808" office:value-type="float"/>
          <table:table-cell office:value="-150.6784524127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944</text:p>
          </table:table-cell>
          <table:table-cell office:value="4.1578489542007" office:value-type="float"/>
          <table:table-cell office:value="6.1872535943985" office:value-type="float"/>
          <table:table-cell office:value="-108.5438804262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955</text:p>
          </table:table-cell>
          <table:table-cell office:value="6.1539602279663" office:value-type="float"/>
          <table:table-cell office:value="6.531423330307" office:value-type="float"/>
          <table:table-cell office:value="-103.44495667014" office:value-type="float"/>
          <table:table-cell office:value="10" office:value-type="float"/>
          <table:table-cell office:value="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966</text:p>
          </table:table-cell>
          <table:table-cell office:value="6.5324532985687" office:value-type="float"/>
          <table:table-cell office:value="5.8011996746063" office:value-type="float"/>
          <table:table-cell office:value="177.84505437134" office:value-type="float"/>
          <table:table-cell office:value="10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977</text:p>
          </table:table-cell>
          <table:table-cell office:value="8.1120908260345" office:value-type="float"/>
          <table:table-cell office:value="6.5632861852646" office:value-type="float"/>
          <table:table-cell office:value="-119.20468063112" office:value-type="float"/>
          <table:table-cell office:value="11" office:value-type="float"/>
          <table:table-cell office:value="1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988</text:p>
          </table:table-cell>
          <table:table-cell office:value="-1.0194860398769" office:value-type="float"/>
          <table:table-cell office:value="7.5122886896133" office:value-type="float"/>
          <table:table-cell office:value="70.175601418611" office:value-type="float"/>
          <table:table-cell office:value="10" office:value-type="float"/>
          <table:table-cell office:value="1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999</text:p>
          </table:table-cell>
          <table:table-cell office:value="-0.011380802607164" office:value-type="float"/>
          <table:table-cell office:value="7.4966466426849" office:value-type="float"/>
          <table:table-cell office:value="1.4380490656491" office:value-type="float"/>
          <table:table-cell office:value="10" office:value-type="float"/>
          <table:table-cell office:value="6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010</text:p>
          </table:table-cell>
          <table:table-cell office:value="1.2191853672266" office:value-type="float"/>
          <table:table-cell office:value="8.0390501022339" office:value-type="float"/>
          <table:table-cell office:value="160.78438728478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021</text:p>
          </table:table-cell>
          <table:table-cell office:value="5.0841158628464" office:value-type="float"/>
          <table:table-cell office:value="5.2818334102631" office:value-type="float"/>
          <table:table-cell office:value="-165.67284134543" office:value-type="float"/>
          <table:table-cell office:value="10" office:value-type="float"/>
          <table:table-cell office:value="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032</text:p>
          </table:table-cell>
          <table:table-cell office:value="5.7194370031357" office:value-type="float"/>
          <table:table-cell office:value="7.0602196455002" office:value-type="float"/>
          <table:table-cell office:value="149.50724619969" office:value-type="float"/>
          <table:table-cell office:value="10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043</text:p>
          </table:table-cell>
          <table:table-cell office:value="7.7365601062775" office:value-type="float"/>
          <table:table-cell office:value="6.4392173290253" office:value-type="float"/>
          <table:table-cell office:value="109.27178753409" office:value-type="float"/>
          <table:table-cell office:value="11" office:value-type="float"/>
          <table:table-cell office:value="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054</text:p>
          </table:table-cell>
          <table:table-cell office:value="8.2643067836761" office:value-type="float"/>
          <table:table-cell office:value="6.849616765976" office:value-type="float"/>
          <table:table-cell office:value="-16.914090343342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065</text:p>
          </table:table-cell>
          <table:table-cell office:value="-1.585011780262" office:value-type="float"/>
          <table:table-cell office:value="7.6801484823227" office:value-type="float"/>
          <table:table-cell office:value="33.855628056131" office:value-type="float"/>
          <table:table-cell office:value="10" office:value-type="float"/>
          <table:table-cell office:value="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076</text:p>
          </table:table-cell>
          <table:table-cell office:value="-0.57334281504154" office:value-type="float"/>
          <table:table-cell office:value="8.1406182050705" office:value-type="float"/>
          <table:table-cell office:value="127.08389683134" office:value-type="float"/>
          <table:table-cell office:value="10" office:value-type="float"/>
          <table:table-cell office:value="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087</text:p>
          </table:table-cell>
          <table:table-cell office:value="2.8859689831734" office:value-type="float"/>
          <table:table-cell office:value="10.764360427856" office:value-type="float"/>
          <table:table-cell office:value="-74.63795668000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098</text:p>
          </table:table-cell>
          <table:table-cell office:value="4.6793341636658" office:value-type="float"/>
          <table:table-cell office:value="10.212285518646" office:value-type="float"/>
          <table:table-cell office:value="-163.9720679848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109</text:p>
          </table:table-cell>
          <table:table-cell office:value="5.582582950592" office:value-type="float"/>
          <table:table-cell office:value="9.1913795471191" office:value-type="float"/>
          <table:table-cell office:value="-117.91154837153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120</text:p>
          </table:table-cell>
          <table:table-cell office:value="7.8223437070847" office:value-type="float"/>
          <table:table-cell office:value="8.0356341600418" office:value-type="float"/>
          <table:table-cell office:value="-147.3792601542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131</text:p>
          </table:table-cell>
          <table:table-cell office:value="8.9472925662994" office:value-type="float"/>
          <table:table-cell office:value="8.9550149440765" office:value-type="float"/>
          <table:table-cell office:value="-9.277810526501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142</text:p>
          </table:table-cell>
          <table:table-cell office:value="0.36632470786572" office:value-type="float"/>
          <table:table-cell office:value="11.07069849968" office:value-type="float"/>
          <table:table-cell office:value="131.06728814969" office:value-type="float"/>
          <table:table-cell office:value="11" office:value-type="float"/>
          <table:table-cell office:value="8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7</text:p>
          </table:table-cell>
          <table:table-cell office:value-type="string">
            <text:p>1153</text:p>
          </table:table-cell>
          <table:table-cell office:value="0.067285797558725" office:value-type="float"/>
          <table:table-cell office:value="10.872772932053" office:value-type="float"/>
          <table:table-cell office:value="-102.74402199277" office:value-type="float"/>
          <table:table-cell office:value="10" office:value-type="float"/>
          <table:table-cell office:value="10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5</text:p>
          </table:table-cell>
          <table:table-cell office:value="-0.29994431883097" office:value-type="float"/>
          <table:table-cell office:value="-0.028036790899932" office:value-type="float"/>
          <table:table-cell office:value="-110.5355009151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614</text:p>
          </table:table-cell>
          <table:table-cell office:value="2.0715196430683" office:value-type="float"/>
          <table:table-cell office:value="0.036137800198048" office:value-type="float"/>
          <table:table-cell office:value="161.96670501855" office:value-type="float"/>
          <table:table-cell office:value="10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625</text:p>
          </table:table-cell>
          <table:table-cell office:value="2.2296042740345" office:value-type="float"/>
          <table:table-cell office:value="0.32576806843281" office:value-type="float"/>
          <table:table-cell office:value="92.91592980646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636</text:p>
          </table:table-cell>
          <table:table-cell office:value="3.4084540605545" office:value-type="float"/>
          <table:table-cell office:value="-0.37241131067276" office:value-type="float"/>
          <table:table-cell office:value="-172.73499859366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647</text:p>
          </table:table-cell>
          <table:table-cell office:value="6.518862247467" office:value-type="float"/>
          <table:table-cell office:value="0.099711269140244" office:value-type="float"/>
          <table:table-cell office:value="-106.300501307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658</text:p>
          </table:table-cell>
          <table:table-cell office:value="7.8836536407471" office:value-type="float"/>
          <table:table-cell office:value="-0.55927257984877" office:value-type="float"/>
          <table:table-cell office:value="-179.9797373972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669</text:p>
          </table:table-cell>
          <table:table-cell office:value="8.2190525531769" office:value-type="float"/>
          <table:table-cell office:value="0.068354136310518" office:value-type="float"/>
          <table:table-cell office:value="-47.92301480177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680</text:p>
          </table:table-cell>
          <table:table-cell office:value="0.74523143470287" office:value-type="float"/>
          <table:table-cell office:value="1.3827282190323" office:value-type="float"/>
          <table:table-cell office:value="-94.39532696061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691</text:p>
          </table:table-cell>
          <table:table-cell office:value="1.997797191143" office:value-type="float"/>
          <table:table-cell office:value="0.93462251126766" office:value-type="float"/>
          <table:table-cell office:value="44.082730439059" office:value-type="float"/>
          <table:table-cell office:value="10" office:value-type="float"/>
          <table:table-cell office:value="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702</text:p>
          </table:table-cell>
          <table:table-cell office:value="2.1897378563881" office:value-type="float"/>
          <table:table-cell office:value="1.6590519249439" office:value-type="float"/>
          <table:table-cell office:value="69.075383198489" office:value-type="float"/>
          <table:table-cell office:value="10" office:value-type="float"/>
          <table:table-cell office:value="5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713</text:p>
          </table:table-cell>
          <table:table-cell office:value="4.673507809639" office:value-type="float"/>
          <table:table-cell office:value="1.7242261767387" office:value-type="float"/>
          <table:table-cell office:value="-168.8370826138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724</text:p>
          </table:table-cell>
          <table:table-cell office:value="5.0862103700638" office:value-type="float"/>
          <table:table-cell office:value="2.63687312603" office:value-type="float"/>
          <table:table-cell office:value="56.076369847462" office:value-type="float"/>
          <table:table-cell office:value="10" office:value-type="float"/>
          <table:table-cell office:value="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735</text:p>
          </table:table-cell>
          <table:table-cell office:value="6.6369450092316" office:value-type="float"/>
          <table:table-cell office:value="1.5394036471844" office:value-type="float"/>
          <table:table-cell office:value="-80.291902943022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746</text:p>
          </table:table-cell>
          <table:table-cell office:value="8.5313606262207" office:value-type="float"/>
          <table:table-cell office:value="1.6602073609829" office:value-type="float"/>
          <table:table-cell office:value="-100.95628355719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757</text:p>
          </table:table-cell>
          <table:table-cell office:value="-1.3848206400871" office:value-type="float"/>
          <table:table-cell office:value="4.4636836647987" office:value-type="float"/>
          <table:table-cell office:value="-78.742399337185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768</text:p>
          </table:table-cell>
          <table:table-cell office:value="1.6201835870743" office:value-type="float"/>
          <table:table-cell office:value="2.3915652930737" office:value-type="float"/>
          <table:table-cell office:value="-86.162886042504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779</text:p>
          </table:table-cell>
          <table:table-cell office:value="1.8152409791946" office:value-type="float"/>
          <table:table-cell office:value="3.9916542172432" office:value-type="float"/>
          <table:table-cell office:value="122.34110892958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790</text:p>
          </table:table-cell>
          <table:table-cell office:value="4.0974116325378" office:value-type="float"/>
          <table:table-cell office:value="2.9076260328293" office:value-type="float"/>
          <table:table-cell office:value="-157.06716677186" office:value-type="float"/>
          <table:table-cell office:value="11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801</text:p>
          </table:table-cell>
          <table:table-cell office:value="6.1263602972031" office:value-type="float"/>
          <table:table-cell office:value="3.0844688415527" office:value-type="float"/>
          <table:table-cell office:value="168.93599291516" office:value-type="float"/>
          <table:table-cell office:value="10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812</text:p>
          </table:table-cell>
          <table:table-cell office:value="8.9584797620773" office:value-type="float"/>
          <table:table-cell office:value="2.2172686457634" office:value-type="float"/>
          <table:table-cell office:value="-141.50276913005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823</text:p>
          </table:table-cell>
          <table:table-cell office:value="8.109974861145" office:value-type="float"/>
          <table:table-cell office:value="3.7936419248581" office:value-type="float"/>
          <table:table-cell office:value="51.679501487951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834</text:p>
          </table:table-cell>
          <table:table-cell office:value="-1.3143448531628" office:value-type="float"/>
          <table:table-cell office:value="4.7792792320251" office:value-type="float"/>
          <table:table-cell office:value="37.725775484826" office:value-type="float"/>
          <table:table-cell office:value="11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845</text:p>
          </table:table-cell>
          <table:table-cell office:value="1.2139340490103" office:value-type="float"/>
          <table:table-cell office:value="4.5624700188637" office:value-type="float"/>
          <table:table-cell office:value="72.921916937372" office:value-type="float"/>
          <table:table-cell office:value="10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856</text:p>
          </table:table-cell>
          <table:table-cell office:value="3.9257046580315" office:value-type="float"/>
          <table:table-cell office:value="4.459342956543" office:value-type="float"/>
          <table:table-cell office:value="-144.62603581179" office:value-type="float"/>
          <table:table-cell office:value="11" office:value-type="float"/>
          <table:table-cell office:value="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867</text:p>
          </table:table-cell>
          <table:table-cell office:value="2.7055376768112" office:value-type="float"/>
          <table:table-cell office:value="5.0577712059021" office:value-type="float"/>
          <table:table-cell office:value="-26.710388956556" office:value-type="float"/>
          <table:table-cell office:value="11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878</text:p>
          </table:table-cell>
          <table:table-cell office:value="4.5527178049088" office:value-type="float"/>
          <table:table-cell office:value="4.6923828125" office:value-type="float"/>
          <table:table-cell office:value="171.54185635269" office:value-type="float"/>
          <table:table-cell office:value="11" office:value-type="float"/>
          <table:table-cell office:value="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889</text:p>
          </table:table-cell>
          <table:table-cell office:value="6.1223173141479" office:value-type="float"/>
          <table:table-cell office:value="4.8347616195679" office:value-type="float"/>
          <table:table-cell office:value="-42.644974152753" office:value-type="float"/>
          <table:table-cell office:value="11" office:value-type="float"/>
          <table:table-cell office:value="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900</text:p>
          </table:table-cell>
          <table:table-cell office:value="9.5226955413818" office:value-type="float"/>
          <table:table-cell office:value="4.2955446243286" office:value-type="float"/>
          <table:table-cell office:value="-176.09334295722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911</text:p>
          </table:table-cell>
          <table:table-cell office:value="-0.79256772994995" office:value-type="float"/>
          <table:table-cell office:value="6.1008328199387" office:value-type="float"/>
          <table:table-cell office:value="165.3189127612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922</text:p>
          </table:table-cell>
          <table:table-cell office:value="1.5434600412846" office:value-type="float"/>
          <table:table-cell office:value="4.54883903265" office:value-type="float"/>
          <table:table-cell office:value="-11.435200928882" office:value-type="float"/>
          <table:table-cell office:value="10" office:value-type="float"/>
          <table:table-cell office:value="9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933</text:p>
          </table:table-cell>
          <table:table-cell office:value="3.087939620018" office:value-type="float"/>
          <table:table-cell office:value="7.8891921043396" office:value-type="float"/>
          <table:table-cell office:value="-168.1951292001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944</text:p>
          </table:table-cell>
          <table:table-cell office:value="4.2961892485619" office:value-type="float"/>
          <table:table-cell office:value="6.4874446392059" office:value-type="float"/>
          <table:table-cell office:value="-116.7136772423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955</text:p>
          </table:table-cell>
          <table:table-cell office:value="6.357758641243" office:value-type="float"/>
          <table:table-cell office:value="6.6143524646759" office:value-type="float"/>
          <table:table-cell office:value="-177.03769920738" office:value-type="float"/>
          <table:table-cell office:value="10" office:value-type="float"/>
          <table:table-cell office:value="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966</text:p>
          </table:table-cell>
          <table:table-cell office:value="6.9298833608627" office:value-type="float"/>
          <table:table-cell office:value="5.7857465744019" office:value-type="float"/>
          <table:table-cell office:value="177.8434279618" office:value-type="float"/>
          <table:table-cell office:value="10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977</text:p>
          </table:table-cell>
          <table:table-cell office:value="8.3117473125458" office:value-type="float"/>
          <table:table-cell office:value="6.4837980270386" office:value-type="float"/>
          <table:table-cell office:value="150.8033169303" office:value-type="float"/>
          <table:table-cell office:value="11" office:value-type="float"/>
          <table:table-cell office:value="1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988</text:p>
          </table:table-cell>
          <table:table-cell office:value="-0.82365363836288" office:value-type="float"/>
          <table:table-cell office:value="7.4075502157211" office:value-type="float"/>
          <table:table-cell office:value="160.91541575778" office:value-type="float"/>
          <table:table-cell office:value="10" office:value-type="float"/>
          <table:table-cell office:value="1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999</text:p>
          </table:table-cell>
          <table:table-cell office:value="-0.29652386903763" office:value-type="float"/>
          <table:table-cell office:value="7.5760012865067" office:value-type="float"/>
          <table:table-cell office:value="-37.700989823432" office:value-type="float"/>
          <table:table-cell office:value="10" office:value-type="float"/>
          <table:table-cell office:value="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010</text:p>
          </table:table-cell>
          <table:table-cell office:value="1.5952035784721" office:value-type="float"/>
          <table:table-cell office:value="7.9083114862442" office:value-type="float"/>
          <table:table-cell office:value="160.77506618135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021</text:p>
          </table:table-cell>
          <table:table-cell office:value="5.2432477474213" office:value-type="float"/>
          <table:table-cell office:value="5.519198179245" office:value-type="float"/>
          <table:table-cell office:value="-114.86973883999" office:value-type="float"/>
          <table:table-cell office:value="10" office:value-type="float"/>
          <table:table-cell office:value="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032</text:p>
          </table:table-cell>
          <table:table-cell office:value="5.9036475419998" office:value-type="float"/>
          <table:table-cell office:value="7.1683865785599" office:value-type="float"/>
          <table:table-cell office:value="-134.34779719942" office:value-type="float"/>
          <table:table-cell office:value="10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043</text:p>
          </table:table-cell>
          <table:table-cell office:value="7.5233972072601" office:value-type="float"/>
          <table:table-cell office:value="6.2824547290802" office:value-type="float"/>
          <table:table-cell office:value="36.014755060718" office:value-type="float"/>
          <table:table-cell office:value="11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054</text:p>
          </table:table-cell>
          <table:table-cell office:value="8.3015030622482" office:value-type="float"/>
          <table:table-cell office:value="7.0714068412781" office:value-type="float"/>
          <table:table-cell office:value="-107.20154586112" office:value-type="float"/>
          <table:table-cell office:value="11" office:value-type="float"/>
          <table:table-cell office:value="1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065</text:p>
          </table:table-cell>
          <table:table-cell office:value="-1.5815025568008" office:value-type="float"/>
          <table:table-cell office:value="7.4569827318192" office:value-type="float"/>
          <table:table-cell office:value="33.33465764477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076</text:p>
          </table:table-cell>
          <table:table-cell office:value="-0.41142005473375" office:value-type="float"/>
          <table:table-cell office:value="7.9501688480377" office:value-type="float"/>
          <table:table-cell office:value="111.41100810592" office:value-type="float"/>
          <table:table-cell office:value="10" office:value-type="float"/>
          <table:table-cell office:value="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087</text:p>
          </table:table-cell>
          <table:table-cell office:value="2.7263584733009" office:value-type="float"/>
          <table:table-cell office:value="10.94876408577" office:value-type="float"/>
          <table:table-cell office:value="-43.57905258798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098</text:p>
          </table:table-cell>
          <table:table-cell office:value="4.8333963751793" office:value-type="float"/>
          <table:table-cell office:value="10.248832702637" office:value-type="float"/>
          <table:table-cell office:value="-166.6521038978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109</text:p>
          </table:table-cell>
          <table:table-cell office:value="5.72758436203" office:value-type="float"/>
          <table:table-cell office:value="9.4961947202682" office:value-type="float"/>
          <table:table-cell office:value="-114.73343478646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120</text:p>
          </table:table-cell>
          <table:table-cell office:value="7.9016572237015" office:value-type="float"/>
          <table:table-cell office:value="8.2048094272614" office:value-type="float"/>
          <table:table-cell office:value="-114.9907628442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131</text:p>
          </table:table-cell>
          <table:table-cell office:value="8.6887228488922" office:value-type="float"/>
          <table:table-cell office:value="8.8939303159714" office:value-type="float"/>
          <table:table-cell office:value="14.83076222383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142</text:p>
          </table:table-cell>
          <table:table-cell office:value="0.46242818236351" office:value-type="float"/>
          <table:table-cell office:value="11.045428514481" office:value-type="float"/>
          <table:table-cell office:value="116.87641386773" office:value-type="float"/>
          <table:table-cell office:value="11" office:value-type="float"/>
          <table:table-cell office:value="8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8</text:p>
          </table:table-cell>
          <table:table-cell office:value-type="string">
            <text:p>1153</text:p>
          </table:table-cell>
          <table:table-cell office:value="0.096194874495268" office:value-type="float"/>
          <table:table-cell office:value="10.970170497894" office:value-type="float"/>
          <table:table-cell office:value="-108.47426599758" office:value-type="float"/>
          <table:table-cell office:value="10" office:value-type="float"/>
          <table:table-cell office:value="1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5</text:p>
          </table:table-cell>
          <table:table-cell office:value="-0.41525736451149" office:value-type="float"/>
          <table:table-cell office:value="0.19177578389645" office:value-type="float"/>
          <table:table-cell office:value="-56.7941153125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614</text:p>
          </table:table-cell>
          <table:table-cell office:value="2.1002645790577" office:value-type="float"/>
          <table:table-cell office:value="-0.18861809745431" office:value-type="float"/>
          <table:table-cell office:value="105.42749523357" office:value-type="float"/>
          <table:table-cell office:value="10" office:value-type="float"/>
          <table:table-cell office:value="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625</text:p>
          </table:table-cell>
          <table:table-cell office:value="2.4559409916401" office:value-type="float"/>
          <table:table-cell office:value="0.29373932629824" office:value-type="float"/>
          <table:table-cell office:value="176.77766502283" office:value-type="float"/>
          <table:table-cell office:value="10" office:value-type="float"/>
          <table:table-cell office:value="1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636</text:p>
          </table:table-cell>
          <table:table-cell office:value="3.8031560182571" office:value-type="float"/>
          <table:table-cell office:value="-0.32172568142414" office:value-type="float"/>
          <table:table-cell office:value="-172.69074385333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647</text:p>
          </table:table-cell>
          <table:table-cell office:value="6.5343797206879" office:value-type="float"/>
          <table:table-cell office:value="0.45948915183544" office:value-type="float"/>
          <table:table-cell office:value="-89.30314802060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658</text:p>
          </table:table-cell>
          <table:table-cell office:value="8.2608449459076" office:value-type="float"/>
          <table:table-cell office:value="-0.58028925210238" office:value-type="float"/>
          <table:table-cell office:value="173.27353149463" office:value-type="float"/>
          <table:table-cell office:value="10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669</text:p>
          </table:table-cell>
          <table:table-cell office:value="7.9412811994553" office:value-type="float"/>
          <table:table-cell office:value="0.082423966377974" office:value-type="float"/>
          <table:table-cell office:value="6.5377819689975" office:value-type="float"/>
          <table:table-cell office:value="11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680</text:p>
          </table:table-cell>
          <table:table-cell office:value="0.79273760318756" office:value-type="float"/>
          <table:table-cell office:value="1.6591694951057" office:value-type="float"/>
          <table:table-cell office:value="-104.4002057640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691</text:p>
          </table:table-cell>
          <table:table-cell office:value="1.8221655488014" office:value-type="float"/>
          <table:table-cell office:value="1.0705506801605" office:value-type="float"/>
          <table:table-cell office:value="-46.632120563726" office:value-type="float"/>
          <table:table-cell office:value="10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702</text:p>
          </table:table-cell>
          <table:table-cell office:value="2.2992035746574" office:value-type="float"/>
          <table:table-cell office:value="1.4249858260155" office:value-type="float"/>
          <table:table-cell office:value="130.75110866765" office:value-type="float"/>
          <table:table-cell office:value="10" office:value-type="float"/>
          <table:table-cell office:value="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713</text:p>
          </table:table-cell>
          <table:table-cell office:value="4.799976348877" office:value-type="float"/>
          <table:table-cell office:value="1.5225337445736" office:value-type="float"/>
          <table:table-cell office:value="112.35828232613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724</text:p>
          </table:table-cell>
          <table:table-cell office:value="4.865391254425" office:value-type="float"/>
          <table:table-cell office:value="2.3068997263908" office:value-type="float"/>
          <table:table-cell office:value="56.098367378211" office:value-type="float"/>
          <table:table-cell office:value="10" office:value-type="float"/>
          <table:table-cell office:value="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735</text:p>
          </table:table-cell>
          <table:table-cell office:value="6.7947429418564" office:value-type="float"/>
          <table:table-cell office:value="1.7743517458439" office:value-type="float"/>
          <table:table-cell office:value="-133.37955049648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746</text:p>
          </table:table-cell>
          <table:table-cell office:value="8.5197001695633" office:value-type="float"/>
          <table:table-cell office:value="1.9188150763512" office:value-type="float"/>
          <table:table-cell office:value="-85.0650185992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757</text:p>
          </table:table-cell>
          <table:table-cell office:value="-1.5686342120171" office:value-type="float"/>
          <table:table-cell office:value="4.398787021637" office:value-type="float"/>
          <table:table-cell office:value="6.5457231015157" office:value-type="float"/>
          <table:table-cell office:value="11" office:value-type="float"/>
          <table:table-cell office:value="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768</text:p>
          </table:table-cell>
          <table:table-cell office:value="1.5907400846481" office:value-type="float"/>
          <table:table-cell office:value="2.7781122922897" office:value-type="float"/>
          <table:table-cell office:value="-84.040086740141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779</text:p>
          </table:table-cell>
          <table:table-cell office:value="2.0176060497761" office:value-type="float"/>
          <table:table-cell office:value="4.0822714567184" office:value-type="float"/>
          <table:table-cell office:value="-147.16673352916" office:value-type="float"/>
          <table:table-cell office:value="10" office:value-type="float"/>
          <table:table-cell office:value="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790</text:p>
          </table:table-cell>
          <table:table-cell office:value="4.3401193618774" office:value-type="float"/>
          <table:table-cell office:value="2.7874261140823" office:value-type="float"/>
          <table:table-cell office:value="143.91524017237" office:value-type="float"/>
          <table:table-cell office:value="11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801</text:p>
          </table:table-cell>
          <table:table-cell office:value="6.5180110931396" office:value-type="float"/>
          <table:table-cell office:value="3.0075022578239" office:value-type="float"/>
          <table:table-cell office:value="168.84857681906" office:value-type="float"/>
          <table:table-cell office:value="10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812</text:p>
          </table:table-cell>
          <table:table-cell office:value="9.1615170240402" office:value-type="float"/>
          <table:table-cell office:value="2.422501295805" office:value-type="float"/>
          <table:table-cell office:value="-143.44217367233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823</text:p>
          </table:table-cell>
          <table:table-cell office:value="7.8638118505478" office:value-type="float"/>
          <table:table-cell office:value="3.4818464517593" office:value-type="float"/>
          <table:table-cell office:value="51.676491263566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834</text:p>
          </table:table-cell>
          <table:table-cell office:value="-1.5185056626797" office:value-type="float"/>
          <table:table-cell office:value="4.7212806344032" office:value-type="float"/>
          <table:table-cell office:value="66.228701810169" office:value-type="float"/>
          <table:table-cell office:value="11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845</text:p>
          </table:table-cell>
          <table:table-cell office:value="0.99536135792732" office:value-type="float"/>
          <table:table-cell office:value="4.5135387778282" office:value-type="float"/>
          <table:table-cell office:value="25.247587330022" office:value-type="float"/>
          <table:table-cell office:value="10" office:value-type="float"/>
          <table:table-cell office:value="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856</text:p>
          </table:table-cell>
          <table:table-cell office:value="4.2534804344177" office:value-type="float"/>
          <table:table-cell office:value="4.6746802330017" office:value-type="float"/>
          <table:table-cell office:value="-147.3538116285" office:value-type="float"/>
          <table:table-cell office:value="11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867</text:p>
          </table:table-cell>
          <table:table-cell office:value="2.3505255579948" office:value-type="float"/>
          <table:table-cell office:value="5.2364033460617" office:value-type="float"/>
          <table:table-cell office:value="-26.736555015965" office:value-type="float"/>
          <table:table-cell office:value="11" office:value-type="float"/>
          <table:table-cell office:value="6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878</text:p>
          </table:table-cell>
          <table:table-cell office:value="4.9453869462013" office:value-type="float"/>
          <table:table-cell office:value="4.6335139870644" office:value-type="float"/>
          <table:table-cell office:value="171.51599780769" office:value-type="float"/>
          <table:table-cell office:value="11" office:value-type="float"/>
          <table:table-cell office:value="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889</text:p>
          </table:table-cell>
          <table:table-cell office:value="5.9000009298325" office:value-type="float"/>
          <table:table-cell office:value="4.9020260572433" office:value-type="float"/>
          <table:table-cell office:value="-13.626859541152" office:value-type="float"/>
          <table:table-cell office:value="11" office:value-type="float"/>
          <table:table-cell office:value="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900</text:p>
          </table:table-cell>
          <table:table-cell office:value="9.9205553531647" office:value-type="float"/>
          <table:table-cell office:value="4.3229132890701" office:value-type="float"/>
          <table:table-cell office:value="-176.11592134852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911</text:p>
          </table:table-cell>
          <table:table-cell office:value="-0.56636720895767" office:value-type="float"/>
          <table:table-cell office:value="6.0404181480408" office:value-type="float"/>
          <table:table-cell office:value="165.1742033138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922</text:p>
          </table:table-cell>
          <table:table-cell office:value="1.5571849048138" office:value-type="float"/>
          <table:table-cell office:value="4.7697901725769" office:value-type="float"/>
          <table:table-cell office:value="-102.23571434142" office:value-type="float"/>
          <table:table-cell office:value="10" office:value-type="float"/>
          <table:table-cell office:value="1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933</text:p>
          </table:table-cell>
          <table:table-cell office:value="3.3550688624382" office:value-type="float"/>
          <table:table-cell office:value="7.8362143039703" office:value-type="float"/>
          <table:table-cell office:value="159.244642136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944</text:p>
          </table:table-cell>
          <table:table-cell office:value="4.4761362671852" office:value-type="float"/>
          <table:table-cell office:value="6.7648094892502" office:value-type="float"/>
          <table:table-cell office:value="-124.85835354799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955</text:p>
          </table:table-cell>
          <table:table-cell office:value="6.4002245664597" office:value-type="float"/>
          <table:table-cell office:value="6.397048830986" office:value-type="float"/>
          <table:table-cell office:value="92.444264205398" office:value-type="float"/>
          <table:table-cell office:value="10" office:value-type="float"/>
          <table:table-cell office:value="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966</text:p>
          </table:table-cell>
          <table:table-cell office:value="7.1096932888031" office:value-type="float"/>
          <table:table-cell office:value="5.9333699941635" office:value-type="float"/>
          <table:table-cell office:value="-117.96005364436" office:value-type="float"/>
          <table:table-cell office:value="11" office:value-type="float"/>
          <table:table-cell office:value="7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977</text:p>
          </table:table-cell>
          <table:table-cell office:value="8.6171120405197" office:value-type="float"/>
          <table:table-cell office:value="6.2487548589706" office:value-type="float"/>
          <table:table-cell office:value="144.01378145643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988</text:p>
          </table:table-cell>
          <table:table-cell office:value="-0.71657054126263" office:value-type="float"/>
          <table:table-cell office:value="7.6052045822144" office:value-type="float"/>
          <table:table-cell office:value="-109.10201907917" office:value-type="float"/>
          <table:table-cell office:value="10" office:value-type="float"/>
          <table:table-cell office:value="1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999</text:p>
          </table:table-cell>
          <table:table-cell office:value="-0.37751458585262" office:value-type="float"/>
          <table:table-cell office:value="7.682409286499" office:value-type="float"/>
          <table:table-cell office:value="-82.472678962027" office:value-type="float"/>
          <table:table-cell office:value="10" office:value-type="float"/>
          <table:table-cell office:value="1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010</text:p>
          </table:table-cell>
          <table:table-cell office:value="1.9395020604134" office:value-type="float"/>
          <table:table-cell office:value="7.8307807445526" office:value-type="float"/>
          <table:table-cell office:value="178.52403251988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021</text:p>
          </table:table-cell>
          <table:table-cell office:value="5.1602190732956" office:value-type="float"/>
          <table:table-cell office:value="5.7938420772552" office:value-type="float"/>
          <table:table-cell office:value="-64.107077896215" office:value-type="float"/>
          <table:table-cell office:value="10" office:value-type="float"/>
          <table:table-cell office:value="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032</text:p>
          </table:table-cell>
          <table:table-cell office:value="5.7678514719009" office:value-type="float"/>
          <table:table-cell office:value="7.3436868190765" office:value-type="float"/>
          <table:table-cell office:value="-43.569259962459" office:value-type="float"/>
          <table:table-cell office:value="10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043</text:p>
          </table:table-cell>
          <table:table-cell office:value="7.472779750824" office:value-type="float"/>
          <table:table-cell office:value="6.0550343990326" office:value-type="float"/>
          <table:table-cell office:value="100.13554809959" office:value-type="float"/>
          <table:table-cell office:value="11" office:value-type="float"/>
          <table:table-cell office:value="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054</text:p>
          </table:table-cell>
          <table:table-cell office:value="8.4676361083984" office:value-type="float"/>
          <table:table-cell office:value="7.4188947677612" office:value-type="float"/>
          <table:table-cell office:value="-114.07275716211" office:value-type="float"/>
          <table:table-cell office:value="11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065</text:p>
          </table:table-cell>
          <table:table-cell office:value="-1.5850099921227" office:value-type="float"/>
          <table:table-cell office:value="7.2468620538712" office:value-type="float"/>
          <table:table-cell office:value="33.387447618375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076</text:p>
          </table:table-cell>
          <table:table-cell office:value="-0.58866761624813" office:value-type="float"/>
          <table:table-cell office:value="7.9438960552216" office:value-type="float"/>
          <table:table-cell office:value="38.99947625057" office:value-type="float"/>
          <table:table-cell office:value="10" office:value-type="float"/>
          <table:table-cell office:value="1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087</text:p>
          </table:table-cell>
          <table:table-cell office:value="2.4102160334587" office:value-type="float"/>
          <table:table-cell office:value="11.085011959076" office:value-type="float"/>
          <table:table-cell office:value="-27.28878255862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098</text:p>
          </table:table-cell>
          <table:table-cell office:value="5.011402964592" office:value-type="float"/>
          <table:table-cell office:value="10.421469211578" office:value-type="float"/>
          <table:table-cell office:value="-127.817516873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109</text:p>
          </table:table-cell>
          <table:table-cell office:value="5.8552759885788" office:value-type="float"/>
          <table:table-cell office:value="9.8084592819214" office:value-type="float"/>
          <table:table-cell office:value="-111.54423701535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120</text:p>
          </table:table-cell>
          <table:table-cell office:value="7.8802144527435" office:value-type="float"/>
          <table:table-cell office:value="8.3883219957352" office:value-type="float"/>
          <table:table-cell office:value="-83.198529140205" office:value-type="float"/>
          <table:table-cell office:value="10" office:value-type="float"/>
          <table:table-cell office:value="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131</text:p>
          </table:table-cell>
          <table:table-cell office:value="8.4503811597824" office:value-type="float"/>
          <table:table-cell office:value="8.7732172012329" office:value-type="float"/>
          <table:table-cell office:value="28.957835807922" office:value-type="float"/>
          <table:table-cell office:value="10" office:value-type="float"/>
          <table:table-cell office:value="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142</text:p>
          </table:table-cell>
          <table:table-cell office:value="0.52360884845257" office:value-type="float"/>
          <table:table-cell office:value="11.003216505051" office:value-type="float"/>
          <table:table-cell office:value="151.39691541149" office:value-type="float"/>
          <table:table-cell office:value="11" office:value-type="float"/>
          <table:table-cell office:value="8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9</text:p>
          </table:table-cell>
          <table:table-cell office:value-type="string">
            <text:p>1153</text:p>
          </table:table-cell>
          <table:table-cell office:value="-0.014816576149315" office:value-type="float"/>
          <table:table-cell office:value="11.085011959076" office:value-type="float"/>
          <table:table-cell office:value="-67.096029117609" office:value-type="float"/>
          <table:table-cell office:value="10" office:value-type="float"/>
          <table:table-cell office:value="14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5</text:p>
          </table:table-cell>
          <table:table-cell office:value="-0.5520736053586" office:value-type="float"/>
          <table:table-cell office:value="0.29285866767168" office:value-type="float"/>
          <table:table-cell office:value="-36.82398606257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614</text:p>
          </table:table-cell>
          <table:table-cell office:value="2.3150297999382" office:value-type="float"/>
          <table:table-cell office:value="-0.19348856061697" office:value-type="float"/>
          <table:table-cell office:value="-169.22981268281" office:value-type="float"/>
          <table:table-cell office:value="10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625</text:p>
          </table:table-cell>
          <table:table-cell office:value="2.4805387854576" office:value-type="float"/>
          <table:table-cell office:value="0.091466084122658" office:value-type="float"/>
          <table:table-cell office:value="85.72099466992" office:value-type="float"/>
          <table:table-cell office:value="10" office:value-type="float"/>
          <table:table-cell office:value="16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636</text:p>
          </table:table-cell>
          <table:table-cell office:value="4.1976484656334" office:value-type="float"/>
          <table:table-cell office:value="-0.27058893814683" office:value-type="float"/>
          <table:table-cell office:value="-172.68544093818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647</text:p>
          </table:table-cell>
          <table:table-cell office:value="6.5291148424149" office:value-type="float"/>
          <table:table-cell office:value="0.85758127272129" office:value-type="float"/>
          <table:table-cell office:value="-89.29520048153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658</text:p>
          </table:table-cell>
          <table:table-cell office:value="8.5191667079926" office:value-type="float"/>
          <table:table-cell office:value="-0.4301967471838" office:value-type="float"/>
          <table:table-cell office:value="172.61814311811" office:value-type="float"/>
          <table:table-cell office:value="10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669</text:p>
          </table:table-cell>
          <table:table-cell office:value="7.7693438529968" office:value-type="float"/>
          <table:table-cell office:value="-0.13670335523784" office:value-type="float"/>
          <table:table-cell office:value="61.346575712702" office:value-type="float"/>
          <table:table-cell office:value="11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680</text:p>
          </table:table-cell>
          <table:table-cell office:value="0.95864549279213" office:value-type="float"/>
          <table:table-cell office:value="1.9198144972324" office:value-type="float"/>
          <table:table-cell office:value="-127.0563298729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691</text:p>
          </table:table-cell>
          <table:table-cell office:value="1.8064346909523" office:value-type="float"/>
          <table:table-cell office:value="1.4054773747921" office:value-type="float"/>
          <table:table-cell office:value="-82.176938937728" office:value-type="float"/>
          <table:table-cell office:value="10" office:value-type="float"/>
          <table:table-cell office:value="1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702</text:p>
          </table:table-cell>
          <table:table-cell office:value="2.4861136078835" office:value-type="float"/>
          <table:table-cell office:value="1.5436989068985" office:value-type="float"/>
          <table:table-cell office:value="-138.67500329473" office:value-type="float"/>
          <table:table-cell office:value="10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713</text:p>
          </table:table-cell>
          <table:table-cell office:value="4.6262779831886" office:value-type="float"/>
          <table:table-cell office:value="1.3599275052547" office:value-type="float"/>
          <table:table-cell office:value="33.414758314752" office:value-type="float"/>
          <table:table-cell office:value="10" office:value-type="float"/>
          <table:table-cell office:value="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724</text:p>
          </table:table-cell>
          <table:table-cell office:value="4.7464662790298" office:value-type="float"/>
          <table:table-cell office:value="2.0454385876656" office:value-type="float"/>
          <table:table-cell office:value="81.366904981577" office:value-type="float"/>
          <table:table-cell office:value="10" office:value-type="float"/>
          <table:table-cell office:value="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735</text:p>
          </table:table-cell>
          <table:table-cell office:value="7.0785742998123" office:value-type="float"/>
          <table:table-cell office:value="1.7893090844154" office:value-type="float"/>
          <table:table-cell office:value="173.74991915029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746</text:p>
          </table:table-cell>
          <table:table-cell office:value="8.4376132488251" office:value-type="float"/>
          <table:table-cell office:value="2.164264023304" office:value-type="float"/>
          <table:table-cell office:value="-69.174935863276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757</text:p>
          </table:table-cell>
          <table:table-cell office:value="-1.5850146114826" office:value-type="float"/>
          <table:table-cell office:value="4.0940609574318" office:value-type="float"/>
          <table:table-cell office:value="33.999110862708" office:value-type="float"/>
          <table:table-cell office:value="11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768</text:p>
          </table:table-cell>
          <table:table-cell office:value="1.4503872394562" office:value-type="float"/>
          <table:table-cell office:value="2.9324990510941" office:value-type="float"/>
          <table:table-cell office:value="-45.458601158895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779</text:p>
          </table:table-cell>
          <table:table-cell office:value="1.9969534873962" office:value-type="float"/>
          <table:table-cell office:value="4.3568196892738" office:value-type="float"/>
          <table:table-cell office:value="-80.991833073318" office:value-type="float"/>
          <table:table-cell office:value="10" office:value-type="float"/>
          <table:table-cell office:value="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790</text:p>
          </table:table-cell>
          <table:table-cell office:value="4.4635486602783" office:value-type="float"/>
          <table:table-cell office:value="2.5780922174454" office:value-type="float"/>
          <table:table-cell office:value="135.5965243783" office:value-type="float"/>
          <table:table-cell office:value="11" office:value-type="float"/>
          <table:table-cell office:value="6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801</text:p>
          </table:table-cell>
          <table:table-cell office:value="6.789613366127" office:value-type="float"/>
          <table:table-cell office:value="2.9228073358536" office:value-type="float"/>
          <table:table-cell office:value="158.05099420487" office:value-type="float"/>
          <table:table-cell office:value="10" office:value-type="float"/>
          <table:table-cell office:value="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812</text:p>
          </table:table-cell>
          <table:table-cell office:value="9.3641024827957" office:value-type="float"/>
          <table:table-cell office:value="2.3998835682869" office:value-type="float"/>
          <table:table-cell office:value="171.37176671605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823</text:p>
          </table:table-cell>
          <table:table-cell office:value="7.6879489421844" office:value-type="float"/>
          <table:table-cell office:value="3.2206386327744" office:value-type="float"/>
          <table:table-cell office:value="58.144387166212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834</text:p>
          </table:table-cell>
          <table:table-cell office:value="-1.3651576638222" office:value-type="float"/>
          <table:table-cell office:value="4.5805206894875" office:value-type="float"/>
          <table:table-cell office:value="147.99182885771" office:value-type="float"/>
          <table:table-cell office:value="11" office:value-type="float"/>
          <table:table-cell office:value="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845</text:p>
          </table:table-cell>
          <table:table-cell office:value="1.0611760616302" office:value-type="float"/>
          <table:table-cell office:value="4.3023362755775" office:value-type="float"/>
          <table:table-cell office:value="115.98166994228" office:value-type="float"/>
          <table:table-cell office:value="10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856</text:p>
          </table:table-cell>
          <table:table-cell office:value="4.509801864624" office:value-type="float"/>
          <table:table-cell office:value="4.9090045690536" office:value-type="float"/>
          <table:table-cell office:value="-131.2840243054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867</text:p>
          </table:table-cell>
          <table:table-cell office:value="2.0447592437267" office:value-type="float"/>
          <table:table-cell office:value="5.4240429401398" office:value-type="float"/>
          <table:table-cell office:value="-42.871967622429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878</text:p>
          </table:table-cell>
          <table:table-cell office:value="5.2796638011932" office:value-type="float"/>
          <table:table-cell office:value="4.6367326378822" office:value-type="float"/>
          <table:table-cell office:value="-162.68519535186" office:value-type="float"/>
          <table:table-cell office:value="11" office:value-type="float"/>
          <table:table-cell office:value="10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889</text:p>
          </table:table-cell>
          <table:table-cell office:value="5.696827173233" office:value-type="float"/>
          <table:table-cell office:value="4.8200768232346" office:value-type="float"/>
          <table:table-cell office:value="32.991690240848" office:value-type="float"/>
          <table:table-cell office:value="11" office:value-type="float"/>
          <table:table-cell office:value="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900</text:p>
          </table:table-cell>
          <table:table-cell office:value="10.08499622345" office:value-type="float"/>
          <table:table-cell office:value="4.2918211221695" office:value-type="float"/>
          <table:table-cell office:value="174.34150853734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911</text:p>
          </table:table-cell>
          <table:table-cell office:value="-0.34057207405567" office:value-type="float"/>
          <table:table-cell office:value="5.9796464443207" office:value-type="float"/>
          <table:table-cell office:value="165.083042375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922</text:p>
          </table:table-cell>
          <table:table-cell office:value="1.8214729428291" office:value-type="float"/>
          <table:table-cell office:value="4.8457422852516" office:value-type="float"/>
          <table:table-cell office:value="-168.16038690555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933</text:p>
          </table:table-cell>
          <table:table-cell office:value="3.485563993454" office:value-type="float"/>
          <table:table-cell office:value="7.619281411171" office:value-type="float"/>
          <table:table-cell office:value="114.7157766257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944</text:p>
          </table:table-cell>
          <table:table-cell office:value="4.6937268972397" office:value-type="float"/>
          <table:table-cell office:value="7.0142221450806" office:value-type="float"/>
          <table:table-cell office:value="-133.00621433623" office:value-type="float"/>
          <table:table-cell office:value="10" office:value-type="float"/>
          <table:table-cell office:value="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955</text:p>
          </table:table-cell>
          <table:table-cell office:value="6.3004755973816" office:value-type="float"/>
          <table:table-cell office:value="6.0410368442535" office:value-type="float"/>
          <table:table-cell office:value="77.324115546646" office:value-type="float"/>
          <table:table-cell office:value="11" office:value-type="float"/>
          <table:table-cell office:value="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966</text:p>
          </table:table-cell>
          <table:table-cell office:value="6.9299918413162" office:value-type="float"/>
          <table:table-cell office:value="6.0642713308334" office:value-type="float"/>
          <table:table-cell office:value="-27.210538933991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977</text:p>
          </table:table-cell>
          <table:table-cell office:value="8.938215970993" office:value-type="float"/>
          <table:table-cell office:value="6.0151022672653" office:value-type="float"/>
          <table:table-cell office:value="143.97913483298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988</text:p>
          </table:table-cell>
          <table:table-cell office:value="-0.90592727065086" office:value-type="float"/>
          <table:table-cell office:value="7.7278786897659" office:value-type="float"/>
          <table:table-cell office:value="-38.904905319214" office:value-type="float"/>
          <table:table-cell office:value="10" office:value-type="float"/>
          <table:table-cell office:value="2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999</text:p>
          </table:table-cell>
          <table:table-cell office:value="-0.18226886168122" office:value-type="float"/>
          <table:table-cell office:value="7.7907061576843" office:value-type="float"/>
          <table:table-cell office:value="-163.92472443307" office:value-type="float"/>
          <table:table-cell office:value="10" office:value-type="float"/>
          <table:table-cell office:value="1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010</text:p>
          </table:table-cell>
          <table:table-cell office:value="2.1078422665596" office:value-type="float"/>
          <table:table-cell office:value="8.0358570814133" office:value-type="float"/>
          <table:table-cell office:value="-119.50732947914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021</text:p>
          </table:table-cell>
          <table:table-cell office:value="4.8954653739929" office:value-type="float"/>
          <table:table-cell office:value="5.9033781290054" office:value-type="float"/>
          <table:table-cell office:value="-13.362460360406" office:value-type="float"/>
          <table:table-cell office:value="10" office:value-type="float"/>
          <table:table-cell office:value="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032</text:p>
          </table:table-cell>
          <table:table-cell office:value="5.4318392276764" office:value-type="float"/>
          <table:table-cell office:value="7.5001257658005" office:value-type="float"/>
          <table:table-cell office:value="-28.309961033475" office:value-type="float"/>
          <table:table-cell office:value="10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043</text:p>
          </table:table-cell>
          <table:table-cell office:value="7.6939761638641" office:value-type="float"/>
          <table:table-cell office:value="6.0620933771133" office:value-type="float"/>
          <table:table-cell office:value="-169.3013747027" office:value-type="float"/>
          <table:table-cell office:value="11" office:value-type="float"/>
          <table:table-cell office:value="1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054</text:p>
          </table:table-cell>
          <table:table-cell office:value="8.6287748813629" office:value-type="float"/>
          <table:table-cell office:value="7.7819627523422" office:value-type="float"/>
          <table:table-cell office:value="-114.06164564145" office:value-type="float"/>
          <table:table-cell office:value="11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065</text:p>
          </table:table-cell>
          <table:table-cell office:value="-1.585011780262" office:value-type="float"/>
          <table:table-cell office:value="6.9161039590836" office:value-type="float"/>
          <table:table-cell office:value="32.213699286151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076</text:p>
          </table:table-cell>
          <table:table-cell office:value="-0.87307088077068" office:value-type="float"/>
          <table:table-cell office:value="8.056116104126" office:value-type="float"/>
          <table:table-cell office:value="-5.8322187726665" office:value-type="float"/>
          <table:table-cell office:value="10" office:value-type="float"/>
          <table:table-cell office:value="1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087</text:p>
          </table:table-cell>
          <table:table-cell office:value="2.14121773839" office:value-type="float"/>
          <table:table-cell office:value="11.085008382797" office:value-type="float"/>
          <table:table-cell office:value="-19.30218061823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098</text:p>
          </table:table-cell>
          <table:table-cell office:value="4.9913620948792" office:value-type="float"/>
          <table:table-cell office:value="10.698735713959" office:value-type="float"/>
          <table:table-cell office:value="-77.48598429807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109</text:p>
          </table:table-cell>
          <table:table-cell office:value="5.9654080867767" office:value-type="float"/>
          <table:table-cell office:value="10.12739777565" office:value-type="float"/>
          <table:table-cell office:value="-108.36790701386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120</text:p>
          </table:table-cell>
          <table:table-cell office:value="7.695489525795" office:value-type="float"/>
          <table:table-cell office:value="8.4612530469894" office:value-type="float"/>
          <table:table-cell office:value="-12.79104221019" office:value-type="float"/>
          <table:table-cell office:value="10" office:value-type="float"/>
          <table:table-cell office:value="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131</text:p>
          </table:table-cell>
          <table:table-cell office:value="8.4019690752029" office:value-type="float"/>
          <table:table-cell office:value="8.5680878162384" office:value-type="float"/>
          <table:table-cell office:value="92.936164254596" office:value-type="float"/>
          <table:table-cell office:value="10" office:value-type="float"/>
          <table:table-cell office:value="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142</text:p>
          </table:table-cell>
          <table:table-cell office:value="0.59979576617479" office:value-type="float"/>
          <table:table-cell office:value="10.997604131699" office:value-type="float"/>
          <table:table-cell office:value="-143.07497413295" office:value-type="float"/>
          <table:table-cell office:value="11" office:value-type="float"/>
          <table:table-cell office:value="8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0</text:p>
          </table:table-cell>
          <table:table-cell office:value-type="string">
            <text:p>1153</text:p>
          </table:table-cell>
          <table:table-cell office:value="-0.080881537869573" office:value-type="float"/>
          <table:table-cell office:value="11.085003614426" office:value-type="float"/>
          <table:table-cell office:value="-66.028817444091" office:value-type="float"/>
          <table:table-cell office:value="10" office:value-type="float"/>
          <table:table-cell office:value="1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5</text:p>
          </table:table-cell>
          <table:table-cell office:value="-0.71498066186905" office:value-type="float"/>
          <table:table-cell office:value="0.3402929008007" office:value-type="float"/>
          <table:table-cell office:value="-16.85654073004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614</text:p>
          </table:table-cell>
          <table:table-cell office:value="2.1964359283447" office:value-type="float"/>
          <table:table-cell office:value="-0.080673154443502" office:value-type="float"/>
          <table:table-cell office:value="-100.94892371232" office:value-type="float"/>
          <table:table-cell office:value="10" office:value-type="float"/>
          <table:table-cell office:value="1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625</text:p>
          </table:table-cell>
          <table:table-cell office:value="2.3133473098278" office:value-type="float"/>
          <table:table-cell office:value="0.22125452756882" office:value-type="float"/>
          <table:table-cell office:value="-1.1949229416004" office:value-type="float"/>
          <table:table-cell office:value="10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636</text:p>
          </table:table-cell>
          <table:table-cell office:value="4.5921525359154" office:value-type="float"/>
          <table:table-cell office:value="-0.21980952471495" office:value-type="float"/>
          <table:table-cell office:value="-172.74621945278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647</text:p>
          </table:table-cell>
          <table:table-cell office:value="6.5266972780228" office:value-type="float"/>
          <table:table-cell office:value="1.2513549625874" office:value-type="float"/>
          <table:table-cell office:value="-90.7429988217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658</text:p>
          </table:table-cell>
          <table:table-cell office:value="8.689798116684" office:value-type="float"/>
          <table:table-cell office:value="-0.31070981174707" office:value-type="float"/>
          <table:table-cell office:value="-172.04918679158" office:value-type="float"/>
          <table:table-cell office:value="10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669</text:p>
          </table:table-cell>
          <table:table-cell office:value="7.8594869375229" office:value-type="float"/>
          <table:table-cell office:value="-0.39165712893009" office:value-type="float"/>
          <table:table-cell office:value="120.2000432713" office:value-type="float"/>
          <table:table-cell office:value="11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680</text:p>
          </table:table-cell>
          <table:table-cell office:value="1.2129102647305" office:value-type="float"/>
          <table:table-cell office:value="2.0963843166828" office:value-type="float"/>
          <table:table-cell office:value="-149.72644247067" office:value-type="float"/>
          <table:table-cell office:value="10" office:value-type="float"/>
          <table:table-cell office:value="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691</text:p>
          </table:table-cell>
          <table:table-cell office:value="1.7526054382324" office:value-type="float"/>
          <table:table-cell office:value="1.7994624376297" office:value-type="float"/>
          <table:table-cell office:value="-82.180123420278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702</text:p>
          </table:table-cell>
          <table:table-cell office:value="2.4025836586952" office:value-type="float"/>
          <table:table-cell office:value="1.817981004715" office:value-type="float"/>
          <table:table-cell office:value="-75.976840250052" office:value-type="float"/>
          <table:table-cell office:value="10" office:value-type="float"/>
          <table:table-cell office:value="11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713</text:p>
          </table:table-cell>
          <table:table-cell office:value="4.4332852959633" office:value-type="float"/>
          <table:table-cell office:value="1.4985534548759" office:value-type="float"/>
          <table:table-cell office:value="-45.536556061666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724</text:p>
          </table:table-cell>
          <table:table-cell office:value="4.9592700600624" office:value-type="float"/>
          <table:table-cell office:value="1.9808499515057" office:value-type="float"/>
          <table:table-cell office:value="172.14103109518" office:value-type="float"/>
          <table:table-cell office:value="10" office:value-type="float"/>
          <table:table-cell office:value="10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735</text:p>
          </table:table-cell>
          <table:table-cell office:value="7.2600114345551" office:value-type="float"/>
          <table:table-cell office:value="1.5726110339165" office:value-type="float"/>
          <table:table-cell office:value="120.69332371851" office:value-type="float"/>
          <table:table-cell office:value="11" office:value-type="float"/>
          <table:table-cell office:value="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746</text:p>
          </table:table-cell>
          <table:table-cell office:value="8.2859420776367" office:value-type="float"/>
          <table:table-cell office:value="2.3790462315083" office:value-type="float"/>
          <table:table-cell office:value="-51.360445037769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757</text:p>
          </table:table-cell>
          <table:table-cell office:value="-1.5850096940994" office:value-type="float"/>
          <table:table-cell office:value="3.777888417244" office:value-type="float"/>
          <table:table-cell office:value="34.722107990532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768</text:p>
          </table:table-cell>
          <table:table-cell office:value="1.2449479103088" office:value-type="float"/>
          <table:table-cell office:value="2.9662099480629" office:value-type="float"/>
          <table:table-cell office:value="-6.9397263655997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779</text:p>
          </table:table-cell>
          <table:table-cell office:value="1.8450678884983" office:value-type="float"/>
          <table:table-cell office:value="4.5359379053116" office:value-type="float"/>
          <table:table-cell office:value="-85.17296982419" office:value-type="float"/>
          <table:table-cell office:value="10" office:value-type="float"/>
          <table:table-cell office:value="1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790</text:p>
          </table:table-cell>
          <table:table-cell office:value="4.6392869949341" office:value-type="float"/>
          <table:table-cell office:value="2.712727189064" office:value-type="float"/>
          <table:table-cell office:value="-133.77746047488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801</text:p>
          </table:table-cell>
          <table:table-cell office:value="6.9657391309738" office:value-type="float"/>
          <table:table-cell office:value="2.7872279286385" office:value-type="float"/>
          <table:table-cell office:value="141.20122733389" office:value-type="float"/>
          <table:table-cell office:value="10" office:value-type="float"/>
          <table:table-cell office:value="1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812</text:p>
          </table:table-cell>
          <table:table-cell office:value="9.4905918836594" office:value-type="float"/>
          <table:table-cell office:value="2.244815081358" office:value-type="float"/>
          <table:table-cell office:value="127.66481205157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823</text:p>
          </table:table-cell>
          <table:table-cell office:value="7.5583255290985" office:value-type="float"/>
          <table:table-cell office:value="2.9499241709709" office:value-type="float"/>
          <table:table-cell office:value="65.866716348442" office:value-type="float"/>
          <table:table-cell office:value="10" office:value-type="float"/>
          <table:table-cell office:value="4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834</text:p>
          </table:table-cell>
          <table:table-cell office:value="-1.2219707667828" office:value-type="float"/>
          <table:table-cell office:value="4.7497868537903" office:value-type="float"/>
          <table:table-cell office:value="-121.5397127115" office:value-type="float"/>
          <table:table-cell office:value="11" office:value-type="float"/>
          <table:table-cell office:value="9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845</text:p>
          </table:table-cell>
          <table:table-cell office:value="1.3252149522305" office:value-type="float"/>
          <table:table-cell office:value="4.3169245123863" office:value-type="float"/>
          <table:table-cell office:value="177.72102355957" office:value-type="float"/>
          <table:table-cell office:value="10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856</text:p>
          </table:table-cell>
          <table:table-cell office:value="4.7067061066628" office:value-type="float"/>
          <table:table-cell office:value="5.0625717639923" office:value-type="float"/>
          <table:table-cell office:value="-148.17367237844" office:value-type="float"/>
          <table:table-cell office:value="11" office:value-type="float"/>
          <table:table-cell office:value="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867</text:p>
          </table:table-cell>
          <table:table-cell office:value="2.1716532111168" office:value-type="float"/>
          <table:table-cell office:value="5.6074285507202" office:value-type="float"/>
          <table:table-cell office:value="-133.63950267719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878</text:p>
          </table:table-cell>
          <table:table-cell office:value="5.2430135011673" office:value-type="float"/>
          <table:table-cell office:value="4.8558455705643" office:value-type="float"/>
          <table:table-cell office:value="-71.871386212148" office:value-type="float"/>
          <table:table-cell office:value="11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889</text:p>
          </table:table-cell>
          <table:table-cell office:value="5.7904267311096" office:value-type="float"/>
          <table:table-cell office:value="4.6189370751381" office:value-type="float"/>
          <table:table-cell office:value="123.7784586135" office:value-type="float"/>
          <table:table-cell office:value="11" office:value-type="float"/>
          <table:table-cell office:value="8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900</text:p>
          </table:table-cell>
          <table:table-cell office:value="10.084998607635" office:value-type="float"/>
          <table:table-cell office:value="4.1182437539101" office:value-type="float"/>
          <table:table-cell office:value="159.47615265087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911</text:p>
          </table:table-cell>
          <table:table-cell office:value="-0.11457701213658" office:value-type="float"/>
          <table:table-cell office:value="5.9183359146118" office:value-type="float"/>
          <table:table-cell office:value="164.968414671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922</text:p>
          </table:table-cell>
          <table:table-cell office:value="1.8037770688534" office:value-type="float"/>
          <table:table-cell office:value="4.8630261421204" office:value-type="float"/>
          <table:table-cell office:value="80.852918564134" office:value-type="float"/>
          <table:table-cell office:value="10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933</text:p>
          </table:table-cell>
          <table:table-cell office:value="3.3879575133324" office:value-type="float"/>
          <table:table-cell office:value="7.360931634903" office:value-type="float"/>
          <table:table-cell office:value="59.68890903861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944</text:p>
          </table:table-cell>
          <table:table-cell office:value="4.8379635810852" office:value-type="float"/>
          <table:table-cell office:value="7.2412276268005" office:value-type="float"/>
          <table:table-cell office:value="-104.681198764" office:value-type="float"/>
          <table:table-cell office:value="10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955</text:p>
          </table:table-cell>
          <table:table-cell office:value="6.4142566919327" office:value-type="float"/>
          <table:table-cell office:value="5.8369767665863" office:value-type="float"/>
          <table:table-cell office:value="141.92388619587" office:value-type="float"/>
          <table:table-cell office:value="11" office:value-type="float"/>
          <table:table-cell office:value="11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966</text:p>
          </table:table-cell>
          <table:table-cell office:value="6.8076431751251" office:value-type="float"/>
          <table:table-cell office:value="6.1969721317291" office:value-type="float"/>
          <table:table-cell office:value="-67.74262941567" office:value-type="float"/>
          <table:table-cell office:value="11" office:value-type="float"/>
          <table:table-cell office:value="1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977</text:p>
          </table:table-cell>
          <table:table-cell office:value="9.18860912323" office:value-type="float"/>
          <table:table-cell office:value="5.8717024326324" office:value-type="float"/>
          <table:table-cell office:value="152.43691547661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988</text:p>
          </table:table-cell>
          <table:table-cell office:value="-1.0752348601818" office:value-type="float"/>
          <table:table-cell office:value="7.6416498422623" office:value-type="float"/>
          <table:table-cell office:value="37.109523442141" office:value-type="float"/>
          <table:table-cell office:value="10" office:value-type="float"/>
          <table:table-cell office:value="2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999</text:p>
          </table:table-cell>
          <table:table-cell office:value="-0.091971727088094" office:value-type="float"/>
          <table:table-cell office:value="7.5883197784424" office:value-type="float"/>
          <table:table-cell office:value="105.45705761879" office:value-type="float"/>
          <table:table-cell office:value="10" office:value-type="float"/>
          <table:table-cell office:value="1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010</text:p>
          </table:table-cell>
          <table:table-cell office:value="2.0045378804207" office:value-type="float"/>
          <table:table-cell office:value="8.2818186283112" office:value-type="float"/>
          <table:table-cell office:value="-57.327765568047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021</text:p>
          </table:table-cell>
          <table:table-cell office:value="4.6431702375412" office:value-type="float"/>
          <table:table-cell office:value="5.7682663202286" office:value-type="float"/>
          <table:table-cell office:value="37.413617607894" office:value-type="float"/>
          <table:table-cell office:value="10" office:value-type="float"/>
          <table:table-cell office:value="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032</text:p>
          </table:table-cell>
          <table:table-cell office:value="5.1968216896057" office:value-type="float"/>
          <table:table-cell office:value="7.7051520347595" office:value-type="float"/>
          <table:table-cell office:value="-60.967758962303" office:value-type="float"/>
          <table:table-cell office:value="10" office:value-type="float"/>
          <table:table-cell office:value="6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043</text:p>
          </table:table-cell>
          <table:table-cell office:value="7.9664981365204" office:value-type="float"/>
          <table:table-cell office:value="6.2890332937241" office:value-type="float"/>
          <table:table-cell office:value="-144.54882919409" office:value-type="float"/>
          <table:table-cell office:value="11" office:value-type="float"/>
          <table:table-cell office:value="1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054</text:p>
          </table:table-cell>
          <table:table-cell office:value="8.7451952695847" office:value-type="float"/>
          <table:table-cell office:value="8.0160874128342" office:value-type="float"/>
          <table:table-cell office:value="-105.49733517276" office:value-type="float"/>
          <table:table-cell office:value="11" office:value-type="float"/>
          <table:table-cell office:value="1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065</text:p>
          </table:table-cell>
          <table:table-cell office:value="-1.5850111842155" office:value-type="float"/>
          <table:table-cell office:value="6.6295158863068" office:value-type="float"/>
          <table:table-cell office:value="31.827348432723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076</text:p>
          </table:table-cell>
          <table:table-cell office:value="-1.1016708612442" office:value-type="float"/>
          <table:table-cell office:value="7.970312833786" office:value-type="float"/>
          <table:table-cell office:value="47.335686197706" office:value-type="float"/>
          <table:table-cell office:value="10" office:value-type="float"/>
          <table:table-cell office:value="1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087</text:p>
          </table:table-cell>
          <table:table-cell office:value="1.7275066673756" office:value-type="float"/>
          <table:table-cell office:value="11.06497168541" office:value-type="float"/>
          <table:table-cell office:value="0.5884019681697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098</text:p>
          </table:table-cell>
          <table:table-cell office:value="4.7662988305092" office:value-type="float"/>
          <table:table-cell office:value="10.860707759857" office:value-type="float"/>
          <table:table-cell office:value="-27.10687753501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109</text:p>
          </table:table-cell>
          <table:table-cell office:value="6.0227352380753" office:value-type="float"/>
          <table:table-cell office:value="10.434057712555" office:value-type="float"/>
          <table:table-cell office:value="-94.359962803543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120</text:p>
          </table:table-cell>
          <table:table-cell office:value="7.6167422533035" office:value-type="float"/>
          <table:table-cell office:value="8.2542788982391" office:value-type="float"/>
          <table:table-cell office:value="77.982162214389" office:value-type="float"/>
          <table:table-cell office:value="10" office:value-type="float"/>
          <table:table-cell office:value="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131</text:p>
          </table:table-cell>
          <table:table-cell office:value="8.6228168010712" office:value-type="float"/>
          <table:table-cell office:value="8.5472965240479" office:value-type="float"/>
          <table:table-cell office:value="-176.50683366569" office:value-type="float"/>
          <table:table-cell office:value="11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142</text:p>
          </table:table-cell>
          <table:table-cell office:value="0.66902376711369" office:value-type="float"/>
          <table:table-cell office:value="10.976605415344" office:value-type="float"/>
          <table:table-cell office:value="-115.02169196013" office:value-type="float"/>
          <table:table-cell office:value="11" office:value-type="float"/>
          <table:table-cell office:value="8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1</text:p>
          </table:table-cell>
          <table:table-cell office:value-type="string">
            <text:p>1153</text:p>
          </table:table-cell>
          <table:table-cell office:value="-0.071025611832738" office:value-type="float"/>
          <table:table-cell office:value="11.085002422333" office:value-type="float"/>
          <table:table-cell office:value="-74.111546680426" office:value-type="float"/>
          <table:table-cell office:value="10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5</text:p>
          </table:table-cell>
          <table:table-cell office:value="-0.88487535715103" office:value-type="float"/>
          <table:table-cell office:value="0.32887879759073" office:value-type="float"/>
          <table:table-cell office:value="3.0769355784936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614</text:p>
          </table:table-cell>
          <table:table-cell office:value="2.3836286365986" office:value-type="float"/>
          <table:table-cell office:value="-0.065126130357385" office:value-type="float"/>
          <table:table-cell office:value="174.72307241646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625</text:p>
          </table:table-cell>
          <table:table-cell office:value="2.2981612384319" office:value-type="float"/>
          <table:table-cell office:value="0.45224260538816" office:value-type="float"/>
          <table:table-cell office:value="-89.547116285676" office:value-type="float"/>
          <table:table-cell office:value="10" office:value-type="float"/>
          <table:table-cell office:value="2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636</text:p>
          </table:table-cell>
          <table:table-cell office:value="4.9864786863327" office:value-type="float"/>
          <table:table-cell office:value="-0.1687372662127" office:value-type="float"/>
          <table:table-cell office:value="-172.71776411943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647</text:p>
          </table:table-cell>
          <table:table-cell office:value="6.6691339015961" office:value-type="float"/>
          <table:table-cell office:value="1.5326769649982" office:value-type="float"/>
          <table:table-cell office:value="-127.06848010895" office:value-type="float"/>
          <table:table-cell office:value="11" office:value-type="float"/>
          <table:table-cell office:value="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658</text:p>
          </table:table-cell>
          <table:table-cell office:value="8.8243043422699" office:value-type="float"/>
          <table:table-cell office:value="-0.10842591524124" office:value-type="float"/>
          <table:table-cell office:value="-117.46055457243" office:value-type="float"/>
          <table:table-cell office:value="10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669</text:p>
          </table:table-cell>
          <table:table-cell office:value="8.1241446733475" office:value-type="float"/>
          <table:table-cell office:value="-0.43140426278114" office:value-type="float"/>
          <table:table-cell office:value="-178.7629780496" office:value-type="float"/>
          <table:table-cell office:value="11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680</text:p>
          </table:table-cell>
          <table:table-cell office:value="1.3648943603039" office:value-type="float"/>
          <table:table-cell office:value="1.942210495472" office:value-type="float"/>
          <table:table-cell office:value="124.09253333025" office:value-type="float"/>
          <table:table-cell office:value="10" office:value-type="float"/>
          <table:table-cell office:value="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691</text:p>
          </table:table-cell>
          <table:table-cell office:value="1.9495145976543" office:value-type="float"/>
          <table:table-cell office:value="1.8904259800911" office:value-type="float"/>
          <table:table-cell office:value="-167.53554496036" office:value-type="float"/>
          <table:table-cell office:value="10" office:value-type="float"/>
          <table:table-cell office:value="1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702</text:p>
          </table:table-cell>
          <table:table-cell office:value="2.5115635991096" office:value-type="float"/>
          <table:table-cell office:value="2.023198902607" office:value-type="float"/>
          <table:table-cell office:value="-140.86386352588" office:value-type="float"/>
          <table:table-cell office:value="10" office:value-type="float"/>
          <table:table-cell office:value="1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713</text:p>
          </table:table-cell>
          <table:table-cell office:value="4.4025865197182" office:value-type="float"/>
          <table:table-cell office:value="1.8214365839958" office:value-type="float"/>
          <table:table-cell office:value="-84.099929044201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724</text:p>
          </table:table-cell>
          <table:table-cell office:value="5.1361793279648" office:value-type="float"/>
          <table:table-cell office:value="2.2192211449146" office:value-type="float"/>
          <table:table-cell office:value="-130.89718484575" office:value-type="float"/>
          <table:table-cell office:value="10" office:value-type="float"/>
          <table:table-cell office:value="10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735</text:p>
          </table:table-cell>
          <table:table-cell office:value="7.2135657072067" office:value-type="float"/>
          <table:table-cell office:value="1.297312527895" office:value-type="float"/>
          <table:table-cell office:value="76.256104335663" office:value-type="float"/>
          <table:table-cell office:value="11" office:value-type="float"/>
          <table:table-cell office:value="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746</text:p>
          </table:table-cell>
          <table:table-cell office:value="8.0305975675583" office:value-type="float"/>
          <table:table-cell office:value="2.5120368599892" office:value-type="float"/>
          <table:table-cell office:value="-22.361629517974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757</text:p>
          </table:table-cell>
          <table:table-cell office:value="-1.5792378783226" office:value-type="float"/>
          <table:table-cell office:value="3.5459131002426" office:value-type="float"/>
          <table:table-cell office:value="50.439176286102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768</text:p>
          </table:table-cell>
          <table:table-cell office:value="1.0628304630518" office:value-type="float"/>
          <table:table-cell office:value="2.863946557045" office:value-type="float"/>
          <table:table-cell office:value="31.710978146571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779</text:p>
          </table:table-cell>
          <table:table-cell office:value="1.6231308877468" office:value-type="float"/>
          <table:table-cell office:value="4.5522379875183" office:value-type="float"/>
          <table:table-cell office:value="-25.225075566845" office:value-type="float"/>
          <table:table-cell office:value="10" office:value-type="float"/>
          <table:table-cell office:value="1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790</text:p>
          </table:table-cell>
          <table:table-cell office:value="4.5500349998474" office:value-type="float"/>
          <table:table-cell office:value="2.9976123571396" office:value-type="float"/>
          <table:table-cell office:value="-76.491988388596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801</text:p>
          </table:table-cell>
          <table:table-cell office:value="6.8789148330688" office:value-type="float"/>
          <table:table-cell office:value="2.5918811559677" office:value-type="float"/>
          <table:table-cell office:value="56.203380132177" office:value-type="float"/>
          <table:table-cell office:value="10" office:value-type="float"/>
          <table:table-cell office:value="1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812</text:p>
          </table:table-cell>
          <table:table-cell office:value="9.4925200939178" office:value-type="float"/>
          <table:table-cell office:value="2.060250043869" office:value-type="float"/>
          <table:table-cell office:value="90.428179236734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823</text:p>
          </table:table-cell>
          <table:table-cell office:value="7.3461806774139" office:value-type="float"/>
          <table:table-cell office:value="2.9691028594971" office:value-type="float"/>
          <table:table-cell office:value="-16.597637515159" office:value-type="float"/>
          <table:table-cell office:value="10" office:value-type="float"/>
          <table:table-cell office:value="6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834</text:p>
          </table:table-cell>
          <table:table-cell office:value="-1.0869555175304" office:value-type="float"/>
          <table:table-cell office:value="5.1074886322021" office:value-type="float"/>
          <table:table-cell office:value="-112.85620965775" office:value-type="float"/>
          <table:table-cell office:value="11" office:value-type="float"/>
          <table:table-cell office:value="9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845</text:p>
          </table:table-cell>
          <table:table-cell office:value="1.3475348055363" office:value-type="float"/>
          <table:table-cell office:value="4.0968084335327" office:value-type="float"/>
          <table:table-cell office:value="87.034293041108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856</text:p>
          </table:table-cell>
          <table:table-cell office:value="4.7963267564774" office:value-type="float"/>
          <table:table-cell office:value="4.9560180306435" office:value-type="float"/>
          <table:table-cell office:value="134.22837227013" office:value-type="float"/>
          <table:table-cell office:value="11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867</text:p>
          </table:table-cell>
          <table:table-cell office:value="2.4111461639404" office:value-type="float"/>
          <table:table-cell office:value="5.4896980524063" office:value-type="float"/>
          <table:table-cell office:value="154.03902454741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878</text:p>
          </table:table-cell>
          <table:table-cell office:value="5.051229596138" office:value-type="float"/>
          <table:table-cell office:value="4.79068338871" office:value-type="float"/>
          <table:table-cell office:value="-12.633824614203" office:value-type="float"/>
          <table:table-cell office:value="11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889</text:p>
          </table:table-cell>
          <table:table-cell office:value="6.0740727186203" office:value-type="float"/>
          <table:table-cell office:value="4.6660876274109" office:value-type="float"/>
          <table:table-cell office:value="-173.91596326403" office:value-type="float"/>
          <table:table-cell office:value="11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900</text:p>
          </table:table-cell>
          <table:table-cell office:value="10.085006952286" office:value-type="float"/>
          <table:table-cell office:value="3.9086952805519" office:value-type="float"/>
          <table:table-cell office:value="143.49006391635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911</text:p>
          </table:table-cell>
          <table:table-cell office:value="0.17897829413414" office:value-type="float"/>
          <table:table-cell office:value="5.9848266839981" office:value-type="float"/>
          <table:table-cell office:value="-157.8143311154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922</text:p>
          </table:table-cell>
          <table:table-cell office:value="1.551296710968" office:value-type="float"/>
          <table:table-cell office:value="4.874153137207" office:value-type="float"/>
          <table:table-cell office:value="16.612799683954" office:value-type="float"/>
          <table:table-cell office:value="10" office:value-type="float"/>
          <table:table-cell office:value="19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933</text:p>
          </table:table-cell>
          <table:table-cell office:value="3.1180262565613" office:value-type="float"/>
          <table:table-cell office:value="7.2958266735077" office:value-type="float"/>
          <table:table-cell office:value="3.933298502378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944</text:p>
          </table:table-cell>
          <table:table-cell office:value="4.6332183480263" office:value-type="float"/>
          <table:table-cell office:value="7.3270958662033" office:value-type="float"/>
          <table:table-cell office:value="-13.916348480875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955</text:p>
          </table:table-cell>
          <table:table-cell office:value="6.5749472379684" office:value-type="float"/>
          <table:table-cell office:value="5.9904950857162" office:value-type="float"/>
          <table:table-cell office:value="-127.52546018856" office:value-type="float"/>
          <table:table-cell office:value="11" office:value-type="float"/>
          <table:table-cell office:value="1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966</text:p>
          </table:table-cell>
          <table:table-cell office:value="6.9996070861816" office:value-type="float"/>
          <table:table-cell office:value="6.3093340396881" office:value-type="float"/>
          <table:table-cell office:value="-158.52180559924" office:value-type="float"/>
          <table:table-cell office:value="11" office:value-type="float"/>
          <table:table-cell office:value="1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977</text:p>
          </table:table-cell>
          <table:table-cell office:value="9.4524937868118" office:value-type="float"/>
          <table:table-cell office:value="5.7739639282227" office:value-type="float"/>
          <table:table-cell office:value="161.40623608972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988</text:p>
          </table:table-cell>
          <table:table-cell office:value="-0.96640825271606" office:value-type="float"/>
          <table:table-cell office:value="7.4473345279694" office:value-type="float"/>
          <table:table-cell office:value="127.81497475448" office:value-type="float"/>
          <table:table-cell office:value="10" office:value-type="float"/>
          <table:table-cell office:value="2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999</text:p>
          </table:table-cell>
          <table:table-cell office:value="-0.282670147717" office:value-type="float"/>
          <table:table-cell office:value="7.3386037349701" office:value-type="float"/>
          <table:table-cell office:value="57.424420763733" office:value-type="float"/>
          <table:table-cell office:value="10" office:value-type="float"/>
          <table:table-cell office:value="1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010</text:p>
          </table:table-cell>
          <table:table-cell office:value="1.7944677174091" office:value-type="float"/>
          <table:table-cell office:value="8.3453547954559" office:value-type="float"/>
          <table:table-cell office:value="-17.086395792141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021</text:p>
          </table:table-cell>
          <table:table-cell office:value="4.5973467826843" office:value-type="float"/>
          <table:table-cell office:value="5.4969364404678" office:value-type="float"/>
          <table:table-cell office:value="92.442835971808" office:value-type="float"/>
          <table:table-cell office:value="11" office:value-type="float"/>
          <table:table-cell office:value="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032</text:p>
          </table:table-cell>
          <table:table-cell office:value="5.3736597299576" office:value-type="float"/>
          <table:table-cell office:value="7.8391480445862" office:value-type="float"/>
          <table:table-cell office:value="-151.71108579939" office:value-type="float"/>
          <table:table-cell office:value="10" office:value-type="float"/>
          <table:table-cell office:value="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043</text:p>
          </table:table-cell>
          <table:table-cell office:value="8.2888281345367" office:value-type="float"/>
          <table:table-cell office:value="6.519690155983" office:value-type="float"/>
          <table:table-cell office:value="-144.53446485434" office:value-type="float"/>
          <table:table-cell office:value="11" office:value-type="float"/>
          <table:table-cell office:value="1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054</text:p>
          </table:table-cell>
          <table:table-cell office:value="8.5415059328079" office:value-type="float"/>
          <table:table-cell office:value="8.1044721603394" office:value-type="float"/>
          <table:table-cell office:value="-14.702882356704" office:value-type="float"/>
          <table:table-cell office:value="11" office:value-type="float"/>
          <table:table-cell office:value="16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065</text:p>
          </table:table-cell>
          <table:table-cell office:value="-1.58501714468" office:value-type="float"/>
          <table:table-cell office:value="6.3022547960281" office:value-type="float"/>
          <table:table-cell office:value="34.179686740705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076</text:p>
          </table:table-cell>
          <table:table-cell office:value="-1.1464353650808" office:value-type="float"/>
          <table:table-cell office:value="7.7732068300247" office:value-type="float"/>
          <table:table-cell office:value="55.220495743357" office:value-type="float"/>
          <table:table-cell office:value="10" office:value-type="float"/>
          <table:table-cell office:value="2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087</text:p>
          </table:table-cell>
          <table:table-cell office:value="1.3332007825375" office:value-type="float"/>
          <table:table-cell office:value="11.065149307251" office:value-type="float"/>
          <table:table-cell office:value="-0.89797624357187" office:value-type="float"/>
          <table:table-cell office:value="11" office:value-type="float"/>
          <table:table-cell office:value="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098</text:p>
          </table:table-cell>
          <table:table-cell office:value="4.4835677742958" office:value-type="float"/>
          <table:table-cell office:value="10.796428918839" office:value-type="float"/>
          <table:table-cell office:value="18.11434129241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109</text:p>
          </table:table-cell>
          <table:table-cell office:value="5.9299802780151" office:value-type="float"/>
          <table:table-cell office:value="10.701127052307" office:value-type="float"/>
          <table:table-cell office:value="-65.750052215187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120</text:p>
          </table:table-cell>
          <table:table-cell office:value="7.7503752708435" office:value-type="float"/>
          <table:table-cell office:value="7.9358357191086" office:value-type="float"/>
          <table:table-cell office:value="107.6968012342" office:value-type="float"/>
          <table:table-cell office:value="10" office:value-type="float"/>
          <table:table-cell office:value="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131</text:p>
          </table:table-cell>
          <table:table-cell office:value="8.6468493938446" office:value-type="float"/>
          <table:table-cell office:value="8.7698519229889" office:value-type="float"/>
          <table:table-cell office:value="-86.621465197035" office:value-type="float"/>
          <table:table-cell office:value="11" office:value-type="float"/>
          <table:table-cell office:value="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142</text:p>
          </table:table-cell>
          <table:table-cell office:value="0.73321238160133" office:value-type="float"/>
          <table:table-cell office:value="11.001303195953" office:value-type="float"/>
          <table:table-cell office:value="-103.61491646736" office:value-type="float"/>
          <table:table-cell office:value="11" office:value-type="float"/>
          <table:table-cell office:value="88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2</text:p>
          </table:table-cell>
          <table:table-cell office:value-type="string">
            <text:p>1153</text:p>
          </table:table-cell>
          <table:table-cell office:value="0.089270649477839" office:value-type="float"/>
          <table:table-cell office:value="11.085060834885" office:value-type="float"/>
          <table:table-cell office:value="-103.94959464954" office:value-type="float"/>
          <table:table-cell office:value="10" office:value-type="float"/>
          <table:table-cell office:value="1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5</text:p>
          </table:table-cell>
          <table:table-cell office:value="-1.0405246168375" office:value-type="float"/>
          <table:table-cell office:value="0.25969427078962" office:value-type="float"/>
          <table:table-cell office:value="23.09027636886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614</text:p>
          </table:table-cell>
          <table:table-cell office:value="2.443513572216" office:value-type="float"/>
          <table:table-cell office:value="-0.32836947590113" office:value-type="float"/>
          <table:table-cell office:value="103.95697499536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625</text:p>
          </table:table-cell>
          <table:table-cell office:value="2.5330299139023" office:value-type="float"/>
          <table:table-cell office:value="0.49792926758528" office:value-type="float"/>
          <table:table-cell office:value="-173.75539974043" office:value-type="float"/>
          <table:table-cell office:value="10" office:value-type="float"/>
          <table:table-cell office:value="2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636</text:p>
          </table:table-cell>
          <table:table-cell office:value="5.3811055421829" office:value-type="float"/>
          <table:table-cell office:value="-0.11817870661616" office:value-type="float"/>
          <table:table-cell office:value="-172.7329484976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647</text:p>
          </table:table-cell>
          <table:table-cell office:value="6.8634855747223" office:value-type="float"/>
          <table:table-cell office:value="1.4255431294441" office:value-type="float"/>
          <table:table-cell office:value="142.34246114257" office:value-type="float"/>
          <table:table-cell office:value="11" office:value-type="float"/>
          <table:table-cell office:value="4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658</text:p>
          </table:table-cell>
          <table:table-cell office:value="8.7904340028763" office:value-type="float"/>
          <table:table-cell office:value="0.090163368731737" office:value-type="float"/>
          <table:table-cell office:value="-82.004163675247" office:value-type="float"/>
          <table:table-cell office:value="10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669</text:p>
          </table:table-cell>
          <table:table-cell office:value="8.2911664247513" office:value-type="float"/>
          <table:table-cell office:value="-0.25376111268997" office:value-type="float"/>
          <table:table-cell office:value="-128.84361728741" office:value-type="float"/>
          <table:table-cell office:value="11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680</text:p>
          </table:table-cell>
          <table:table-cell office:value="1.2003872543573" office:value-type="float"/>
          <table:table-cell office:value="1.7932970821857" office:value-type="float"/>
          <table:table-cell office:value="33.356487751007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691</text:p>
          </table:table-cell>
          <table:table-cell office:value="2.0276716351509" office:value-type="float"/>
          <table:table-cell office:value="1.6827097535133" office:value-type="float"/>
          <table:table-cell office:value="101.89820019303" office:value-type="float"/>
          <table:table-cell office:value="10" office:value-type="float"/>
          <table:table-cell office:value="2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702</text:p>
          </table:table-cell>
          <table:table-cell office:value="2.6737293601036" office:value-type="float"/>
          <table:table-cell office:value="1.8732532858849" office:value-type="float"/>
          <table:table-cell office:value="128.58831199111" office:value-type="float"/>
          <table:table-cell office:value="10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713</text:p>
          </table:table-cell>
          <table:table-cell office:value="4.4473057985306" office:value-type="float"/>
          <table:table-cell office:value="2.1769639849663" office:value-type="float"/>
          <table:table-cell office:value="-101.2705701172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724</text:p>
          </table:table-cell>
          <table:table-cell office:value="5.3957575559616" office:value-type="float"/>
          <table:table-cell office:value="2.5205370783806" office:value-type="float"/>
          <table:table-cell office:value="-130.89059720373" office:value-type="float"/>
          <table:table-cell office:value="10" office:value-type="float"/>
          <table:table-cell office:value="10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735</text:p>
          </table:table-cell>
          <table:table-cell office:value="7.4192929267883" office:value-type="float"/>
          <table:table-cell office:value="1.2138567864895" office:value-type="float"/>
          <table:table-cell office:value="167.0201644776" office:value-type="float"/>
          <table:table-cell office:value="11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746</text:p>
          </table:table-cell>
          <table:table-cell office:value="7.7420228719711" office:value-type="float"/>
          <table:table-cell office:value="2.5044843554497" office:value-type="float"/>
          <table:table-cell office:value="6.6622813131399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757</text:p>
          </table:table-cell>
          <table:table-cell office:value="-1.582528501749" office:value-type="float"/>
          <table:table-cell office:value="3.2916563749313" office:value-type="float"/>
          <table:table-cell office:value="78.243918479628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768</text:p>
          </table:table-cell>
          <table:table-cell office:value="0.98454311490059" office:value-type="float"/>
          <table:table-cell office:value="2.670516371727" office:value-type="float"/>
          <table:table-cell office:value="70.335905263378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779</text:p>
          </table:table-cell>
          <table:table-cell office:value="1.6562876105309" office:value-type="float"/>
          <table:table-cell office:value="4.5561075210571" office:value-type="float"/>
          <table:table-cell office:value="-100.35915207711" office:value-type="float"/>
          <table:table-cell office:value="10" office:value-type="float"/>
          <table:table-cell office:value="2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790</text:p>
          </table:table-cell>
          <table:table-cell office:value="4.4573745131493" office:value-type="float"/>
          <table:table-cell office:value="3.385189473629" office:value-type="float"/>
          <table:table-cell office:value="-76.450364604877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801</text:p>
          </table:table-cell>
          <table:table-cell office:value="6.6782861948013" office:value-type="float"/>
          <table:table-cell office:value="2.6879757642746" office:value-type="float"/>
          <table:table-cell office:value="-34.5079344549" office:value-type="float"/>
          <table:table-cell office:value="10" office:value-type="float"/>
          <table:table-cell office:value="1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812</text:p>
          </table:table-cell>
          <table:table-cell office:value="9.3825179338455" office:value-type="float"/>
          <table:table-cell office:value="1.9121244549751" office:value-type="float"/>
          <table:table-cell office:value="53.22766911452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823</text:p>
          </table:table-cell>
          <table:table-cell office:value="7.3789036273956" office:value-type="float"/>
          <table:table-cell office:value="3.188841342926" office:value-type="float"/>
          <table:table-cell office:value="-107.35129854482" office:value-type="float"/>
          <table:table-cell office:value="10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834</text:p>
          </table:table-cell>
          <table:table-cell office:value="-0.93391284346581" office:value-type="float"/>
          <table:table-cell office:value="5.4744589328766" office:value-type="float"/>
          <table:table-cell office:value="-112.84673821395" office:value-type="float"/>
          <table:table-cell office:value="11" office:value-type="float"/>
          <table:table-cell office:value="9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845</text:p>
          </table:table-cell>
          <table:table-cell office:value="1.107372790575" office:value-type="float"/>
          <table:table-cell office:value="4.0626922249794" office:value-type="float"/>
          <table:table-cell office:value="3.7977183890191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856</text:p>
          </table:table-cell>
          <table:table-cell office:value="4.6705946326256" office:value-type="float"/>
          <table:table-cell office:value="4.928907752037" office:value-type="float"/>
          <table:table-cell office:value="77.161795774083" office:value-type="float"/>
          <table:table-cell office:value="11" office:value-type="float"/>
          <table:table-cell office:value="1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867</text:p>
          </table:table-cell>
          <table:table-cell office:value="2.7686721086502" office:value-type="float"/>
          <table:table-cell office:value="5.3154587745667" office:value-type="float"/>
          <table:table-cell office:value="153.99567184934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878</text:p>
          </table:table-cell>
          <table:table-cell office:value="4.9018841981888" office:value-type="float"/>
          <table:table-cell office:value="4.695753455162" office:value-type="float"/>
          <table:table-cell office:value="-45.590828938089" office:value-type="float"/>
          <table:table-cell office:value="11" office:value-type="float"/>
          <table:table-cell office:value="1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889</text:p>
          </table:table-cell>
          <table:table-cell office:value="6.4686840772629" office:value-type="float"/>
          <table:table-cell office:value="4.7088608145714" office:value-type="float"/>
          <table:table-cell office:value="-173.93575352468" office:value-type="float"/>
          <table:table-cell office:value="11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900</text:p>
          </table:table-cell>
          <table:table-cell office:value="10.085008144379" office:value-type="float"/>
          <table:table-cell office:value="3.6730805039406" office:value-type="float"/>
          <table:table-cell office:value="125.39748781046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911</text:p>
          </table:table-cell>
          <table:table-cell office:value="0.31948573887348" office:value-type="float"/>
          <table:table-cell office:value="6.2419110536575" office:value-type="float"/>
          <table:table-cell office:value="-109.7524667241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922</text:p>
          </table:table-cell>
          <table:table-cell office:value="1.5182603895664" office:value-type="float"/>
          <table:table-cell office:value="4.8553237318993" office:value-type="float"/>
          <table:table-cell office:value="95.099220609969" office:value-type="float"/>
          <table:table-cell office:value="10" office:value-type="float"/>
          <table:table-cell office:value="2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933</text:p>
          </table:table-cell>
          <table:table-cell office:value="2.9131856560707" office:value-type="float"/>
          <table:table-cell office:value="7.4823445081711" office:value-type="float"/>
          <table:table-cell office:value="-51.85583708392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944</text:p>
          </table:table-cell>
          <table:table-cell office:value="4.423802793026" office:value-type="float"/>
          <table:table-cell office:value="7.1117293834686" office:value-type="float"/>
          <table:table-cell office:value="41.282186462621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955</text:p>
          </table:table-cell>
          <table:table-cell office:value="6.4247274398804" office:value-type="float"/>
          <table:table-cell office:value="6.1547887325287" office:value-type="float"/>
          <table:table-cell office:value="-37.647051796032" office:value-type="float"/>
          <table:table-cell office:value="11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966</text:p>
          </table:table-cell>
          <table:table-cell office:value="7.1148687601089" office:value-type="float"/>
          <table:table-cell office:value="6.1172860860825" office:value-type="float"/>
          <table:table-cell office:value="111.22060885095" office:value-type="float"/>
          <table:table-cell office:value="11" office:value-type="float"/>
          <table:table-cell office:value="16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977</text:p>
          </table:table-cell>
          <table:table-cell office:value="9.7282522916794" office:value-type="float"/>
          <table:table-cell office:value="5.7190364599228" office:value-type="float"/>
          <table:table-cell office:value="170.37394396059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988</text:p>
          </table:table-cell>
          <table:table-cell office:value="-0.76890282332897" office:value-type="float"/>
          <table:table-cell office:value="7.5554001331329" office:value-type="float"/>
          <table:table-cell office:value="-142.25333663309" office:value-type="float"/>
          <table:table-cell office:value="10" office:value-type="float"/>
          <table:table-cell office:value="3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999</text:p>
          </table:table-cell>
          <table:table-cell office:value="-0.50664592534304" office:value-type="float"/>
          <table:table-cell office:value="7.2811031341553" office:value-type="float"/>
          <table:table-cell office:value="-7.9930546177421" office:value-type="float"/>
          <table:table-cell office:value="10" office:value-type="float"/>
          <table:table-cell office:value="2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010</text:p>
          </table:table-cell>
          <table:table-cell office:value="1.637287735939" office:value-type="float"/>
          <table:table-cell office:value="8.3502274751663" office:value-type="float"/>
          <table:table-cell office:value="-3.0120500381205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021</text:p>
          </table:table-cell>
          <table:table-cell office:value="4.8175293207169" office:value-type="float"/>
          <table:table-cell office:value="5.4746425151825" office:value-type="float"/>
          <table:table-cell office:value="-176.95944020703" office:value-type="float"/>
          <table:table-cell office:value="11" office:value-type="float"/>
          <table:table-cell office:value="6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032</text:p>
          </table:table-cell>
          <table:table-cell office:value="5.6313562393188" office:value-type="float"/>
          <table:table-cell office:value="7.6842349767685" office:value-type="float"/>
          <table:table-cell office:value="153.20571516729" office:value-type="float"/>
          <table:table-cell office:value="10" office:value-type="float"/>
          <table:table-cell office:value="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043</text:p>
          </table:table-cell>
          <table:table-cell office:value="8.5349577665329" office:value-type="float"/>
          <table:table-cell office:value="6.7565524578094" office:value-type="float"/>
          <table:table-cell office:value="-131.40953118634" office:value-type="float"/>
          <table:table-cell office:value="11" office:value-type="float"/>
          <table:table-cell office:value="1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054</text:p>
          </table:table-cell>
          <table:table-cell office:value="8.3688819408417" office:value-type="float"/>
          <table:table-cell office:value="7.8801453113556" office:value-type="float"/>
          <table:table-cell office:value="50.251015052674" office:value-type="float"/>
          <table:table-cell office:value="11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065</text:p>
          </table:table-cell>
          <table:table-cell office:value="-1.5850129723549" office:value-type="float"/>
          <table:table-cell office:value="6.0187143087387" office:value-type="float"/>
          <table:table-cell office:value="33.051617965577" office:value-type="float"/>
          <table:table-cell office:value="10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076</text:p>
          </table:table-cell>
          <table:table-cell office:value="-1.3446135818958" office:value-type="float"/>
          <table:table-cell office:value="7.8725326061249" office:value-type="float"/>
          <table:table-cell office:value="-35.541828650578" office:value-type="float"/>
          <table:table-cell office:value="10" office:value-type="float"/>
          <table:table-cell office:value="2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087</text:p>
          </table:table-cell>
          <table:table-cell office:value="1.0273851454258" office:value-type="float"/>
          <table:table-cell office:value="11.04949593544" office:value-type="float"/>
          <table:table-cell office:value="-0.86422787184358" office:value-type="float"/>
          <table:table-cell office:value="10" office:value-type="float"/>
          <table:table-cell office:value="3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098</text:p>
          </table:table-cell>
          <table:table-cell office:value="4.1577076911926" office:value-type="float"/>
          <table:table-cell office:value="10.63972234726" office:value-type="float"/>
          <table:table-cell office:value="28.01040441367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109</text:p>
          </table:table-cell>
          <table:table-cell office:value="5.719507932663" office:value-type="float"/>
          <table:table-cell office:value="10.918614864349" office:value-type="float"/>
          <table:table-cell office:value="-45.884819547082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120</text:p>
          </table:table-cell>
          <table:table-cell office:value="7.8701770305634" office:value-type="float"/>
          <table:table-cell office:value="7.5567835569382" office:value-type="float"/>
          <table:table-cell office:value="107.69648688614" office:value-type="float"/>
          <table:table-cell office:value="11" office:value-type="float"/>
          <table:table-cell office:value="3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131</text:p>
          </table:table-cell>
          <table:table-cell office:value="8.4251195192337" office:value-type="float"/>
          <table:table-cell office:value="8.788253068924" office:value-type="float"/>
          <table:table-cell office:value="4.1507252841998" office:value-type="float"/>
          <table:table-cell office:value="11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142</text:p>
          </table:table-cell>
          <table:table-cell office:value="0.71601197123528" office:value-type="float"/>
          <table:table-cell office:value="11.058573722839" office:value-type="float"/>
          <table:table-cell office:value="-98.537170203628" office:value-type="float"/>
          <table:table-cell office:value="10" office:value-type="float"/>
          <table:table-cell office:value="10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3</text:p>
          </table:table-cell>
          <table:table-cell office:value-type="string">
            <text:p>1153</text:p>
          </table:table-cell>
          <table:table-cell office:value="0.30116310343146" office:value-type="float"/>
          <table:table-cell office:value="11.085011959076" office:value-type="float"/>
          <table:table-cell office:value="-137.87483713429" office:value-type="float"/>
          <table:table-cell office:value="10" office:value-type="float"/>
          <table:table-cell office:value="21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5</text:p>
          </table:table-cell>
          <table:table-cell office:value="-1.1230257898569" office:value-type="float"/>
          <table:table-cell office:value="0.24428900331259" office:value-type="float"/>
          <table:table-cell office:value="44.06979774973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614</text:p>
          </table:table-cell>
          <table:table-cell office:value="2.6357883214951" office:value-type="float"/>
          <table:table-cell office:value="-0.58564506471157" office:value-type="float"/>
          <table:table-cell office:value="107.8415380162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625</text:p>
          </table:table-cell>
          <table:table-cell office:value="2.9291826486588" office:value-type="float"/>
          <table:table-cell office:value="0.54154515266418" office:value-type="float"/>
          <table:table-cell office:value="-173.73304002604" office:value-type="float"/>
          <table:table-cell office:value="10" office:value-type="float"/>
          <table:table-cell office:value="2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636</text:p>
          </table:table-cell>
          <table:table-cell office:value="5.774992108345" office:value-type="float"/>
          <table:table-cell office:value="-0.068070851266384" office:value-type="float"/>
          <table:table-cell office:value="-172.79026918351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647</text:p>
          </table:table-cell>
          <table:table-cell office:value="6.7550086975098" office:value-type="float"/>
          <table:table-cell office:value="1.2060207128525" office:value-type="float"/>
          <table:table-cell office:value="59.318730026294" office:value-type="float"/>
          <table:table-cell office:value="11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658</text:p>
          </table:table-cell>
          <table:table-cell office:value="8.5773152112961" office:value-type="float"/>
          <table:table-cell office:value="0.11068474501371" office:value-type="float"/>
          <table:table-cell office:value="2.8524056409195" office:value-type="float"/>
          <table:table-cell office:value="10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669</text:p>
          </table:table-cell>
          <table:table-cell office:value="8.4866160154343" office:value-type="float"/>
          <table:table-cell office:value="-0.32388966530561" office:value-type="float"/>
          <table:table-cell office:value="150.66906297283" office:value-type="float"/>
          <table:table-cell office:value="11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680</text:p>
          </table:table-cell>
          <table:table-cell office:value="0.85720904171467" office:value-type="float"/>
          <table:table-cell office:value="1.6023153066635" office:value-type="float"/>
          <table:table-cell office:value="29.984079728461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691</text:p>
          </table:table-cell>
          <table:table-cell office:value="2.0776279270649" office:value-type="float"/>
          <table:table-cell office:value="1.2931874394417" office:value-type="float"/>
          <table:table-cell office:value="98.209264172111" office:value-type="float"/>
          <table:table-cell office:value="10" office:value-type="float"/>
          <table:table-cell office:value="2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702</text:p>
          </table:table-cell>
          <table:table-cell office:value="2.7318966388702" office:value-type="float"/>
          <table:table-cell office:value="1.5222339332104" office:value-type="float"/>
          <table:table-cell office:value="104.05540694097" office:value-type="float"/>
          <table:table-cell office:value="10" office:value-type="float"/>
          <table:table-cell office:value="1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713</text:p>
          </table:table-cell>
          <table:table-cell office:value="4.5949777960777" office:value-type="float"/>
          <table:table-cell office:value="2.5031885504723" office:value-type="float"/>
          <table:table-cell office:value="-118.46776676785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724</text:p>
          </table:table-cell>
          <table:table-cell office:value="5.6244713068008" office:value-type="float"/>
          <table:table-cell office:value="2.8215163946152" office:value-type="float"/>
          <table:table-cell office:value="-122.57376749804" office:value-type="float"/>
          <table:table-cell office:value="10" office:value-type="float"/>
          <table:table-cell office:value="10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735</text:p>
          </table:table-cell>
          <table:table-cell office:value="7.5212514400482" office:value-type="float"/>
          <table:table-cell office:value="1.4346715807915" office:value-type="float"/>
          <table:table-cell office:value="-110.93670471459" office:value-type="float"/>
          <table:table-cell office:value="11" office:value-type="float"/>
          <table:table-cell office:value="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746</text:p>
          </table:table-cell>
          <table:table-cell office:value="7.4942457675934" office:value-type="float"/>
          <table:table-cell office:value="2.3287491500378" office:value-type="float"/>
          <table:table-cell office:value="43.405214692377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757</text:p>
          </table:table-cell>
          <table:table-cell office:value="-1.4778576791286" office:value-type="float"/>
          <table:table-cell office:value="3.0196499824524" office:value-type="float"/>
          <table:table-cell office:value="116.10370532722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768</text:p>
          </table:table-cell>
          <table:table-cell office:value="0.85451193153858" office:value-type="float"/>
          <table:table-cell office:value="2.3862400650978" office:value-type="float"/>
          <table:table-cell office:value="58.327235234012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779</text:p>
          </table:table-cell>
          <table:table-cell office:value="1.9055750966072" office:value-type="float"/>
          <table:table-cell office:value="4.5021978020668" office:value-type="float"/>
          <table:table-cell office:value="168.21127028982" office:value-type="float"/>
          <table:table-cell office:value="10" office:value-type="float"/>
          <table:table-cell office:value="2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790</text:p>
          </table:table-cell>
          <table:table-cell office:value="4.3652495741844" office:value-type="float"/>
          <table:table-cell office:value="3.7724906206131" office:value-type="float"/>
          <table:table-cell office:value="-76.459214186213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801</text:p>
          </table:table-cell>
          <table:table-cell office:value="6.3823413848877" office:value-type="float"/>
          <table:table-cell office:value="2.9415789246559" office:value-type="float"/>
          <table:table-cell office:value="-39.688940640468" office:value-type="float"/>
          <table:table-cell office:value="10" office:value-type="float"/>
          <table:table-cell office:value="1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812</text:p>
          </table:table-cell>
          <table:table-cell office:value="9.2051732540131" office:value-type="float"/>
          <table:table-cell office:value="1.8601973354816" office:value-type="float"/>
          <table:table-cell office:value="16.004367049333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823</text:p>
          </table:table-cell>
          <table:table-cell office:value="7.5328898429871" office:value-type="float"/>
          <table:table-cell office:value="3.5460403561592" office:value-type="float"/>
          <table:table-cell office:value="-112.42810859802" office:value-type="float"/>
          <table:table-cell office:value="10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834</text:p>
          </table:table-cell>
          <table:table-cell office:value="-0.90776562690735" office:value-type="float"/>
          <table:table-cell office:value="5.8134210109711" office:value-type="float"/>
          <table:table-cell office:value="-87.537277276349" office:value-type="float"/>
          <table:table-cell office:value="11" office:value-type="float"/>
          <table:table-cell office:value="1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845</text:p>
          </table:table-cell>
          <table:table-cell office:value="0.71098960936069" office:value-type="float"/>
          <table:table-cell office:value="4.0365886688232" office:value-type="float"/>
          <table:table-cell office:value="3.7260508746099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856</text:p>
          </table:table-cell>
          <table:table-cell office:value="4.7883278131485" office:value-type="float"/>
          <table:table-cell office:value="4.9209123849869" office:value-type="float"/>
          <table:table-cell office:value="165.31736835553" office:value-type="float"/>
          <table:table-cell office:value="11" office:value-type="float"/>
          <table:table-cell office:value="19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867</text:p>
          </table:table-cell>
          <table:table-cell office:value="3.1009367108345" office:value-type="float"/>
          <table:table-cell office:value="5.1341831684113" office:value-type="float"/>
          <table:table-cell office:value="146.24621306255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878</text:p>
          </table:table-cell>
          <table:table-cell office:value="5.085700750351" office:value-type="float"/>
          <table:table-cell office:value="4.7742596268654" office:value-type="float"/>
          <table:table-cell office:value="-136.26413132734" office:value-type="float"/>
          <table:table-cell office:value="11" office:value-type="float"/>
          <table:table-cell office:value="2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889</text:p>
          </table:table-cell>
          <table:table-cell office:value="6.838835477829" office:value-type="float"/>
          <table:table-cell office:value="4.7215470671654" office:value-type="float"/>
          <table:table-cell office:value="175.18315497477" office:value-type="float"/>
          <table:table-cell office:value="11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900</text:p>
          </table:table-cell>
          <table:table-cell office:value="10.062317848206" office:value-type="float"/>
          <table:table-cell office:value="3.3831456303596" office:value-type="float"/>
          <table:table-cell office:value="105.06863275151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911</text:p>
          </table:table-cell>
          <table:table-cell office:value="0.22252667695284" office:value-type="float"/>
          <table:table-cell office:value="6.5179002285004" office:value-type="float"/>
          <table:table-cell office:value="-61.70199403337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922</text:p>
          </table:table-cell>
          <table:table-cell office:value="1.7344537377357" office:value-type="float"/>
          <table:table-cell office:value="4.814358651638" office:value-type="float"/>
          <table:table-cell office:value="149.91071877206" office:value-type="float"/>
          <table:table-cell office:value="10" office:value-type="float"/>
          <table:table-cell office:value="2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933</text:p>
          </table:table-cell>
          <table:table-cell office:value="2.9520899057388" office:value-type="float"/>
          <table:table-cell office:value="7.7582788467407" office:value-type="float"/>
          <table:table-cell office:value="-107.6248086941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944</text:p>
          </table:table-cell>
          <table:table-cell office:value="4.1254067420959" office:value-type="float"/>
          <table:table-cell office:value="6.8493586778641" office:value-type="float"/>
          <table:table-cell office:value="41.335519711683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955</text:p>
          </table:table-cell>
          <table:table-cell office:value="6.2662947177887" office:value-type="float"/>
          <table:table-cell office:value="6.0006773471832" office:value-type="float"/>
          <table:table-cell office:value="53.139374893942" office:value-type="float"/>
          <table:table-cell office:value="11" office:value-type="float"/>
          <table:table-cell office:value="17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966</text:p>
          </table:table-cell>
          <table:table-cell office:value="6.9207942485809" office:value-type="float"/>
          <table:table-cell office:value="6.0092228651047" office:value-type="float"/>
          <table:table-cell office:value="20.41766522037" office:value-type="float"/>
          <table:table-cell office:value="11" office:value-type="float"/>
          <table:table-cell office:value="1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977</text:p>
          </table:table-cell>
          <table:table-cell office:value="10.009360313416" office:value-type="float"/>
          <table:table-cell office:value="5.7079875469208" office:value-type="float"/>
          <table:table-cell office:value="179.39540535022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988</text:p>
          </table:table-cell>
          <table:table-cell office:value="-0.87975487112999" office:value-type="float"/>
          <table:table-cell office:value="7.7481377124786" office:value-type="float"/>
          <table:table-cell office:value="-51.457001145478" office:value-type="float"/>
          <table:table-cell office:value="10" office:value-type="float"/>
          <table:table-cell office:value="38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999</text:p>
          </table:table-cell>
          <table:table-cell office:value="-0.50655640661716" office:value-type="float"/>
          <table:table-cell office:value="7.5029528141022" office:value-type="float"/>
          <table:table-cell office:value="-98.768052022169" office:value-type="float"/>
          <table:table-cell office:value="10" office:value-type="float"/>
          <table:table-cell office:value="2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010</text:p>
          </table:table-cell>
          <table:table-cell office:value="1.4836843311787" office:value-type="float"/>
          <table:table-cell office:value="8.3169257640839" office:value-type="float"/>
          <table:table-cell office:value="11.050871128489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021</text:p>
          </table:table-cell>
          <table:table-cell office:value="4.8613733053207" office:value-type="float"/>
          <table:table-cell office:value="5.7222604751587" office:value-type="float"/>
          <table:table-cell office:value="-98.243944963832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032</text:p>
          </table:table-cell>
          <table:table-cell office:value="5.9853005409241" office:value-type="float"/>
          <table:table-cell office:value="7.5050050020218" office:value-type="float"/>
          <table:table-cell office:value="153.29207888075" office:value-type="float"/>
          <table:table-cell office:value="10" office:value-type="float"/>
          <table:table-cell office:value="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043</text:p>
          </table:table-cell>
          <table:table-cell office:value="8.6838102340698" office:value-type="float"/>
          <table:table-cell office:value="7.0458590984344" office:value-type="float"/>
          <table:table-cell office:value="-113.76000134049" office:value-type="float"/>
          <table:table-cell office:value="11" office:value-type="float"/>
          <table:table-cell office:value="1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054</text:p>
          </table:table-cell>
          <table:table-cell office:value="8.5114812850952" office:value-type="float"/>
          <table:table-cell office:value="7.7121007442474" office:value-type="float"/>
          <table:table-cell office:value="139.61886752183" office:value-type="float"/>
          <table:table-cell office:value="11" office:value-type="float"/>
          <table:table-cell office:value="2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065</text:p>
          </table:table-cell>
          <table:table-cell office:value="-1.5850186347961" office:value-type="float"/>
          <table:table-cell office:value="5.6921780109406" office:value-type="float"/>
          <table:table-cell office:value="33.801061332605" office:value-type="float"/>
          <table:table-cell office:value="11" office:value-type="float"/>
          <table:table-cell office:value="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076</text:p>
          </table:table-cell>
          <table:table-cell office:value="-1.3562460243702" office:value-type="float"/>
          <table:table-cell office:value="8.1871283054352" office:value-type="float"/>
          <table:table-cell office:value="-82.879985214039" office:value-type="float"/>
          <table:table-cell office:value="10" office:value-type="float"/>
          <table:table-cell office:value="2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087</text:p>
          </table:table-cell>
          <table:table-cell office:value="1.0565353929996" office:value-type="float"/>
          <table:table-cell office:value="10.935333967209" office:value-type="float"/>
          <table:table-cell office:value="67.498975498661" office:value-type="float"/>
          <table:table-cell office:value="10" office:value-type="float"/>
          <table:table-cell office:value="8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098</text:p>
          </table:table-cell>
          <table:table-cell office:value="3.8639155030251" office:value-type="float"/>
          <table:table-cell office:value="10.428683757782" office:value-type="float"/>
          <table:table-cell office:value="37.95729624997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109</text:p>
          </table:table-cell>
          <table:table-cell office:value="5.4725712537766" office:value-type="float"/>
          <table:table-cell office:value="11.083329916" office:value-type="float"/>
          <table:table-cell office:value="-55.378906666094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120</text:p>
          </table:table-cell>
          <table:table-cell office:value="7.6738965511322" office:value-type="float"/>
          <table:table-cell office:value="7.4557965993881" office:value-type="float"/>
          <table:table-cell office:value="18.228849407974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131</text:p>
          </table:table-cell>
          <table:table-cell office:value="8.1492340564728" office:value-type="float"/>
          <table:table-cell office:value="8.5781013965607" office:value-type="float"/>
          <table:table-cell office:value="32.748986201681" office:value-type="float"/>
          <table:table-cell office:value="11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142</text:p>
          </table:table-cell>
          <table:table-cell office:value="0.73554567992687" office:value-type="float"/>
          <table:table-cell office:value="11.012464761734" office:value-type="float"/>
          <table:table-cell office:value="-92.147423962879" office:value-type="float"/>
          <table:table-cell office:value="10" office:value-type="float"/>
          <table:table-cell office:value="155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4</text:p>
          </table:table-cell>
          <table:table-cell office:value-type="string">
            <text:p>1153</text:p>
          </table:table-cell>
          <table:table-cell office:value="0.43972820043564" office:value-type="float"/>
          <table:table-cell office:value="11.053643226624" office:value-type="float"/>
          <table:table-cell office:value="153.10802125627" office:value-type="float"/>
          <table:table-cell office:value="10" office:value-type="float"/>
          <table:table-cell office:value="26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5</text:p>
          </table:table-cell>
          <table:table-cell office:value="-0.99549435079098" office:value-type="float"/>
          <table:table-cell office:value="0.10089721530676" office:value-type="float"/>
          <table:table-cell office:value="74.432680561284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614</text:p>
          </table:table-cell>
          <table:table-cell office:value="2.9586890339851" office:value-type="float"/>
          <table:table-cell office:value="-0.58501172810793" office:value-type="float"/>
          <table:table-cell office:value="125.46730041504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625</text:p>
          </table:table-cell>
          <table:table-cell office:value="3.3222538232803" office:value-type="float"/>
          <table:table-cell office:value="0.58245770633221" office:value-type="float"/>
          <table:table-cell office:value="-174.87933073833" office:value-type="float"/>
          <table:table-cell office:value="10" office:value-type="float"/>
          <table:table-cell office:value="2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636</text:p>
          </table:table-cell>
          <table:table-cell office:value="6.152800321579" office:value-type="float"/>
          <table:table-cell office:value="-0.0091483921278268" office:value-type="float"/>
          <table:table-cell office:value="-166.94075742345" office:value-type="float"/>
          <table:table-cell office:value="10" office:value-type="float"/>
          <table:table-cell office:value="1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647</text:p>
          </table:table-cell>
          <table:table-cell office:value="6.5518671274185" office:value-type="float"/>
          <table:table-cell office:value="0.86343765258789" office:value-type="float"/>
          <table:table-cell office:value="59.276839730087" office:value-type="float"/>
          <table:table-cell office:value="11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658</text:p>
          </table:table-cell>
          <table:table-cell office:value="8.5573691129684" office:value-type="float"/>
          <table:table-cell office:value="-0.11003883555532" office:value-type="float"/>
          <table:table-cell office:value="93.662957476962" office:value-type="float"/>
          <table:table-cell office:value="10" office:value-type="float"/>
          <table:table-cell office:value="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669</text:p>
          </table:table-cell>
          <table:table-cell office:value="8.3899879455566" office:value-type="float"/>
          <table:table-cell office:value="-0.516590885818" office:value-type="float"/>
          <table:table-cell office:value="59.83295562161" office:value-type="float"/>
          <table:table-cell office:value="11" office:value-type="float"/>
          <table:table-cell office:value="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680</text:p>
          </table:table-cell>
          <table:table-cell office:value="0.51261745393276" office:value-type="float"/>
          <table:table-cell office:value="1.4042693376541" office:value-type="float"/>
          <table:table-cell office:value="29.978281373431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691</text:p>
          </table:table-cell>
          <table:table-cell office:value="2.1336214244366" office:value-type="float"/>
          <table:table-cell office:value="0.8992563188076" office:value-type="float"/>
          <table:table-cell office:value="98.189467077802" office:value-type="float"/>
          <table:table-cell office:value="10" office:value-type="float"/>
          <table:table-cell office:value="2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702</text:p>
          </table:table-cell>
          <table:table-cell office:value="2.8274628520012" office:value-type="float"/>
          <table:table-cell office:value="1.1351531744003" office:value-type="float"/>
          <table:table-cell office:value="104.05467574004" office:value-type="float"/>
          <table:table-cell office:value="10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713</text:p>
          </table:table-cell>
          <table:table-cell office:value="4.8327746987343" office:value-type="float"/>
          <table:table-cell office:value="2.7712842822075" office:value-type="float"/>
          <table:table-cell office:value="-135.66624131172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724</text:p>
          </table:table-cell>
          <table:table-cell office:value="5.811328291893" office:value-type="float"/>
          <table:table-cell office:value="2.9504880309105" office:value-type="float"/>
          <table:table-cell office:value="-168.45985127103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735</text:p>
          </table:table-cell>
          <table:table-cell office:value="7.5191330909729" office:value-type="float"/>
          <table:table-cell office:value="1.7153538763523" office:value-type="float"/>
          <table:table-cell office:value="-66.119828041951" office:value-type="float"/>
          <table:table-cell office:value="11" office:value-type="float"/>
          <table:table-cell office:value="1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746</text:p>
          </table:table-cell>
          <table:table-cell office:value="7.3096859455109" office:value-type="float"/>
          <table:table-cell office:value="2.1744056046009" office:value-type="float"/>
          <table:table-cell office:value="19.014519680837" office:value-type="float"/>
          <table:table-cell office:value="11" office:value-type="float"/>
          <table:table-cell office:value="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757</text:p>
          </table:table-cell>
          <table:table-cell office:value="-1.2338738143444" office:value-type="float"/>
          <table:table-cell office:value="2.8533074259758" office:value-type="float"/>
          <table:table-cell office:value="152.80344531794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768</text:p>
          </table:table-cell>
          <table:table-cell office:value="0.5911648273468" office:value-type="float"/>
          <table:table-cell office:value="2.1701093018055" office:value-type="float"/>
          <table:table-cell office:value="33.887913652286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779</text:p>
          </table:table-cell>
          <table:table-cell office:value="1.8904636800289" office:value-type="float"/>
          <table:table-cell office:value="4.2806386947632" office:value-type="float"/>
          <table:table-cell office:value="77.389711786987" office:value-type="float"/>
          <table:table-cell office:value="10" office:value-type="float"/>
          <table:table-cell office:value="26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790</text:p>
          </table:table-cell>
          <table:table-cell office:value="4.2424407601357" office:value-type="float"/>
          <table:table-cell office:value="4.1148075461388" office:value-type="float"/>
          <table:table-cell office:value="-62.14444576555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801</text:p>
          </table:table-cell>
          <table:table-cell office:value="6.1398434638977" office:value-type="float"/>
          <table:table-cell office:value="2.9803049564362" office:value-type="float"/>
          <table:table-cell office:value="14.788702794701" office:value-type="float"/>
          <table:table-cell office:value="10" office:value-type="float"/>
          <table:table-cell office:value="1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812</text:p>
          </table:table-cell>
          <table:table-cell office:value="9.033659696579" office:value-type="float"/>
          <table:table-cell office:value="1.9264683127403" office:value-type="float"/>
          <table:table-cell office:value="-21.27095278661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823</text:p>
          </table:table-cell>
          <table:table-cell office:value="7.6829659938812" office:value-type="float"/>
          <table:table-cell office:value="3.9145648479462" office:value-type="float"/>
          <table:table-cell office:value="-112.33423469932" office:value-type="float"/>
          <table:table-cell office:value="10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834</text:p>
          </table:table-cell>
          <table:table-cell office:value="-1.0441225767136" office:value-type="float"/>
          <table:table-cell office:value="6.1208754777908" office:value-type="float"/>
          <table:table-cell office:value="-59.843465780756" office:value-type="float"/>
          <table:table-cell office:value="11" office:value-type="float"/>
          <table:table-cell office:value="1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845</text:p>
          </table:table-cell>
          <table:table-cell office:value="0.32444432377815" office:value-type="float"/>
          <table:table-cell office:value="4.0145999193192" office:value-type="float"/>
          <table:table-cell office:value="1.9155061880874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856</text:p>
          </table:table-cell>
          <table:table-cell office:value="4.8769026994705" office:value-type="float"/>
          <table:table-cell office:value="5.1292169094086" office:value-type="float"/>
          <table:table-cell office:value="-105.9645178971" office:value-type="float"/>
          <table:table-cell office:value="11" office:value-type="float"/>
          <table:table-cell office:value="2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867</text:p>
          </table:table-cell>
          <table:table-cell office:value="3.2324278354645" office:value-type="float"/>
          <table:table-cell office:value="4.8517256975174" office:value-type="float"/>
          <table:table-cell office:value="107.24739284272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878</text:p>
          </table:table-cell>
          <table:table-cell office:value="5.2600485086441" office:value-type="float"/>
          <table:table-cell office:value="4.6374121308327" office:value-type="float"/>
          <table:table-cell office:value="133.19882769494" office:value-type="float"/>
          <table:table-cell office:value="11" office:value-type="float"/>
          <table:table-cell office:value="2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889</text:p>
          </table:table-cell>
          <table:table-cell office:value="7.108148932457" office:value-type="float"/>
          <table:table-cell office:value="4.5501071214676" office:value-type="float"/>
          <table:table-cell office:value="140.2224431372" office:value-type="float"/>
          <table:table-cell office:value="11" office:value-type="float"/>
          <table:table-cell office:value="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900</text:p>
          </table:table-cell>
          <table:table-cell office:value="10.062810182571" office:value-type="float"/>
          <table:table-cell office:value="3.0257320404053" office:value-type="float"/>
          <table:table-cell office:value="88.256526145206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911</text:p>
          </table:table-cell>
          <table:table-cell office:value="-0.04090768750757" office:value-type="float"/>
          <table:table-cell office:value="6.6330623626709" office:value-type="float"/>
          <table:table-cell office:value="-16.07730946723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922</text:p>
          </table:table-cell>
          <table:table-cell office:value="1.6509690880775" office:value-type="float"/>
          <table:table-cell office:value="4.6088901162148" office:value-type="float"/>
          <table:table-cell office:value="59.155549213385" office:value-type="float"/>
          <table:table-cell office:value="10" office:value-type="float"/>
          <table:table-cell office:value="2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933</text:p>
          </table:table-cell>
          <table:table-cell office:value="3.1869718432426" office:value-type="float"/>
          <table:table-cell office:value="7.9770535230637" office:value-type="float"/>
          <table:table-cell office:value="-143.2573096767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944</text:p>
          </table:table-cell>
          <table:table-cell office:value="3.8727802038193" office:value-type="float"/>
          <table:table-cell office:value="6.6027396917343" office:value-type="float"/>
          <table:table-cell office:value="48.415874979299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955</text:p>
          </table:table-cell>
          <table:table-cell office:value="6.4200496673584" office:value-type="float"/>
          <table:table-cell office:value="5.8377891778946" office:value-type="float"/>
          <table:table-cell office:value="143.30498124384" office:value-type="float"/>
          <table:table-cell office:value="11" office:value-type="float"/>
          <table:table-cell office:value="19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966</text:p>
          </table:table-cell>
          <table:table-cell office:value="6.7883586883545" office:value-type="float"/>
          <table:table-cell office:value="5.8821314573288" office:value-type="float"/>
          <table:table-cell office:value="62.441156168652" office:value-type="float"/>
          <table:table-cell office:value="11" office:value-type="float"/>
          <table:table-cell office:value="2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977</text:p>
          </table:table-cell>
          <table:table-cell office:value="10.085022449493" office:value-type="float"/>
          <table:table-cell office:value="5.76784491539" office:value-type="float"/>
          <table:table-cell office:value="-164.61782090983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988</text:p>
          </table:table-cell>
          <table:table-cell office:value="-1.0919585078955" office:value-type="float"/>
          <table:table-cell office:value="7.7721279859543" office:value-type="float"/>
          <table:table-cell office:value="-25.340220920599" office:value-type="float"/>
          <table:table-cell office:value="10" office:value-type="float"/>
          <table:table-cell office:value="4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999</text:p>
          </table:table-cell>
          <table:table-cell office:value="-0.55100709199905" office:value-type="float"/>
          <table:table-cell office:value="7.6784592866898" office:value-type="float"/>
          <table:table-cell office:value="-56.496868467635" office:value-type="float"/>
          <table:table-cell office:value="10" office:value-type="float"/>
          <table:table-cell office:value="2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010</text:p>
          </table:table-cell>
          <table:table-cell office:value="1.3207963109016" office:value-type="float"/>
          <table:table-cell office:value="8.2561910152435" office:value-type="float"/>
          <table:table-cell office:value="17.127765022266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021</text:p>
          </table:table-cell>
          <table:table-cell office:value="4.9173384904861" office:value-type="float"/>
          <table:table-cell office:value="6.1152803897858" office:value-type="float"/>
          <table:table-cell office:value="-98.278400244986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032</text:p>
          </table:table-cell>
          <table:table-cell office:value="6.3232624530792" office:value-type="float"/>
          <table:table-cell office:value="7.3813873529434" office:value-type="float"/>
          <table:table-cell office:value="168.93190639034" office:value-type="float"/>
          <table:table-cell office:value="10" office:value-type="float"/>
          <table:table-cell office:value="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043</text:p>
          </table:table-cell>
          <table:table-cell office:value="8.6174613237381" office:value-type="float"/>
          <table:table-cell office:value="7.2679036855698" office:value-type="float"/>
          <table:table-cell office:value="-51.805643898666" office:value-type="float"/>
          <table:table-cell office:value="11" office:value-type="float"/>
          <table:table-cell office:value="14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054</text:p>
          </table:table-cell>
          <table:table-cell office:value="8.6816370487213" office:value-type="float"/>
          <table:table-cell office:value="7.8621160984039" office:value-type="float"/>
          <table:table-cell office:value="-130.60403477614" office:value-type="float"/>
          <table:table-cell office:value="11" office:value-type="float"/>
          <table:table-cell office:value="2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065</text:p>
          </table:table-cell>
          <table:table-cell office:value="-1.5850095450878" office:value-type="float"/>
          <table:table-cell office:value="5.4213374853134" office:value-type="float"/>
          <table:table-cell office:value="33.845972103678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076</text:p>
          </table:table-cell>
          <table:table-cell office:value="-1.405434012413" office:value-type="float"/>
          <table:table-cell office:value="8.581377863884" office:value-type="float"/>
          <table:table-cell office:value="-82.867452293445" office:value-type="float"/>
          <table:table-cell office:value="10" office:value-type="float"/>
          <table:table-cell office:value="2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087</text:p>
          </table:table-cell>
          <table:table-cell office:value="1.0493240505457" office:value-type="float"/>
          <table:table-cell office:value="10.904295444489" office:value-type="float"/>
          <table:table-cell office:value="67.540120926632" office:value-type="float"/>
          <table:table-cell office:value="10" office:value-type="float"/>
          <table:table-cell office:value="1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098</text:p>
          </table:table-cell>
          <table:table-cell office:value="3.607991039753" office:value-type="float"/>
          <table:table-cell office:value="10.191290378571" office:value-type="float"/>
          <table:table-cell office:value="42.12327595729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109</text:p>
          </table:table-cell>
          <table:table-cell office:value="5.1003038883209" office:value-type="float"/>
          <table:table-cell office:value="11.085003614426" office:value-type="float"/>
          <table:table-cell office:value="-56.289822432646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120</text:p>
          </table:table-cell>
          <table:table-cell office:value="7.5721734762192" office:value-type="float"/>
          <table:table-cell office:value="7.6583707332611" office:value-type="float"/>
          <table:table-cell office:value="-71.430055199155" office:value-type="float"/>
          <table:table-cell office:value="11" office:value-type="float"/>
          <table:table-cell office:value="5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131</text:p>
          </table:table-cell>
          <table:table-cell office:value="7.8139960765839" office:value-type="float"/>
          <table:table-cell office:value="8.3632564544678" office:value-type="float"/>
          <table:table-cell office:value="32.797798988925" office:value-type="float"/>
          <table:table-cell office:value="11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142</text:p>
          </table:table-cell>
          <table:table-cell office:value="0.69828420877457" office:value-type="float"/>
          <table:table-cell office:value="10.988047122955" office:value-type="float"/>
          <table:table-cell office:value="-87.861745980135" office:value-type="float"/>
          <table:table-cell office:value="10" office:value-type="float"/>
          <table:table-cell office:value="206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5</text:p>
          </table:table-cell>
          <table:table-cell office:value-type="string">
            <text:p>1153</text:p>
          </table:table-cell>
          <table:table-cell office:value="0.37058115005493" office:value-type="float"/>
          <table:table-cell office:value="10.874783992767" office:value-type="float"/>
          <table:table-cell office:value="71.721476354417" office:value-type="float"/>
          <table:table-cell office:value="10" office:value-type="float"/>
          <table:table-cell office:value="3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5</text:p>
          </table:table-cell>
          <table:table-cell office:value="-0.80265417695045" office:value-type="float"/>
          <table:table-cell office:value="-0.12585354968905" office:value-type="float"/>
          <table:table-cell office:value="82.839926336981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614</text:p>
          </table:table-cell>
          <table:table-cell office:value="3.2544946670532" office:value-type="float"/>
          <table:table-cell office:value="-0.57513892650604" office:value-type="float"/>
          <table:table-cell office:value="173.67495397094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625</text:p>
          </table:table-cell>
          <table:table-cell office:value="3.6869889497757" office:value-type="float"/>
          <table:table-cell office:value="0.55072449147701" office:value-type="float"/>
          <table:table-cell office:value="171.83059188211" office:value-type="float"/>
          <table:table-cell office:value="10" office:value-type="float"/>
          <table:table-cell office:value="2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636</text:p>
          </table:table-cell>
          <table:table-cell office:value="6.2230795621872" office:value-type="float"/>
          <table:table-cell office:value="0.21425649523735" office:value-type="float"/>
          <table:table-cell office:value="-92.580841605071" office:value-type="float"/>
          <table:table-cell office:value="11" office:value-type="float"/>
          <table:table-cell office:value="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647</text:p>
          </table:table-cell>
          <table:table-cell office:value="6.33420586586" office:value-type="float"/>
          <table:table-cell office:value="0.66056802868843" office:value-type="float"/>
          <table:table-cell office:value="20.767384273991" office:value-type="float"/>
          <table:table-cell office:value="11" office:value-type="float"/>
          <table:table-cell office:value="7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658</text:p>
          </table:table-cell>
          <table:table-cell office:value="8.7758195400238" office:value-type="float"/>
          <table:table-cell office:value="-0.134491994977" office:value-type="float"/>
          <table:table-cell office:value="-176.4532031527" office:value-type="float"/>
          <table:table-cell office:value="10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669</text:p>
          </table:table-cell>
          <table:table-cell office:value="8.0968236923218" office:value-type="float"/>
          <table:table-cell office:value="-0.58501768857241" office:value-type="float"/>
          <table:table-cell office:value="59.074420078545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680</text:p>
          </table:table-cell>
          <table:table-cell office:value="0.2008593827486" office:value-type="float"/>
          <table:table-cell office:value="1.2357127666473" office:value-type="float"/>
          <table:table-cell office:value="28.192030965902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691</text:p>
          </table:table-cell>
          <table:table-cell office:value="2.2924450039864" office:value-type="float"/>
          <table:table-cell office:value="0.64323246479034" office:value-type="float"/>
          <table:table-cell office:value="128.20747247927" office:value-type="float"/>
          <table:table-cell office:value="10" office:value-type="float"/>
          <table:table-cell office:value="2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702</text:p>
          </table:table-cell>
          <table:table-cell office:value="2.9155197739601" office:value-type="float"/>
          <table:table-cell office:value="0.7852191478014" office:value-type="float"/>
          <table:table-cell office:value="104.4055360138" office:value-type="float"/>
          <table:table-cell office:value="10" office:value-type="float"/>
          <table:table-cell office:value="2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713</text:p>
          </table:table-cell>
          <table:table-cell office:value="5.1075661182404" office:value-type="float"/>
          <table:table-cell office:value="2.9685670137405" office:value-type="float"/>
          <table:table-cell office:value="-143.5592478248" office:value-type="float"/>
          <table:table-cell office:value="10" office:value-type="float"/>
          <table:table-cell office:value="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724</text:p>
          </table:table-cell>
          <table:table-cell office:value="5.8333504199982" office:value-type="float"/>
          <table:table-cell office:value="2.706091105938" office:value-type="float"/>
          <table:table-cell office:value="100.51692747007" office:value-type="float"/>
          <table:table-cell office:value="10" office:value-type="float"/>
          <table:table-cell office:value="15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735</text:p>
          </table:table-cell>
          <table:table-cell office:value="7.305394411087" office:value-type="float"/>
          <table:table-cell office:value="1.6550102829933" office:value-type="float"/>
          <table:table-cell office:value="24.607408957876" office:value-type="float"/>
          <table:table-cell office:value="11" office:value-type="float"/>
          <table:table-cell office:value="1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746</text:p>
          </table:table-cell>
          <table:table-cell office:value="7.2092807292938" office:value-type="float"/>
          <table:table-cell office:value="2.3713919520378" office:value-type="float"/>
          <table:table-cell office:value="-71.753396350107" office:value-type="float"/>
          <table:table-cell office:value="11" office:value-type="float"/>
          <table:table-cell office:value="10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757</text:p>
          </table:table-cell>
          <table:table-cell office:value="-0.93831032514572" office:value-type="float"/>
          <table:table-cell office:value="2.8663489222527" office:value-type="float"/>
          <table:table-cell office:value="-170.65823761521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768</text:p>
          </table:table-cell>
          <table:table-cell office:value="0.25674035772681" office:value-type="float"/>
          <table:table-cell office:value="2.0603492856026" office:value-type="float"/>
          <table:table-cell office:value="14.052596156764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779</text:p>
          </table:table-cell>
          <table:table-cell office:value="1.6728304326534" office:value-type="float"/>
          <table:table-cell office:value="4.222928583622" office:value-type="float"/>
          <table:table-cell office:value="26.495803693298" office:value-type="float"/>
          <table:table-cell office:value="10" office:value-type="float"/>
          <table:table-cell office:value="2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790</text:p>
          </table:table-cell>
          <table:table-cell office:value="3.9781469106674" office:value-type="float"/>
          <table:table-cell office:value="4.2962628602982" office:value-type="float"/>
          <table:table-cell office:value="-27.216873730823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801</text:p>
          </table:table-cell>
          <table:table-cell office:value="6.2355101108551" office:value-type="float"/>
          <table:table-cell office:value="2.7416813373566" office:value-type="float"/>
          <table:table-cell office:value="108.00379628588" office:value-type="float"/>
          <table:table-cell office:value="10" office:value-type="float"/>
          <table:table-cell office:value="1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812</text:p>
          </table:table-cell>
          <table:table-cell office:value="8.9368236064911" office:value-type="float"/>
          <table:table-cell office:value="2.0843484997749" office:value-type="float"/>
          <table:table-cell office:value="-58.540991916778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823</text:p>
          </table:table-cell>
          <table:table-cell office:value="7.8133696317673" office:value-type="float"/>
          <table:table-cell office:value="4.1212233901024" office:value-type="float"/>
          <table:table-cell office:value="-137.03476243718" office:value-type="float"/>
          <table:table-cell office:value="11" office:value-type="float"/>
          <table:table-cell office:value="9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834</text:p>
          </table:table-cell>
          <table:table-cell office:value="-1.2927922606468" office:value-type="float"/>
          <table:table-cell office:value="6.388441324234" office:value-type="float"/>
          <table:table-cell office:value="-45.145975176696" office:value-type="float"/>
          <table:table-cell office:value="11" office:value-type="float"/>
          <table:table-cell office:value="1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845</text:p>
          </table:table-cell>
          <table:table-cell office:value="0.03705185605213" office:value-type="float"/>
          <table:table-cell office:value="4.0818309783936" office:value-type="float"/>
          <table:table-cell office:value="-16.747672087068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856</text:p>
          </table:table-cell>
          <table:table-cell office:value="4.6736827492714" office:value-type="float"/>
          <table:table-cell office:value="5.2197569608688" office:value-type="float"/>
          <table:table-cell office:value="-15.250804697632" office:value-type="float"/>
          <table:table-cell office:value="11" office:value-type="float"/>
          <table:table-cell office:value="2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867</text:p>
          </table:table-cell>
          <table:table-cell office:value="3.1578856706619" office:value-type="float"/>
          <table:table-cell office:value="4.5478773117065" office:value-type="float"/>
          <table:table-cell office:value="68.229547731436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878</text:p>
          </table:table-cell>
          <table:table-cell office:value="5.1554012298584" office:value-type="float"/>
          <table:table-cell office:value="4.366529583931" office:value-type="float"/>
          <table:table-cell office:value="72.368930859171" office:value-type="float"/>
          <table:table-cell office:value="11" office:value-type="float"/>
          <table:table-cell office:value="2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889</text:p>
          </table:table-cell>
          <table:table-cell office:value="7.1785801649094" office:value-type="float"/>
          <table:table-cell office:value="4.287985265255" office:value-type="float"/>
          <table:table-cell office:value="87.530696467989" office:value-type="float"/>
          <table:table-cell office:value="11" office:value-type="float"/>
          <table:table-cell office:value="10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900</text:p>
          </table:table-cell>
          <table:table-cell office:value="10.050580501556" office:value-type="float"/>
          <table:table-cell office:value="2.6285997033119" office:value-type="float"/>
          <table:table-cell office:value="88.250307520484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911</text:p>
          </table:table-cell>
          <table:table-cell office:value="-0.26775082573295" office:value-type="float"/>
          <table:table-cell office:value="6.8150061368942" office:value-type="float"/>
          <table:table-cell office:value="-47.0595792600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922</text:p>
          </table:table-cell>
          <table:table-cell office:value="1.4406427741051" office:value-type="float"/>
          <table:table-cell office:value="4.6921864151955" office:value-type="float"/>
          <table:table-cell office:value="-30.46891036307" office:value-type="float"/>
          <table:table-cell office:value="10" office:value-type="float"/>
          <table:table-cell office:value="2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933</text:p>
          </table:table-cell>
          <table:table-cell office:value="3.5060521960258" office:value-type="float"/>
          <table:table-cell office:value="8.0380344390869" office:value-type="float"/>
          <table:table-cell office:value="-176.3492222804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944</text:p>
          </table:table-cell>
          <table:table-cell office:value="3.7432646751404" office:value-type="float"/>
          <table:table-cell office:value="6.3439697027206" office:value-type="float"/>
          <table:table-cell office:value="66.581311499237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955</text:p>
          </table:table-cell>
          <table:table-cell office:value="6.5762680768967" office:value-type="float"/>
          <table:table-cell office:value="5.9818553924561" office:value-type="float"/>
          <table:table-cell office:value="-127.19428767065" office:value-type="float"/>
          <table:table-cell office:value="11" office:value-type="float"/>
          <table:table-cell office:value="2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966</text:p>
          </table:table-cell>
          <table:table-cell office:value="6.9713824987411" office:value-type="float"/>
          <table:table-cell office:value="5.760406255722" office:value-type="float"/>
          <table:table-cell office:value="153.29807882856" office:value-type="float"/>
          <table:table-cell office:value="11" office:value-type="float"/>
          <table:table-cell office:value="2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977</text:p>
          </table:table-cell>
          <table:table-cell office:value="10.085008144379" office:value-type="float"/>
          <table:table-cell office:value="6.0010659694672" office:value-type="float"/>
          <table:table-cell office:value="-125.54349565202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988</text:p>
          </table:table-cell>
          <table:table-cell office:value="-1.025947779417" office:value-type="float"/>
          <table:table-cell office:value="7.9839289188385" office:value-type="float"/>
          <table:table-cell office:value="-116.12683041081" office:value-type="float"/>
          <table:table-cell office:value="10" office:value-type="float"/>
          <table:table-cell office:value="4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999</text:p>
          </table:table-cell>
          <table:table-cell office:value="-0.75109198689461" office:value-type="float"/>
          <table:table-cell office:value="7.5835704803467" office:value-type="float"/>
          <table:table-cell office:value="34.26141382023" office:value-type="float"/>
          <table:table-cell office:value="10" office:value-type="float"/>
          <table:table-cell office:value="2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010</text:p>
          </table:table-cell>
          <table:table-cell office:value="1.1010237038136" office:value-type="float"/>
          <table:table-cell office:value="8.2433921098709" office:value-type="float"/>
          <table:table-cell office:value="2.1479499235654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021</text:p>
          </table:table-cell>
          <table:table-cell office:value="4.9694728851318" office:value-type="float"/>
          <table:table-cell office:value="6.4913499355316" office:value-type="float"/>
          <table:table-cell office:value="-97.283522794201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032</text:p>
          </table:table-cell>
          <table:table-cell office:value="6.6153454780579" office:value-type="float"/>
          <table:table-cell office:value="7.4867498874664" office:value-type="float"/>
          <table:table-cell office:value="-152.24618820628" office:value-type="float"/>
          <table:table-cell office:value="10" office:value-type="float"/>
          <table:table-cell office:value="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043</text:p>
          </table:table-cell>
          <table:table-cell office:value="8.4255486726761" office:value-type="float"/>
          <table:table-cell office:value="7.1568858623505" office:value-type="float"/>
          <table:table-cell office:value="38.917561245572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054</text:p>
          </table:table-cell>
          <table:table-cell office:value="8.8682377338409" office:value-type="float"/>
          <table:table-cell office:value="7.7509891986847" office:value-type="float"/>
          <table:table-cell office:value="140.29795500883" office:value-type="float"/>
          <table:table-cell office:value="11" office:value-type="float"/>
          <table:table-cell office:value="2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065</text:p>
          </table:table-cell>
          <table:table-cell office:value="-1.5850108861923" office:value-type="float"/>
          <table:table-cell office:value="5.112179517746" office:value-type="float"/>
          <table:table-cell office:value="34.055174156359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076</text:p>
          </table:table-cell>
          <table:table-cell office:value="-1.4945994317532" office:value-type="float"/>
          <table:table-cell office:value="8.8863289356232" office:value-type="float"/>
          <table:table-cell office:value="-63.270351689333" office:value-type="float"/>
          <table:table-cell office:value="10" office:value-type="float"/>
          <table:table-cell office:value="2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087</text:p>
          </table:table-cell>
          <table:table-cell office:value="1.1814818531275" office:value-type="float"/>
          <table:table-cell office:value="10.767195224762" office:value-type="float"/>
          <table:table-cell office:value="143.47185906331" office:value-type="float"/>
          <table:table-cell office:value="10" office:value-type="float"/>
          <table:table-cell office:value="1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098</text:p>
          </table:table-cell>
          <table:table-cell office:value="3.3517494797707" office:value-type="float"/>
          <table:table-cell office:value="9.9759161472321" office:value-type="float"/>
          <table:table-cell office:value="39.417579675176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109</text:p>
          </table:table-cell>
          <table:table-cell office:value="4.7617873549461" office:value-type="float"/>
          <table:table-cell office:value="11.08499288559" office:value-type="float"/>
          <table:table-cell office:value="-52.1950459784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120</text:p>
          </table:table-cell>
          <table:table-cell office:value="7.3671090602875" office:value-type="float"/>
          <table:table-cell office:value="7.7575224637985" office:value-type="float"/>
          <table:table-cell office:value="-3.9522956321194" office:value-type="float"/>
          <table:table-cell office:value="11" office:value-type="float"/>
          <table:table-cell office:value="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131</text:p>
          </table:table-cell>
          <table:table-cell office:value="7.7662640810013" office:value-type="float"/>
          <table:table-cell office:value="8.1403648853302" office:value-type="float"/>
          <table:table-cell office:value="99.905424816593" office:value-type="float"/>
          <table:table-cell office:value="11" office:value-type="float"/>
          <table:table-cell office:value="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142</text:p>
          </table:table-cell>
          <table:table-cell office:value="0.64632594585419" office:value-type="float"/>
          <table:table-cell office:value="11.032656431198" office:value-type="float"/>
          <table:table-cell office:value="-87.858322319711" office:value-type="float"/>
          <table:table-cell office:value="10" office:value-type="float"/>
          <table:table-cell office:value="237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6</text:p>
          </table:table-cell>
          <table:table-cell office:value-type="string">
            <text:p>1153</text:p>
          </table:table-cell>
          <table:table-cell office:value="0.15132017433643" office:value-type="float"/>
          <table:table-cell office:value="10.906686782837" office:value-type="float"/>
          <table:table-cell office:value="-18.188088373014" office:value-type="float"/>
          <table:table-cell office:value="10" office:value-type="float"/>
          <table:table-cell office:value="3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5</text:p>
          </table:table-cell>
          <table:table-cell office:value="-0.66904224455357" office:value-type="float"/>
          <table:table-cell office:value="-0.29674360528588" office:value-type="float"/>
          <table:table-cell office:value="84.620332262319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614</text:p>
          </table:table-cell>
          <table:table-cell office:value="3.5137638449669" office:value-type="float"/>
          <table:table-cell office:value="-0.42727448046207" office:value-type="float"/>
          <table:table-cell office:value="-141.68916386404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625</text:p>
          </table:table-cell>
          <table:table-cell office:value="4.0349492430687" office:value-type="float"/>
          <table:table-cell office:value="0.43430842459202" office:value-type="float"/>
          <table:table-cell office:value="158.27686012171" office:value-type="float"/>
          <table:table-cell office:value="10" office:value-type="float"/>
          <table:table-cell office:value="2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636</text:p>
          </table:table-cell>
          <table:table-cell office:value="6.0051882266998" office:value-type="float"/>
          <table:table-cell office:value="0.25532234460115" office:value-type="float"/>
          <table:table-cell office:value="-1.8697247668436" office:value-type="float"/>
          <table:table-cell office:value="11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647</text:p>
          </table:table-cell>
          <table:table-cell office:value="6.2282478809357" office:value-type="float"/>
          <table:table-cell office:value="0.85426643490791" office:value-type="float"/>
          <table:table-cell office:value="-69.975204528517" office:value-type="float"/>
          <table:table-cell office:value="11" office:value-type="float"/>
          <table:table-cell office:value="1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658</text:p>
          </table:table-cell>
          <table:table-cell office:value="8.7925738096237" office:value-type="float"/>
          <table:table-cell office:value="0.086474753916264" office:value-type="float"/>
          <table:table-cell office:value="-85.73106747524" office:value-type="float"/>
          <table:table-cell office:value="10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669</text:p>
          </table:table-cell>
          <table:table-cell office:value="7.7518802881241" office:value-type="float"/>
          <table:table-cell office:value="-0.58501798659563" office:value-type="float"/>
          <table:table-cell office:value="55.592543759923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680</text:p>
          </table:table-cell>
          <table:table-cell office:value="-0.11185018345714" office:value-type="float"/>
          <table:table-cell office:value="1.0291773080826" office:value-type="float"/>
          <table:table-cell office:value="36.089689488624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691</text:p>
          </table:table-cell>
          <table:table-cell office:value="2.2797937691212" office:value-type="float"/>
          <table:table-cell office:value="0.4380276799202" office:value-type="float"/>
          <table:table-cell office:value="68.345350824344" office:value-type="float"/>
          <table:table-cell office:value="10" office:value-type="float"/>
          <table:table-cell office:value="2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702</text:p>
          </table:table-cell>
          <table:table-cell office:value="2.7925550937653" office:value-type="float"/>
          <table:table-cell office:value="0.60519821941853" office:value-type="float"/>
          <table:table-cell office:value="36.344044907078" office:value-type="float"/>
          <table:table-cell office:value="10" office:value-type="float"/>
          <table:table-cell office:value="2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713</text:p>
          </table:table-cell>
          <table:table-cell office:value="5.3430908918381" office:value-type="float"/>
          <table:table-cell office:value="3.1699523329735" office:value-type="float"/>
          <table:table-cell office:value="-138.55771046535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724</text:p>
          </table:table-cell>
          <table:table-cell office:value="5.6225174665451" office:value-type="float"/>
          <table:table-cell office:value="2.6294240355492" office:value-type="float"/>
          <table:table-cell office:value="10.374634129227" office:value-type="float"/>
          <table:table-cell office:value="10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735</text:p>
          </table:table-cell>
          <table:table-cell office:value="7.2146713733673" office:value-type="float"/>
          <table:table-cell office:value="1.346932053566" office:value-type="float"/>
          <table:table-cell office:value="68.434434331906" office:value-type="float"/>
          <table:table-cell office:value="11" office:value-type="float"/>
          <table:table-cell office:value="1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746</text:p>
          </table:table-cell>
          <table:table-cell office:value="7.3729050159454" office:value-type="float"/>
          <table:table-cell office:value="2.6482024788857" office:value-type="float"/>
          <table:table-cell office:value="-115.44746957767" office:value-type="float"/>
          <table:table-cell office:value="11" office:value-type="float"/>
          <table:table-cell office:value="10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757</text:p>
          </table:table-cell>
          <table:table-cell office:value="-0.65823175013065" office:value-type="float"/>
          <table:table-cell office:value="3.0262047052383" office:value-type="float"/>
          <table:table-cell office:value="-146.25255469304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768</text:p>
          </table:table-cell>
          <table:table-cell office:value="0.15248069539666" office:value-type="float"/>
          <table:table-cell office:value="1.8796393275261" office:value-type="float"/>
          <table:table-cell office:value="63.980060777846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779</text:p>
          </table:table-cell>
          <table:table-cell office:value="1.7430919408798" office:value-type="float"/>
          <table:table-cell office:value="4.0123176574707" office:value-type="float"/>
          <table:table-cell office:value="117.23470232289" office:value-type="float"/>
          <table:table-cell office:value="10" office:value-type="float"/>
          <table:table-cell office:value="3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790</text:p>
          </table:table-cell>
          <table:table-cell office:value="3.6580076813698" office:value-type="float"/>
          <table:table-cell office:value="4.2949026823044" office:value-type="float"/>
          <table:table-cell office:value="7.6546819916197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801</text:p>
          </table:table-cell>
          <table:table-cell office:value="6.4572286605835" office:value-type="float"/>
          <table:table-cell office:value="2.7701154351234" office:value-type="float"/>
          <table:table-cell office:value="-162.77796903234" office:value-type="float"/>
          <table:table-cell office:value="10" office:value-type="float"/>
          <table:table-cell office:value="2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812</text:p>
          </table:table-cell>
          <table:table-cell office:value="9.0208613872528" office:value-type="float"/>
          <table:table-cell office:value="2.3591420054436" office:value-type="float"/>
          <table:table-cell office:value="-109.67060638841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823</text:p>
          </table:table-cell>
          <table:table-cell office:value="7.9855227470398" office:value-type="float"/>
          <table:table-cell office:value="3.9824149012566" office:value-type="float"/>
          <table:table-cell office:value="132.33508122195" office:value-type="float"/>
          <table:table-cell office:value="11" office:value-type="float"/>
          <table:table-cell office:value="9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834</text:p>
          </table:table-cell>
          <table:table-cell office:value="-1.4866136014462" office:value-type="float"/>
          <table:table-cell office:value="6.6280049085617" office:value-type="float"/>
          <table:table-cell office:value="-61.638441055444" office:value-type="float"/>
          <table:table-cell office:value="11" office:value-type="float"/>
          <table:table-cell office:value="1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845</text:p>
          </table:table-cell>
          <table:table-cell office:value="-0.21375618875027" office:value-type="float"/>
          <table:table-cell office:value="4.2374759912491" office:value-type="float"/>
          <table:table-cell office:value="-35.448767956655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856</text:p>
          </table:table-cell>
          <table:table-cell office:value="4.5684343576431" office:value-type="float"/>
          <table:table-cell office:value="5.0040519237518" office:value-type="float"/>
          <table:table-cell office:value="68.931507456834" office:value-type="float"/>
          <table:table-cell office:value="11" office:value-type="float"/>
          <table:table-cell office:value="2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867</text:p>
          </table:table-cell>
          <table:table-cell office:value="2.909346818924" office:value-type="float"/>
          <table:table-cell office:value="4.3595132231712" office:value-type="float"/>
          <table:table-cell office:value="29.172463781515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878</text:p>
          </table:table-cell>
          <table:table-cell office:value="5.0356513261795" office:value-type="float"/>
          <table:table-cell office:value="3.987925350666" office:value-type="float"/>
          <table:table-cell office:value="72.366573248699" office:value-type="float"/>
          <table:table-cell office:value="11" office:value-type="float"/>
          <table:table-cell office:value="2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889</text:p>
          </table:table-cell>
          <table:table-cell office:value="6.9586074352264" office:value-type="float"/>
          <table:table-cell office:value="4.2664688825607" office:value-type="float"/>
          <table:table-cell office:value="-3.2747852242297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900</text:p>
          </table:table-cell>
          <table:table-cell office:value="10.038335323334" office:value-type="float"/>
          <table:table-cell office:value="2.231161147356" office:value-type="float"/>
          <table:table-cell office:value="88.22364943802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911</text:p>
          </table:table-cell>
          <table:table-cell office:value="-0.41433088481426" office:value-type="float"/>
          <table:table-cell office:value="7.032682299614" office:value-type="float"/>
          <table:table-cell office:value="-39.653081043511" office:value-type="float"/>
          <table:table-cell office:value="10" office:value-type="float"/>
          <table:table-cell office:value="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922</text:p>
          </table:table-cell>
          <table:table-cell office:value="1.525504887104" office:value-type="float"/>
          <table:table-cell office:value="4.8974743485451" office:value-type="float"/>
          <table:table-cell office:value="-121.25537805497" office:value-type="float"/>
          <table:table-cell office:value="10" office:value-type="float"/>
          <table:table-cell office:value="3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933</text:p>
          </table:table-cell>
          <table:table-cell office:value="3.8107645511627" office:value-type="float"/>
          <table:table-cell office:value="7.9176205396652" office:value-type="float"/>
          <table:table-cell office:value="152.2500560541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944</text:p>
          </table:table-cell>
          <table:table-cell office:value="3.6893379688263" office:value-type="float"/>
          <table:table-cell office:value="6.0488599538803" office:value-type="float"/>
          <table:table-cell office:value="80.132282463608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955</text:p>
          </table:table-cell>
          <table:table-cell office:value="6.7385983467102" office:value-type="float"/>
          <table:table-cell office:value="6.0633796453476" office:value-type="float"/>
          <table:table-cell office:value="-171.89814938102" office:value-type="float"/>
          <table:table-cell office:value="11" office:value-type="float"/>
          <table:table-cell office:value="2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966</text:p>
          </table:table-cell>
          <table:table-cell office:value="7.0840591192245" office:value-type="float"/>
          <table:table-cell office:value="5.6200069189072" office:value-type="float"/>
          <table:table-cell office:value="109.63222175647" office:value-type="float"/>
          <table:table-cell office:value="11" office:value-type="float"/>
          <table:table-cell office:value="2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977</text:p>
          </table:table-cell>
          <table:table-cell office:value="10.053391456604" office:value-type="float"/>
          <table:table-cell office:value="6.3231217861176" office:value-type="float"/>
          <table:table-cell office:value="-85.240417984641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988</text:p>
          </table:table-cell>
          <table:table-cell office:value="-0.82711018621922" office:value-type="float"/>
          <table:table-cell office:value="8.0583298206329" office:value-type="float"/>
          <table:table-cell office:value="-140.12457155118" office:value-type="float"/>
          <table:table-cell office:value="10" office:value-type="float"/>
          <table:table-cell office:value="46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999</text:p>
          </table:table-cell>
          <table:table-cell office:value="-0.66264495253563" office:value-type="float"/>
          <table:table-cell office:value="7.3810619115829" office:value-type="float"/>
          <table:table-cell office:value="123.70391712067" office:value-type="float"/>
          <table:table-cell office:value="10" office:value-type="float"/>
          <table:table-cell office:value="3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010</text:p>
          </table:table-cell>
          <table:table-cell office:value="0.85544243454933" office:value-type="float"/>
          <table:table-cell office:value="8.2559365034103" office:value-type="float"/>
          <table:table-cell office:value="-0.94725756318706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021</text:p>
          </table:table-cell>
          <table:table-cell office:value="4.9757367372513" office:value-type="float"/>
          <table:table-cell office:value="6.7724472284317" office:value-type="float"/>
          <table:table-cell office:value="-90.013109954299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032</text:p>
          </table:table-cell>
          <table:table-cell office:value="6.6759824752808" office:value-type="float"/>
          <table:table-cell office:value="7.7176344394684" office:value-type="float"/>
          <table:table-cell office:value="-85.805636302681" office:value-type="float"/>
          <table:table-cell office:value="11" office:value-type="float"/>
          <table:table-cell office:value="10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043</text:p>
          </table:table-cell>
          <table:table-cell office:value="8.3021003007889" office:value-type="float"/>
          <table:table-cell office:value="6.8282014131546" office:value-type="float"/>
          <table:table-cell office:value="64.74961217042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054</text:p>
          </table:table-cell>
          <table:table-cell office:value="8.7505161762238" office:value-type="float"/>
          <table:table-cell office:value="7.5540667772293" office:value-type="float"/>
          <table:table-cell office:value="51.816256562616" office:value-type="float"/>
          <table:table-cell office:value="11" office:value-type="float"/>
          <table:table-cell office:value="2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065</text:p>
          </table:table-cell>
          <table:table-cell office:value="-1.5848603844643" office:value-type="float"/>
          <table:table-cell office:value="4.8268622159958" office:value-type="float"/>
          <table:table-cell office:value="35.032919637716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076</text:p>
          </table:table-cell>
          <table:table-cell office:value="-1.585009843111" office:value-type="float"/>
          <table:table-cell office:value="8.9644873142242" office:value-type="float"/>
          <table:table-cell office:value="-26.67469165887" office:value-type="float"/>
          <table:table-cell office:value="10" office:value-type="float"/>
          <table:table-cell office:value="2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087</text:p>
          </table:table-cell>
          <table:table-cell office:value="1.3413168489933" office:value-type="float"/>
          <table:table-cell office:value="10.927809476852" office:value-type="float"/>
          <table:table-cell office:value="-127.03339613167" office:value-type="float"/>
          <table:table-cell office:value="10" office:value-type="float"/>
          <table:table-cell office:value="1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098</text:p>
          </table:table-cell>
          <table:table-cell office:value="3.0899339914322" office:value-type="float"/>
          <table:table-cell office:value="9.7992640733719" office:value-type="float"/>
          <table:table-cell office:value="28.681096757294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109</text:p>
          </table:table-cell>
          <table:table-cell office:value="4.4816499948502" office:value-type="float"/>
          <table:table-cell office:value="11.084998846054" office:value-type="float"/>
          <table:table-cell office:value="-61.019441884035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120</text:p>
          </table:table-cell>
          <table:table-cell office:value="7.3208367824554" office:value-type="float"/>
          <table:table-cell office:value="7.5401210784912" office:value-type="float"/>
          <table:table-cell office:value="86.814597913414" office:value-type="float"/>
          <table:table-cell office:value="11" office:value-type="float"/>
          <table:table-cell office:value="1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131</text:p>
          </table:table-cell>
          <table:table-cell office:value="7.9877972602844" office:value-type="float"/>
          <table:table-cell office:value="8.1465828418732" office:value-type="float"/>
          <table:table-cell office:value="-169.54983267814" office:value-type="float"/>
          <table:table-cell office:value="11" office:value-type="float"/>
          <table:table-cell office:value="1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142</text:p>
          </table:table-cell>
          <table:table-cell office:value="0.60359798371792" office:value-type="float"/>
          <table:table-cell office:value="11.034762859344" office:value-type="float"/>
          <table:table-cell office:value="-86.96409091828" office:value-type="float"/>
          <table:table-cell office:value="10" office:value-type="float"/>
          <table:table-cell office:value="262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7</text:p>
          </table:table-cell>
          <table:table-cell office:value-type="string">
            <text:p>1153</text:p>
          </table:table-cell>
          <table:table-cell office:value="0.17372379079461" office:value-type="float"/>
          <table:table-cell office:value="11.085007190704" office:value-type="float"/>
          <table:table-cell office:value="-108.18525028836" office:value-type="float"/>
          <table:table-cell office:value="10" office:value-type="float"/>
          <table:table-cell office:value="3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5</text:p>
          </table:table-cell>
          <table:table-cell office:value="-0.52213914692402" office:value-type="float"/>
          <table:table-cell office:value="-0.47181021422148" office:value-type="float"/>
          <table:table-cell office:value="79.249825447228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614</text:p>
          </table:table-cell>
          <table:table-cell office:value="3.5923650860786" office:value-type="float"/>
          <table:table-cell office:value="-0.13875527307391" office:value-type="float"/>
          <table:table-cell office:value="-96.816463075626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625</text:p>
          </table:table-cell>
          <table:table-cell office:value="4.3447479605675" office:value-type="float"/>
          <table:table-cell office:value="0.24006294086576" office:value-type="float"/>
          <table:table-cell office:value="144.71756576732" office:value-type="float"/>
          <table:table-cell office:value="10" office:value-type="float"/>
          <table:table-cell office:value="2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636</text:p>
          </table:table-cell>
          <table:table-cell office:value="5.819331407547" office:value-type="float"/>
          <table:table-cell office:value="0.0062340969452634" office:value-type="float"/>
          <table:table-cell office:value="48.342990647456" office:value-type="float"/>
          <table:table-cell office:value="11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647</text:p>
          </table:table-cell>
          <table:table-cell office:value="6.4065039157867" office:value-type="float"/>
          <table:table-cell office:value="1.1088069528341" office:value-type="float"/>
          <table:table-cell office:value="-120.08034499588" office:value-type="float"/>
          <table:table-cell office:value="11" office:value-type="float"/>
          <table:table-cell office:value="11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658</text:p>
          </table:table-cell>
          <table:table-cell office:value="8.7291097640991" office:value-type="float"/>
          <table:table-cell office:value="0.47228597104549" office:value-type="float"/>
          <table:table-cell office:value="-81.502566671675" office:value-type="float"/>
          <table:table-cell office:value="10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669</text:p>
          </table:table-cell>
          <table:table-cell office:value="7.4766629934311" office:value-type="float"/>
          <table:table-cell office:value="-0.5815777182579" office:value-type="float"/>
          <table:table-cell office:value="55.607540212619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680</text:p>
          </table:table-cell>
          <table:table-cell office:value="-0.33383768051863" office:value-type="float"/>
          <table:table-cell office:value="0.7682491838932" office:value-type="float"/>
          <table:table-cell office:value="58.955049818488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691</text:p>
          </table:table-cell>
          <table:table-cell office:value="2.0638620853424" office:value-type="float"/>
          <table:table-cell office:value="0.49016457051039" office:value-type="float"/>
          <table:table-cell office:value="-22.478997517543" office:value-type="float"/>
          <table:table-cell office:value="10" office:value-type="float"/>
          <table:table-cell office:value="3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702</text:p>
          </table:table-cell>
          <table:table-cell office:value="2.6373893022537" office:value-type="float"/>
          <table:table-cell office:value="0.76330736279488" office:value-type="float"/>
          <table:table-cell office:value="-54.383410769663" office:value-type="float"/>
          <table:table-cell office:value="10" office:value-type="float"/>
          <table:table-cell office:value="25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713</text:p>
          </table:table-cell>
          <table:table-cell office:value="5.5798780918121" office:value-type="float"/>
          <table:table-cell office:value="3.1275019049644" office:value-type="float"/>
          <table:table-cell office:value="153.56975755874" office:value-type="float"/>
          <table:table-cell office:value="10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724</text:p>
          </table:table-cell>
          <table:table-cell office:value="5.5529087781906" office:value-type="float"/>
          <table:table-cell office:value="2.7988716959953" office:value-type="float"/>
          <table:table-cell office:value="-77.867008318567" office:value-type="float"/>
          <table:table-cell office:value="10" office:value-type="float"/>
          <table:table-cell office:value="21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735</text:p>
          </table:table-cell>
          <table:table-cell office:value="7.0689451694489" office:value-type="float"/>
          <table:table-cell office:value="0.97671799361706" office:value-type="float"/>
          <table:table-cell office:value="68.392195519368" office:value-type="float"/>
          <table:table-cell office:value="11" office:value-type="float"/>
          <table:table-cell office:value="14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746</text:p>
          </table:table-cell>
          <table:table-cell office:value="7.5421857833862" office:value-type="float"/>
          <table:table-cell office:value="3.0076211690903" office:value-type="float"/>
          <table:table-cell office:value="-115.46382934425" office:value-type="float"/>
          <table:table-cell office:value="11" office:value-type="float"/>
          <table:table-cell office:value="10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757</text:p>
          </table:table-cell>
          <table:table-cell office:value="-0.45530751347542" office:value-type="float"/>
          <table:table-cell office:value="3.2804605364799" office:value-type="float"/>
          <table:table-cell office:value="-124.05870674522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768</text:p>
          </table:table-cell>
          <table:table-cell office:value="0.22885836660862" office:value-type="float"/>
          <table:table-cell office:value="1.6851958632469" office:value-type="float"/>
          <table:table-cell office:value="114.82909226873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779</text:p>
          </table:table-cell>
          <table:table-cell office:value="2.0155742764473" office:value-type="float"/>
          <table:table-cell office:value="4.0494507551193" office:value-type="float"/>
          <table:table-cell office:value="-173.82452897965" office:value-type="float"/>
          <table:table-cell office:value="10" office:value-type="float"/>
          <table:table-cell office:value="31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790</text:p>
          </table:table-cell>
          <table:table-cell office:value="3.3961445093155" office:value-type="float"/>
          <table:table-cell office:value="4.1106003522873" office:value-type="float"/>
          <table:table-cell office:value="42.633035760017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801</text:p>
          </table:table-cell>
          <table:table-cell office:value="6.4219552278519" office:value-type="float"/>
          <table:table-cell office:value="2.9900631308556" office:value-type="float"/>
          <table:table-cell office:value="-72.015596802827" office:value-type="float"/>
          <table:table-cell office:value="10" office:value-type="float"/>
          <table:table-cell office:value="2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812</text:p>
          </table:table-cell>
          <table:table-cell office:value="9.228218793869" office:value-type="float"/>
          <table:table-cell office:value="2.6378706097603" office:value-type="float"/>
          <table:table-cell office:value="-131.86517186985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823</text:p>
          </table:table-cell>
          <table:table-cell office:value="7.8829085826874" office:value-type="float"/>
          <table:table-cell office:value="3.7061747908592" office:value-type="float"/>
          <table:table-cell office:value="73.284223580816" office:value-type="float"/>
          <table:table-cell office:value="11" office:value-type="float"/>
          <table:table-cell office:value="9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834</text:p>
          </table:table-cell>
          <table:table-cell office:value="-1.4641566574574" office:value-type="float"/>
          <table:table-cell office:value="6.8915450572968" office:value-type="float"/>
          <table:table-cell office:value="-101.1355849588" office:value-type="float"/>
          <table:table-cell office:value="11" office:value-type="float"/>
          <table:table-cell office:value="1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845</text:p>
          </table:table-cell>
          <table:table-cell office:value="-0.40180459618568" office:value-type="float"/>
          <table:table-cell office:value="4.4647607207298" office:value-type="float"/>
          <table:table-cell office:value="-54.074591132486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856</text:p>
          </table:table-cell>
          <table:table-cell office:value="4.4260114431381" office:value-type="float"/>
          <table:table-cell office:value="4.6323293447495" office:value-type="float"/>
          <table:table-cell office:value="68.884437251243" office:value-type="float"/>
          <table:table-cell office:value="11" office:value-type="float"/>
          <table:table-cell office:value="2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867</text:p>
          </table:table-cell>
          <table:table-cell office:value="2.5970727205276" office:value-type="float"/>
          <table:table-cell office:value="4.3697682023048" office:value-type="float"/>
          <table:table-cell office:value="-9.9084123874166" office:value-type="float"/>
          <table:table-cell office:value="10" office:value-type="float"/>
          <table:table-cell office:value="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878</text:p>
          </table:table-cell>
          <table:table-cell office:value="4.9414205551147" office:value-type="float"/>
          <table:table-cell office:value="3.6634582281113" office:value-type="float"/>
          <table:table-cell office:value="75.93019373098" office:value-type="float"/>
          <table:table-cell office:value="11" office:value-type="float"/>
          <table:table-cell office:value="2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889</text:p>
          </table:table-cell>
          <table:table-cell office:value="6.8385183811188" office:value-type="float"/>
          <table:table-cell office:value="4.5341381430626" office:value-type="float"/>
          <table:table-cell office:value="-62.076826763761" office:value-type="float"/>
          <table:table-cell office:value="11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900</text:p>
          </table:table-cell>
          <table:table-cell office:value="9.9906432628632" office:value-type="float"/>
          <table:table-cell office:value="1.8682344257832" office:value-type="float"/>
          <table:table-cell office:value="78.956777882424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911</text:p>
          </table:table-cell>
          <table:table-cell office:value="-0.5793210119009" office:value-type="float"/>
          <table:table-cell office:value="6.8833076953888" office:value-type="float"/>
          <table:table-cell office:value="51.051475060214" office:value-type="float"/>
          <table:table-cell office:value="10" office:value-type="float"/>
          <table:table-cell office:value="4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922</text:p>
          </table:table-cell>
          <table:table-cell office:value="1.7934593558311" office:value-type="float"/>
          <table:table-cell office:value="4.8442721366882" office:value-type="float"/>
          <table:table-cell office:value="170.15838319329" office:value-type="float"/>
          <table:table-cell office:value="10" office:value-type="float"/>
          <table:table-cell office:value="3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933</text:p>
          </table:table-cell>
          <table:table-cell office:value="4.0244293212891" office:value-type="float"/>
          <table:table-cell office:value="7.6618301868439" office:value-type="float"/>
          <table:table-cell office:value="123.6860539503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944</text:p>
          </table:table-cell>
          <table:table-cell office:value="3.5562020540237" office:value-type="float"/>
          <table:table-cell office:value="5.7113659381866" office:value-type="float"/>
          <table:table-cell office:value="64.756589330685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955</text:p>
          </table:table-cell>
          <table:table-cell office:value="6.8002581596375" office:value-type="float"/>
          <table:table-cell office:value="5.8505475521088" office:value-type="float"/>
          <table:table-cell office:value="97.540912354828" office:value-type="float"/>
          <table:table-cell office:value="11" office:value-type="float"/>
          <table:table-cell office:value="2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966</text:p>
          </table:table-cell>
          <table:table-cell office:value="6.8878567218781" office:value-type="float"/>
          <table:table-cell office:value="5.5176109075546" office:value-type="float"/>
          <table:table-cell office:value="18.832413064446" office:value-type="float"/>
          <table:table-cell office:value="11" office:value-type="float"/>
          <table:table-cell office:value="28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977</text:p>
          </table:table-cell>
          <table:table-cell office:value="9.8770159482956" office:value-type="float"/>
          <table:table-cell office:value="6.5854012966156" office:value-type="float"/>
          <table:table-cell office:value="-48.554393136577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988</text:p>
          </table:table-cell>
          <table:table-cell office:value="-0.94474390149117" office:value-type="float"/>
          <table:table-cell office:value="8.2470858097076" office:value-type="float"/>
          <table:table-cell office:value="-49.382737867392" office:value-type="float"/>
          <table:table-cell office:value="10" office:value-type="float"/>
          <table:table-cell office:value="46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999</text:p>
          </table:table-cell>
          <table:table-cell office:value="-0.46259965747595" office:value-type="float"/>
          <table:table-cell office:value="7.4761694669724" office:value-type="float"/>
          <table:table-cell office:value="-145.74961145972" office:value-type="float"/>
          <table:table-cell office:value="10" office:value-type="float"/>
          <table:table-cell office:value="3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010</text:p>
          </table:table-cell>
          <table:table-cell office:value="0.59376455843449" office:value-type="float"/>
          <table:table-cell office:value="8.2429057359695" office:value-type="float"/>
          <table:table-cell office:value="3.5286302541851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021</text:p>
          </table:table-cell>
          <table:table-cell office:value="4.9466767907143" office:value-type="float"/>
          <table:table-cell office:value="7.0520740747452" office:value-type="float"/>
          <table:table-cell office:value="-82.750808661151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032</text:p>
          </table:table-cell>
          <table:table-cell office:value="6.4543038606644" office:value-type="float"/>
          <table:table-cell office:value="7.732253074646" office:value-type="float"/>
          <table:table-cell office:value="4.9135459551386" office:value-type="float"/>
          <table:table-cell office:value="11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043</text:p>
          </table:table-cell>
          <table:table-cell office:value="8.1326913833618" office:value-type="float"/>
          <table:table-cell office:value="6.4687263965607" office:value-type="float"/>
          <table:table-cell office:value="64.711295875015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054</text:p>
          </table:table-cell>
          <table:table-cell office:value="8.5050469636917" office:value-type="float"/>
          <table:table-cell office:value="7.240896821022" office:value-type="float"/>
          <table:table-cell office:value="51.862147962971" office:value-type="float"/>
          <table:table-cell office:value="11" office:value-type="float"/>
          <table:table-cell office:value="2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065</text:p>
          </table:table-cell>
          <table:table-cell office:value="-1.584165096283" office:value-type="float"/>
          <table:table-cell office:value="4.6181851625443" office:value-type="float"/>
          <table:table-cell office:value="72.449868651712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076</text:p>
          </table:table-cell>
          <table:table-cell office:value="-1.5850128233433" office:value-type="float"/>
          <table:table-cell office:value="8.96399974823" office:value-type="float"/>
          <table:table-cell office:value="13.124840559473" office:value-type="float"/>
          <table:table-cell office:value="10" office:value-type="float"/>
          <table:table-cell office:value="2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087</text:p>
          </table:table-cell>
          <table:table-cell office:value="1.5919163823128" office:value-type="float"/>
          <table:table-cell office:value="11.085028648376" office:value-type="float"/>
          <table:table-cell office:value="-123.74572541304" office:value-type="float"/>
          <table:table-cell office:value="10" office:value-type="float"/>
          <table:table-cell office:value="1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098</text:p>
          </table:table-cell>
          <table:table-cell office:value="2.8166574239731" office:value-type="float"/>
          <table:table-cell office:value="9.7887754440308" office:value-type="float"/>
          <table:table-cell office:value="-3.065150515858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109</text:p>
          </table:table-cell>
          <table:table-cell office:value="4.3487301468849" office:value-type="float"/>
          <table:table-cell office:value="11.085114479065" office:value-type="float"/>
          <table:table-cell office:value="-96.781905289668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120</text:p>
          </table:table-cell>
          <table:table-cell office:value="7.452684044838" office:value-type="float"/>
          <table:table-cell office:value="7.2060179710388" office:value-type="float"/>
          <table:table-cell office:value="107.74850465689" office:value-type="float"/>
          <table:table-cell office:value="11" office:value-type="float"/>
          <table:table-cell office:value="1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131</text:p>
          </table:table-cell>
          <table:table-cell office:value="8.2780998945236" office:value-type="float"/>
          <table:table-cell office:value="8.3572971820831" office:value-type="float"/>
          <table:table-cell office:value="-148.22264233972" office:value-type="float"/>
          <table:table-cell office:value="11" office:value-type="float"/>
          <table:table-cell office:value="1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142</text:p>
          </table:table-cell>
          <table:table-cell office:value="0.56492269039154" office:value-type="float"/>
          <table:table-cell office:value="11.026403903961" office:value-type="float"/>
          <table:table-cell office:value="-89.826318868406" office:value-type="float"/>
          <table:table-cell office:value="10" office:value-type="float"/>
          <table:table-cell office:value="287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8</text:p>
          </table:table-cell>
          <table:table-cell office:value-type="string">
            <text:p>1153</text:p>
          </table:table-cell>
          <table:table-cell office:value="0.24567648768425" office:value-type="float"/>
          <table:table-cell office:value="11.085535287857" office:value-type="float"/>
          <table:table-cell office:value="-80.507778058386" office:value-type="float"/>
          <table:table-cell office:value="10" office:value-type="float"/>
          <table:table-cell office:value="3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5</text:p>
          </table:table-cell>
          <table:table-cell office:value="-0.42712558060884" office:value-type="float"/>
          <table:table-cell office:value="-0.58503091335297" office:value-type="float"/>
          <table:table-cell office:value="62.634856078275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614</text:p>
          </table:table-cell>
          <table:table-cell office:value="3.4451740980148" office:value-type="float"/>
          <table:table-cell office:value="0.12224245816469" office:value-type="float"/>
          <table:table-cell office:value="-51.892919904867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625</text:p>
          </table:table-cell>
          <table:table-cell office:value="4.6054419875145" office:value-type="float"/>
          <table:table-cell office:value="-0.00028218457373441" office:value-type="float"/>
          <table:table-cell office:value="136.53790115551" office:value-type="float"/>
          <table:table-cell office:value="10" office:value-type="float"/>
          <table:table-cell office:value="2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636</text:p>
          </table:table-cell>
          <table:table-cell office:value="5.5551600456238" office:value-type="float"/>
          <table:table-cell office:value="-0.29071787372231" office:value-type="float"/>
          <table:table-cell office:value="48.366399327661" office:value-type="float"/>
          <table:table-cell office:value="11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647</text:p>
          </table:table-cell>
          <table:table-cell office:value="6.6048681735992" office:value-type="float"/>
          <table:table-cell office:value="1.4539586007595" office:value-type="float"/>
          <table:table-cell office:value="-120.15357442722" office:value-type="float"/>
          <table:table-cell office:value="11" office:value-type="float"/>
          <table:table-cell office:value="1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658</text:p>
          </table:table-cell>
          <table:table-cell office:value="8.6704885959625" office:value-type="float"/>
          <table:table-cell office:value="0.86508706212044" office:value-type="float"/>
          <table:table-cell office:value="-81.474193342172" office:value-type="float"/>
          <table:table-cell office:value="10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669</text:p>
          </table:table-cell>
          <table:table-cell office:value="7.1162211894989" office:value-type="float"/>
          <table:table-cell office:value="-0.58502417057753" office:value-type="float"/>
          <table:table-cell office:value="56.301777909516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680</text:p>
          </table:table-cell>
          <table:table-cell office:value="-0.38975652307272" office:value-type="float"/>
          <table:table-cell office:value="0.50869472324848" office:value-type="float"/>
          <table:table-cell office:value="73.770731877369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691</text:p>
          </table:table-cell>
          <table:table-cell office:value="1.8156859278679" office:value-type="float"/>
          <table:table-cell office:value="0.75013004243374" office:value-type="float"/>
          <table:table-cell office:value="-42.636039150748" office:value-type="float"/>
          <table:table-cell office:value="10" office:value-type="float"/>
          <table:table-cell office:value="3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702</text:p>
          </table:table-cell>
          <table:table-cell office:value="2.5679552555084" office:value-type="float"/>
          <table:table-cell office:value="1.1172081530094" office:value-type="float"/>
          <table:table-cell office:value="-74.846465116853" office:value-type="float"/>
          <table:table-cell office:value="10" office:value-type="float"/>
          <table:table-cell office:value="2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713</text:p>
          </table:table-cell>
          <table:table-cell office:value="5.6589782238007" office:value-type="float"/>
          <table:table-cell office:value="3.128310739994" office:value-type="float"/>
          <table:table-cell office:value="87.211277834169" office:value-type="float"/>
          <table:table-cell office:value="10" office:value-type="float"/>
          <table:table-cell office:value="1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724</text:p>
          </table:table-cell>
          <table:table-cell office:value="5.4972368478775" office:value-type="float"/>
          <table:table-cell office:value="2.8410410881042" office:value-type="float"/>
          <table:table-cell office:value="-58.070426533936" office:value-type="float"/>
          <table:table-cell office:value="10" office:value-type="float"/>
          <table:table-cell office:value="2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735</text:p>
          </table:table-cell>
          <table:table-cell office:value="6.9065308570862" office:value-type="float"/>
          <table:table-cell office:value="0.64266815781593" office:value-type="float"/>
          <table:table-cell office:value="59.68409131287" office:value-type="float"/>
          <table:table-cell office:value="11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746</text:p>
          </table:table-cell>
          <table:table-cell office:value="7.4609625339508" office:value-type="float"/>
          <table:table-cell office:value="3.2184192538261" office:value-type="float"/>
          <table:table-cell office:value="-47.298060101309" office:value-type="float"/>
          <table:table-cell office:value="11" office:value-type="float"/>
          <table:table-cell office:value="1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757</text:p>
          </table:table-cell>
          <table:table-cell office:value="-0.32564159482718" office:value-type="float"/>
          <table:table-cell office:value="3.5597404837608" office:value-type="float"/>
          <table:table-cell office:value="-117.98244069336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768</text:p>
          </table:table-cell>
          <table:table-cell office:value="0.42768932878971" office:value-type="float"/>
          <table:table-cell office:value="1.6212379932404" office:value-type="float"/>
          <table:table-cell office:value="165.64780283885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779</text:p>
          </table:table-cell>
          <table:table-cell office:value="2.0988170802593" office:value-type="float"/>
          <table:table-cell office:value="4.249484539032" office:value-type="float"/>
          <table:table-cell office:value="-96.006019100262" office:value-type="float"/>
          <table:table-cell office:value="10" office:value-type="float"/>
          <table:table-cell office:value="35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790</text:p>
          </table:table-cell>
          <table:table-cell office:value="3.2878983020782" office:value-type="float"/>
          <table:table-cell office:value="3.8089591264725" office:value-type="float"/>
          <table:table-cell office:value="77.567673792505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801</text:p>
          </table:table-cell>
          <table:table-cell office:value="6.313955783844" office:value-type="float"/>
          <table:table-cell office:value="3.1729254126549" office:value-type="float"/>
          <table:table-cell office:value="-84.466226541313" office:value-type="float"/>
          <table:table-cell office:value="10" office:value-type="float"/>
          <table:table-cell office:value="2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812</text:p>
          </table:table-cell>
          <table:table-cell office:value="9.5262897014618" office:value-type="float"/>
          <table:table-cell office:value="2.8173226118088" office:value-type="float"/>
          <table:table-cell office:value="-154.07643196689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823</text:p>
          </table:table-cell>
          <table:table-cell office:value="7.6815474033356" office:value-type="float"/>
          <table:table-cell office:value="3.6032611131668" office:value-type="float"/>
          <table:table-cell office:value="5.3789403977667" office:value-type="float"/>
          <table:table-cell office:value="11" office:value-type="float"/>
          <table:table-cell office:value="1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834</text:p>
          </table:table-cell>
          <table:table-cell office:value="-1.388690918684" office:value-type="float"/>
          <table:table-cell office:value="7.2328585386276" office:value-type="float"/>
          <table:table-cell office:value="-101.61633248542" office:value-type="float"/>
          <table:table-cell office:value="11" office:value-type="float"/>
          <table:table-cell office:value="1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845</text:p>
          </table:table-cell>
          <table:table-cell office:value="-0.5119763687253" office:value-type="float"/>
          <table:table-cell office:value="4.7409805655479" office:value-type="float"/>
          <table:table-cell office:value="-71.151624819276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856</text:p>
          </table:table-cell>
          <table:table-cell office:value="4.2825847864151" office:value-type="float"/>
          <table:table-cell office:value="4.2656737565994" office:value-type="float"/>
          <table:table-cell office:value="67.734230855468" office:value-type="float"/>
          <table:table-cell office:value="11" office:value-type="float"/>
          <table:table-cell office:value="2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867</text:p>
          </table:table-cell>
          <table:table-cell office:value="2.4557940661907" office:value-type="float"/>
          <table:table-cell office:value="4.226245880127" office:value-type="float"/>
          <table:table-cell office:value="61.02927551148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878</text:p>
          </table:table-cell>
          <table:table-cell office:value="4.922736287117" office:value-type="float"/>
          <table:table-cell office:value="3.4393817186356" office:value-type="float"/>
          <table:table-cell office:value="86.383982069173" office:value-type="float"/>
          <table:table-cell office:value="11" office:value-type="float"/>
          <table:table-cell office:value="2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889</text:p>
          </table:table-cell>
          <table:table-cell office:value="6.6835695505142" office:value-type="float"/>
          <table:table-cell office:value="4.8698711395264" office:value-type="float"/>
          <table:table-cell office:value="-73.855715192807" office:value-type="float"/>
          <table:table-cell office:value="11" office:value-type="float"/>
          <table:table-cell office:value="1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900</text:p>
          </table:table-cell>
          <table:table-cell office:value="9.8702877759933" office:value-type="float"/>
          <table:table-cell office:value="1.538637727499" office:value-type="float"/>
          <table:table-cell office:value="67.229066684747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911</text:p>
          </table:table-cell>
          <table:table-cell office:value="-0.47202713787556" office:value-type="float"/>
          <table:table-cell office:value="6.600683927536" office:value-type="float"/>
          <table:table-cell office:value="106.7363448963" office:value-type="float"/>
          <table:table-cell office:value="10" office:value-type="float"/>
          <table:table-cell office:value="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922</text:p>
          </table:table-cell>
          <table:table-cell office:value="2.1276979148388" office:value-type="float"/>
          <table:table-cell office:value="4.7471418976784" office:value-type="float"/>
          <table:table-cell office:value="150.41580777259" office:value-type="float"/>
          <table:table-cell office:value="10" office:value-type="float"/>
          <table:table-cell office:value="34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933</text:p>
          </table:table-cell>
          <table:table-cell office:value="4.0902298688889" office:value-type="float"/>
          <table:table-cell office:value="7.3341196775436" office:value-type="float"/>
          <table:table-cell office:value="95.162322566767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944</text:p>
          </table:table-cell>
          <table:table-cell office:value="3.3381313085556" office:value-type="float"/>
          <table:table-cell office:value="5.4220730066299" office:value-type="float"/>
          <table:table-cell office:value="49.364328004752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955</text:p>
          </table:table-cell>
          <table:table-cell office:value="6.7306482791901" office:value-type="float"/>
          <table:table-cell office:value="5.7727563381195" office:value-type="float"/>
          <table:table-cell office:value="124.07818265781" office:value-type="float"/>
          <table:table-cell office:value="11" office:value-type="float"/>
          <table:table-cell office:value="2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966</text:p>
          </table:table-cell>
          <table:table-cell office:value="6.7352426052094" office:value-type="float"/>
          <table:table-cell office:value="5.4429644346237" office:value-type="float"/>
          <table:table-cell office:value="-43.40541286833" office:value-type="float"/>
          <table:table-cell office:value="11" office:value-type="float"/>
          <table:table-cell office:value="31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977</text:p>
          </table:table-cell>
          <table:table-cell office:value="9.5782613754272" office:value-type="float"/>
          <table:table-cell office:value="6.6907608509064" office:value-type="float"/>
          <table:table-cell office:value="-11.841293353184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988</text:p>
          </table:table-cell>
          <table:table-cell office:value="-1.2407126277685" office:value-type="float"/>
          <table:table-cell office:value="8.1936538219452" office:value-type="float"/>
          <table:table-cell office:value="5.9904225502804" office:value-type="float"/>
          <table:table-cell office:value="10" office:value-type="float"/>
          <table:table-cell office:value="4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999</text:p>
          </table:table-cell>
          <table:table-cell office:value="-0.28049346059561" office:value-type="float"/>
          <table:table-cell office:value="7.7842527627945" office:value-type="float"/>
          <table:table-cell office:value="-124.56115795549" office:value-type="float"/>
          <table:table-cell office:value="10" office:value-type="float"/>
          <table:table-cell office:value="3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010</text:p>
          </table:table-cell>
          <table:table-cell office:value="0.33368192613125" office:value-type="float"/>
          <table:table-cell office:value="8.2091557979584" office:value-type="float"/>
          <table:table-cell office:value="8.1175962451157" office:value-type="float"/>
          <table:table-cell office:value="10" office:value-type="float"/>
          <table:table-cell office:value="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021</text:p>
          </table:table-cell>
          <table:table-cell office:value="4.8819279670715" office:value-type="float"/>
          <table:table-cell office:value="7.3258823156357" office:value-type="float"/>
          <table:table-cell office:value="-75.485691902744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032</text:p>
          </table:table-cell>
          <table:table-cell office:value="6.2460112571716" office:value-type="float"/>
          <table:table-cell office:value="7.4799048900604" office:value-type="float"/>
          <table:table-cell office:value="45.164473876832" office:value-type="float"/>
          <table:table-cell office:value="11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043</text:p>
          </table:table-cell>
          <table:table-cell office:value="8.0668354034424" office:value-type="float"/>
          <table:table-cell office:value="6.1308634281158" office:value-type="float"/>
          <table:table-cell office:value="87.572163077676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054</text:p>
          </table:table-cell>
          <table:table-cell office:value="8.2602852582932" office:value-type="float"/>
          <table:table-cell office:value="6.9303715229034" office:value-type="float"/>
          <table:table-cell office:value="51.29284653694" office:value-type="float"/>
          <table:table-cell office:value="11" office:value-type="float"/>
          <table:table-cell office:value="2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065</text:p>
          </table:table-cell>
          <table:table-cell office:value="-1.5434259176254" office:value-type="float"/>
          <table:table-cell office:value="4.4330507516861" office:value-type="float"/>
          <table:table-cell office:value="101.66537761688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076</text:p>
          </table:table-cell>
          <table:table-cell office:value="-1.5850135684013" office:value-type="float"/>
          <table:table-cell office:value="8.7702351808548" office:value-type="float"/>
          <table:table-cell office:value="32.499250333021" office:value-type="float"/>
          <table:table-cell office:value="10" office:value-type="float"/>
          <table:table-cell office:value="2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087</text:p>
          </table:table-cell>
          <table:table-cell office:value="1.8559351563454" office:value-type="float"/>
          <table:table-cell office:value="11.085005998611" office:value-type="float"/>
          <table:table-cell office:value="-124.15231413143" office:value-type="float"/>
          <table:table-cell office:value="10" office:value-type="float"/>
          <table:table-cell office:value="1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098</text:p>
          </table:table-cell>
          <table:table-cell office:value="2.5786438584328" office:value-type="float"/>
          <table:table-cell office:value="9.9516010284424" office:value-type="float"/>
          <table:table-cell office:value="-42.735455142465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109</text:p>
          </table:table-cell>
          <table:table-cell office:value="4.6115007996559" office:value-type="float"/>
          <table:table-cell office:value="11.080372333527" office:value-type="float"/>
          <table:table-cell office:value="-133.28689982177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120</text:p>
          </table:table-cell>
          <table:table-cell office:value="7.5727421045303" office:value-type="float"/>
          <table:table-cell office:value="6.8274939060211" office:value-type="float"/>
          <table:table-cell office:value="107.75151829811" office:value-type="float"/>
          <table:table-cell office:value="11" office:value-type="float"/>
          <table:table-cell office:value="11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131</text:p>
          </table:table-cell>
          <table:table-cell office:value="8.6159259080887" office:value-type="float"/>
          <table:table-cell office:value="8.5667532682419" office:value-type="float"/>
          <table:table-cell office:value="-148.2152756612" office:value-type="float"/>
          <table:table-cell office:value="11" office:value-type="float"/>
          <table:table-cell office:value="1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142</text:p>
          </table:table-cell>
          <table:table-cell office:value="0.58955825865269" office:value-type="float"/>
          <table:table-cell office:value="11.058250665665" office:value-type="float"/>
          <table:table-cell office:value="-102.07581368222" office:value-type="float"/>
          <table:table-cell office:value="10" office:value-type="float"/>
          <table:table-cell office:value="303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19</text:p>
          </table:table-cell>
          <table:table-cell office:value-type="string">
            <text:p>1153</text:p>
          </table:table-cell>
          <table:table-cell office:value="0.032913193572313" office:value-type="float"/>
          <table:table-cell office:value="11.036491394043" office:value-type="float"/>
          <table:table-cell office:value="9.8328390129053" office:value-type="float"/>
          <table:table-cell office:value="10" office:value-type="float"/>
          <table:table-cell office:value="4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5</text:p>
          </table:table-cell>
          <table:table-cell office:value="-0.43856430798769" office:value-type="float"/>
          <table:table-cell office:value="-0.5714188888669" office:value-type="float"/>
          <table:table-cell office:value="43.060610628432" office:value-type="float"/>
          <table:table-cell office:value="11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614</text:p>
          </table:table-cell>
          <table:table-cell office:value="3.1566882133484" office:value-type="float"/>
          <table:table-cell office:value="0.20299393683672" office:value-type="float"/>
          <table:table-cell office:value="-7.0115446474901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625</text:p>
          </table:table-cell>
          <table:table-cell office:value="4.8407182097435" office:value-type="float"/>
          <table:table-cell office:value="-0.23956924676895" office:value-type="float"/>
          <table:table-cell office:value="138.31119324751" office:value-type="float"/>
          <table:table-cell office:value="10" office:value-type="float"/>
          <table:table-cell office:value="2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636</text:p>
          </table:table-cell>
          <table:table-cell office:value="5.2902525663376" office:value-type="float"/>
          <table:table-cell office:value="-0.57970859110355" office:value-type="float"/>
          <table:table-cell office:value="48.611081709528" office:value-type="float"/>
          <table:table-cell office:value="10" office:value-type="float"/>
          <table:table-cell office:value="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647</text:p>
          </table:table-cell>
          <table:table-cell office:value="6.8131804466248" office:value-type="float"/>
          <table:table-cell office:value="1.7635822296143" office:value-type="float"/>
          <table:table-cell office:value="-128.52627608427" office:value-type="float"/>
          <table:table-cell office:value="11" office:value-type="float"/>
          <table:table-cell office:value="1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658</text:p>
          </table:table-cell>
          <table:table-cell office:value="8.4832000732422" office:value-type="float"/>
          <table:table-cell office:value="1.1205188184977" office:value-type="float"/>
          <table:table-cell office:value="-45.494430004411" office:value-type="float"/>
          <table:table-cell office:value="10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669</text:p>
          </table:table-cell>
          <table:table-cell office:value="6.7950975894928" office:value-type="float"/>
          <table:table-cell office:value="-0.58501731604338" office:value-type="float"/>
          <table:table-cell office:value="55.765667538734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680</text:p>
          </table:table-cell>
          <table:table-cell office:value="-0.50834637135267" office:value-type="float"/>
          <table:table-cell office:value="0.3703149035573" office:value-type="float"/>
          <table:table-cell office:value="49.707008395225" office:value-type="float"/>
          <table:table-cell office:value="10" office:value-type="float"/>
          <table:table-cell office:value="4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691</text:p>
          </table:table-cell>
          <table:table-cell office:value="1.5234014391899" office:value-type="float"/>
          <table:table-cell office:value="1.0191873461008" office:value-type="float"/>
          <table:table-cell office:value="-42.661145993858" office:value-type="float"/>
          <table:table-cell office:value="10" office:value-type="float"/>
          <table:table-cell office:value="33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702</text:p>
          </table:table-cell>
          <table:table-cell office:value="2.4644275009632" office:value-type="float"/>
          <table:table-cell office:value="1.5011005103588" office:value-type="float"/>
          <table:table-cell office:value="-74.871202942672" office:value-type="float"/>
          <table:table-cell office:value="10" office:value-type="float"/>
          <table:table-cell office:value="2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713</text:p>
          </table:table-cell>
          <table:table-cell office:value="5.7785207033157" office:value-type="float"/>
          <table:table-cell office:value="3.0093488097191" office:value-type="float"/>
          <table:table-cell office:value="147.02794202574" office:value-type="float"/>
          <table:table-cell office:value="10" office:value-type="float"/>
          <table:table-cell office:value="14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724</text:p>
          </table:table-cell>
          <table:table-cell office:value="5.301861166954" office:value-type="float"/>
          <table:table-cell office:value="2.7194160223007" office:value-type="float"/>
          <table:table-cell office:value="27.262078348998" office:value-type="float"/>
          <table:table-cell office:value="10" office:value-type="float"/>
          <table:table-cell office:value="2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735</text:p>
          </table:table-cell>
          <table:table-cell office:value="6.6690635681152" office:value-type="float"/>
          <table:table-cell office:value="0.38746453821659" office:value-type="float"/>
          <table:table-cell office:value="43.363136470697" office:value-type="float"/>
          <table:table-cell office:value="11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746</text:p>
          </table:table-cell>
          <table:table-cell office:value="7.278019785881" office:value-type="float"/>
          <table:table-cell office:value="3.0922341346741" office:value-type="float"/>
          <table:table-cell office:value="43.482011290872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757</text:p>
          </table:table-cell>
          <table:table-cell office:value="-0.15520332381129" office:value-type="float"/>
          <table:table-cell office:value="3.7881949543953" office:value-type="float"/>
          <table:table-cell office:value="-128.86869679591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768</text:p>
          </table:table-cell>
          <table:table-cell office:value="0.67451171576977" office:value-type="float"/>
          <table:table-cell office:value="1.701503098011" office:value-type="float"/>
          <table:table-cell office:value="-166.66968005478" office:value-type="float"/>
          <table:table-cell office:value="10" office:value-type="float"/>
          <table:table-cell office:value="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779</text:p>
          </table:table-cell>
          <table:table-cell office:value="1.8830509483814" office:value-type="float"/>
          <table:table-cell office:value="4.2723789811134" office:value-type="float"/>
          <table:table-cell office:value="-4.8026280703059" office:value-type="float"/>
          <table:table-cell office:value="10" office:value-type="float"/>
          <table:table-cell office:value="39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790</text:p>
          </table:table-cell>
          <table:table-cell office:value="3.2830482721329" office:value-type="float"/>
          <table:table-cell office:value="3.4352308511734" office:value-type="float"/>
          <table:table-cell office:value="87.50979915546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801</text:p>
          </table:table-cell>
          <table:table-cell office:value="6.5301406383514" office:value-type="float"/>
          <table:table-cell office:value="3.2259371876717" office:value-type="float"/>
          <table:table-cell office:value="-175.27053006895" office:value-type="float"/>
          <table:table-cell office:value="10" office:value-type="float"/>
          <table:table-cell office:value="22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812</text:p>
          </table:table-cell>
          <table:table-cell office:value="9.8514425754547" office:value-type="float"/>
          <table:table-cell office:value="2.8940576314926" office:value-type="float"/>
          <table:table-cell office:value="-169.54034756703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823</text:p>
          </table:table-cell>
          <table:table-cell office:value="7.6297849416733" office:value-type="float"/>
          <table:table-cell office:value="3.8188764452934" office:value-type="float"/>
          <table:table-cell office:value="-85.409899426114" office:value-type="float"/>
          <table:table-cell office:value="11" office:value-type="float"/>
          <table:table-cell office:value="1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834</text:p>
          </table:table-cell>
          <table:table-cell office:value="-1.3292787969112" office:value-type="float"/>
          <table:table-cell office:value="7.5820100307465" office:value-type="float"/>
          <table:table-cell office:value="-99.413832281805" office:value-type="float"/>
          <table:table-cell office:value="11" office:value-type="float"/>
          <table:table-cell office:value="1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845</text:p>
          </table:table-cell>
          <table:table-cell office:value="-0.55246036499739" office:value-type="float"/>
          <table:table-cell office:value="5.0416296720505" office:value-type="float"/>
          <table:table-cell office:value="-85.248392858323" office:value-type="float"/>
          <table:table-cell office:value="10" office:value-type="float"/>
          <table:table-cell office:value="1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856</text:p>
          </table:table-cell>
          <table:table-cell office:value="4.08800303936" office:value-type="float"/>
          <table:table-cell office:value="3.9790716767311" office:value-type="float"/>
          <table:table-cell office:value="52.353798583814" office:value-type="float"/>
          <table:table-cell office:value="11" office:value-type="float"/>
          <table:table-cell office:value="2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867</text:p>
          </table:table-cell>
          <table:table-cell office:value="2.6323848962784" office:value-type="float"/>
          <table:table-cell office:value="4.0925270318985" office:value-type="float"/>
          <table:table-cell office:value="151.79251561499" office:value-type="float"/>
          <table:table-cell office:value="10" office:value-type="float"/>
          <table:table-cell office:value="1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878</text:p>
          </table:table-cell>
          <table:table-cell office:value="4.9631786346436" office:value-type="float"/>
          <table:table-cell office:value="3.184811770916" office:value-type="float"/>
          <table:table-cell office:value="87.443540050725" office:value-type="float"/>
          <table:table-cell office:value="10" office:value-type="float"/>
          <table:table-cell office:value="25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889</text:p>
          </table:table-cell>
          <table:table-cell office:value="6.8858176469803" office:value-type="float"/>
          <table:table-cell office:value="4.9610537290573" office:value-type="float"/>
          <table:table-cell office:value="-164.67679533989" office:value-type="float"/>
          <table:table-cell office:value="11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900</text:p>
          </table:table-cell>
          <table:table-cell office:value="9.6853876113892" office:value-type="float"/>
          <table:table-cell office:value="1.2407080829144" office:value-type="float"/>
          <table:table-cell office:value="55.449901492732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911</text:p>
          </table:table-cell>
          <table:table-cell office:value="-0.35824820399284" office:value-type="float"/>
          <table:table-cell office:value="6.219664812088" office:value-type="float"/>
          <table:table-cell office:value="106.76481389696" office:value-type="float"/>
          <table:table-cell office:value="10" office:value-type="float"/>
          <table:table-cell office:value="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922</text:p>
          </table:table-cell>
          <table:table-cell office:value="2.0363903045654" office:value-type="float"/>
          <table:table-cell office:value="4.5654687285423" office:value-type="float"/>
          <table:table-cell office:value="57.792741022292" office:value-type="float"/>
          <table:table-cell office:value="10" office:value-type="float"/>
          <table:table-cell office:value="38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933</text:p>
          </table:table-cell>
          <table:table-cell office:value="3.9924708008766" office:value-type="float"/>
          <table:table-cell office:value="7.015472650528" office:value-type="float"/>
          <table:table-cell office:value="66.63665042561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944</text:p>
          </table:table-cell>
          <table:table-cell office:value="3.0509197711945" office:value-type="float"/>
          <table:table-cell office:value="5.2007359266281" office:value-type="float"/>
          <table:table-cell office:value="33.942104524868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955</text:p>
          </table:table-cell>
          <table:table-cell office:value="6.9183850288391" office:value-type="float"/>
          <table:table-cell office:value="5.9329605102539" office:value-type="float"/>
          <table:table-cell office:value="-144.34801545113" office:value-type="float"/>
          <table:table-cell office:value="11" office:value-type="float"/>
          <table:table-cell office:value="32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966</text:p>
          </table:table-cell>
          <table:table-cell office:value="6.9061487913132" office:value-type="float"/>
          <table:table-cell office:value="5.5742990970612" office:value-type="float"/>
          <table:table-cell office:value="-135.08797754907" office:value-type="float"/>
          <table:table-cell office:value="11" office:value-type="float"/>
          <table:table-cell office:value="3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977</text:p>
          </table:table-cell>
          <table:table-cell office:value="9.2729729413986" office:value-type="float"/>
          <table:table-cell office:value="6.5984493494034" office:value-type="float"/>
          <table:table-cell office:value="23.570371281569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988</text:p>
          </table:table-cell>
          <table:table-cell office:value="-1.3749919831753" office:value-type="float"/>
          <table:table-cell office:value="8.3074074983597" office:value-type="float"/>
          <table:table-cell office:value="-63.052631487512" office:value-type="float"/>
          <table:table-cell office:value="10" office:value-type="float"/>
          <table:table-cell office:value="4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999</text:p>
          </table:table-cell>
          <table:table-cell office:value="-0.32017972320318" office:value-type="float"/>
          <table:table-cell office:value="8.0111426115036" office:value-type="float"/>
          <table:table-cell office:value="-58.003962419595" office:value-type="float"/>
          <table:table-cell office:value="10" office:value-type="float"/>
          <table:table-cell office:value="38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010</text:p>
          </table:table-cell>
          <table:table-cell office:value="0.23353535681963" office:value-type="float"/>
          <table:table-cell office:value="8.0289876461029" office:value-type="float"/>
          <table:table-cell office:value="76.206382672498" office:value-type="float"/>
          <table:table-cell office:value="10" office:value-type="float"/>
          <table:table-cell office:value="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021</text:p>
          </table:table-cell>
          <table:table-cell office:value="4.7737488150597" office:value-type="float"/>
          <table:table-cell office:value="7.5930416584015" office:value-type="float"/>
          <table:table-cell office:value="-64.970503187483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032</text:p>
          </table:table-cell>
          <table:table-cell office:value="5.966489315033" office:value-type="float"/>
          <table:table-cell office:value="7.198178768158" office:value-type="float"/>
          <table:table-cell office:value="45.173740311033" office:value-type="float"/>
          <table:table-cell office:value="11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043</text:p>
          </table:table-cell>
          <table:table-cell office:value="8.1891393661499" office:value-type="float"/>
          <table:table-cell office:value="5.8272844552994" office:value-type="float"/>
          <table:table-cell office:value="118.80877974686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054</text:p>
          </table:table-cell>
          <table:table-cell office:value="8.2384884357452" office:value-type="float"/>
          <table:table-cell office:value="6.7101746797562" office:value-type="float"/>
          <table:table-cell office:value="106.09442565092" office:value-type="float"/>
          <table:table-cell office:value="11" office:value-type="float"/>
          <table:table-cell office:value="2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065</text:p>
          </table:table-cell>
          <table:table-cell office:value="-1.4359697699547" office:value-type="float"/>
          <table:table-cell office:value="4.2902818322182" office:value-type="float"/>
          <table:table-cell office:value="126.65619212351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076</text:p>
          </table:table-cell>
          <table:table-cell office:value="-1.5810939669609" office:value-type="float"/>
          <table:table-cell office:value="8.5608911514282" office:value-type="float"/>
          <table:table-cell office:value="35.712471813153" office:value-type="float"/>
          <table:table-cell office:value="10" office:value-type="float"/>
          <table:table-cell office:value="29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087</text:p>
          </table:table-cell>
          <table:table-cell office:value="1.944731771946" office:value-type="float"/>
          <table:table-cell office:value="11.085007190704" office:value-type="float"/>
          <table:table-cell office:value="-93.94406664903" office:value-type="float"/>
          <table:table-cell office:value="10" office:value-type="float"/>
          <table:table-cell office:value="1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098</text:p>
          </table:table-cell>
          <table:table-cell office:value="2.3577144742012" office:value-type="float"/>
          <table:table-cell office:value="10.256581306458" office:value-type="float"/>
          <table:table-cell office:value="-52.530004340372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109</text:p>
          </table:table-cell>
          <table:table-cell office:value="4.9094876646996" office:value-type="float"/>
          <table:table-cell office:value="11.072379350662" office:value-type="float"/>
          <table:table-cell office:value="179.08517114676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120</text:p>
          </table:table-cell>
          <table:table-cell office:value="7.7712720632553" office:value-type="float"/>
          <table:table-cell office:value="6.700581908226" office:value-type="float"/>
          <table:table-cell office:value="170.78534357107" office:value-type="float"/>
          <table:table-cell office:value="11" office:value-type="float"/>
          <table:table-cell office:value="1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131</text:p>
          </table:table-cell>
          <table:table-cell office:value="8.9538985490799" office:value-type="float"/>
          <table:table-cell office:value="8.7761670351028" office:value-type="float"/>
          <table:table-cell office:value="-148.19209590839" office:value-type="float"/>
          <table:table-cell office:value="11" office:value-type="float"/>
          <table:table-cell office:value="1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142</text:p>
          </table:table-cell>
          <table:table-cell office:value="0.76290689408779" office:value-type="float"/>
          <table:table-cell office:value="11.04712843895" office:value-type="float"/>
          <table:table-cell office:value="-96.648696881191" office:value-type="float"/>
          <table:table-cell office:value="10" office:value-type="float"/>
          <table:table-cell office:value="303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0</text:p>
          </table:table-cell>
          <table:table-cell office:value-type="string">
            <text:p>1153</text:p>
          </table:table-cell>
          <table:table-cell office:value="-0.15429450199008" office:value-type="float"/>
          <table:table-cell office:value="10.768669843674" office:value-type="float"/>
          <table:table-cell office:value="49.803373160636" office:value-type="float"/>
          <table:table-cell office:value="10" office:value-type="float"/>
          <table:table-cell office:value="4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5</text:p>
          </table:table-cell>
          <table:table-cell office:value="-0.63070639967918" office:value-type="float"/>
          <table:table-cell office:value="-0.34243941307068" office:value-type="float"/>
          <table:table-cell office:value="18.055455699848" office:value-type="float"/>
          <table:table-cell office:value="10" office:value-type="float"/>
          <table:table-cell office:value="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614</text:p>
          </table:table-cell>
          <table:table-cell office:value="2.8852382302284" office:value-type="float"/>
          <table:table-cell office:value="0.061082639731467" office:value-type="float"/>
          <table:table-cell office:value="35.022064379066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625</text:p>
          </table:table-cell>
          <table:table-cell office:value="5.0091999769211" office:value-type="float"/>
          <table:table-cell office:value="-0.097148669883609" office:value-type="float"/>
          <table:table-cell office:value="-131.11024449585" office:value-type="float"/>
          <table:table-cell office:value="10" office:value-type="float"/>
          <table:table-cell office:value="2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636</text:p>
          </table:table-cell>
          <table:table-cell office:value="5.0416868925095" office:value-type="float"/>
          <table:table-cell office:value="-0.58465451002121" office:value-type="float"/>
          <table:table-cell office:value="55.250498899229" office:value-type="float"/>
          <table:table-cell office:value="10" office:value-type="float"/>
          <table:table-cell office:value="1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647</text:p>
          </table:table-cell>
          <table:table-cell office:value="7.0883613824844" office:value-type="float"/>
          <table:table-cell office:value="1.9748687744141" office:value-type="float"/>
          <table:table-cell office:value="-146.65621860771" office:value-type="float"/>
          <table:table-cell office:value="11" office:value-type="float"/>
          <table:table-cell office:value="1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658</text:p>
          </table:table-cell>
          <table:table-cell office:value="8.179931640625" office:value-type="float"/>
          <table:table-cell office:value="1.2071233987808" office:value-type="float"/>
          <table:table-cell office:value="-8.2852966656351" office:value-type="float"/>
          <table:table-cell office:value="10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669</text:p>
          </table:table-cell>
          <table:table-cell office:value="6.4612114429474" office:value-type="float"/>
          <table:table-cell office:value="-0.58502323925495" office:value-type="float"/>
          <table:table-cell office:value="55.383143531289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680</text:p>
          </table:table-cell>
          <table:table-cell office:value="-0.64005270600319" office:value-type="float"/>
          <table:table-cell office:value="0.2816691622138" office:value-type="float"/>
          <table:table-cell office:value="35.787009889153" office:value-type="float"/>
          <table:table-cell office:value="10" office:value-type="float"/>
          <table:table-cell office:value="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691</text:p>
          </table:table-cell>
          <table:table-cell office:value="1.2854191660881" office:value-type="float"/>
          <table:table-cell office:value="1.1948132514954" office:value-type="float"/>
          <table:table-cell office:value="-33.357885233156" office:value-type="float"/>
          <table:table-cell office:value="10" office:value-type="float"/>
          <table:table-cell office:value="34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702</text:p>
          </table:table-cell>
          <table:table-cell office:value="2.4068684875965" office:value-type="float"/>
          <table:table-cell office:value="1.8724730610847" office:value-type="float"/>
          <table:table-cell office:value="-84.546788482909" office:value-type="float"/>
          <table:table-cell office:value="10" office:value-type="float"/>
          <table:table-cell office:value="2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713</text:p>
          </table:table-cell>
          <table:table-cell office:value="5.9238642454147" office:value-type="float"/>
          <table:table-cell office:value="3.1759467720985" office:value-type="float"/>
          <table:table-cell office:value="-122.39488978295" office:value-type="float"/>
          <table:table-cell office:value="10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724</text:p>
          </table:table-cell>
          <table:table-cell office:value="5.1557993888855" office:value-type="float"/>
          <table:table-cell office:value="2.410948574543" office:value-type="float"/>
          <table:table-cell office:value="59.513810333932" office:value-type="float"/>
          <table:table-cell office:value="10" office:value-type="float"/>
          <table:table-cell office:value="3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735</text:p>
          </table:table-cell>
          <table:table-cell office:value="6.3687670230865" office:value-type="float"/>
          <table:table-cell office:value="0.20947229117155" office:value-type="float"/>
          <table:table-cell office:value="27.083660197106" office:value-type="float"/>
          <table:table-cell office:value="11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746</text:p>
          </table:table-cell>
          <table:table-cell office:value="7.2436261177063" office:value-type="float"/>
          <table:table-cell office:value="2.8079742193222" office:value-type="float"/>
          <table:table-cell office:value="96.374981722255" office:value-type="float"/>
          <table:table-cell office:value="10" office:value-type="float"/>
          <table:table-cell office:value="17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757</text:p>
          </table:table-cell>
          <table:table-cell office:value="0.055264350958169" office:value-type="float"/>
          <table:table-cell office:value="3.9803722500801" office:value-type="float"/>
          <table:table-cell office:value="-139.75441987347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768</text:p>
          </table:table-cell>
          <table:table-cell office:value="1.0075040906668" office:value-type="float"/>
          <table:table-cell office:value="1.74232006073" office:value-type="float"/>
          <table:table-cell office:value="-174.53648634018" office:value-type="float"/>
          <table:table-cell office:value="10" office:value-type="float"/>
          <table:table-cell office:value="5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779</text:p>
          </table:table-cell>
          <table:table-cell office:value="1.6219690442085" office:value-type="float"/>
          <table:table-cell office:value="4.3809500336647" office:value-type="float"/>
          <table:table-cell office:value="-36.218288597787" office:value-type="float"/>
          <table:table-cell office:value="10" office:value-type="float"/>
          <table:table-cell office:value="4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790</text:p>
          </table:table-cell>
          <table:table-cell office:value="3.0768838524818" office:value-type="float"/>
          <table:table-cell office:value="3.2447171211243" office:value-type="float"/>
          <table:table-cell office:value="33.087843162998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801</text:p>
          </table:table-cell>
          <table:table-cell office:value="6.6526180505753" office:value-type="float"/>
          <table:table-cell office:value="3.0051621794701" office:value-type="float"/>
          <table:table-cell office:value="110.13292355143" office:value-type="float"/>
          <table:table-cell office:value="10" office:value-type="float"/>
          <table:table-cell office:value="2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812</text:p>
          </table:table-cell>
          <table:table-cell office:value="10.08499622345" office:value-type="float"/>
          <table:table-cell office:value="2.9399067163467" office:value-type="float"/>
          <table:table-cell office:value="177.35927727572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823</text:p>
          </table:table-cell>
          <table:table-cell office:value="7.7519106864929" office:value-type="float"/>
          <table:table-cell office:value="4.1583353281021" office:value-type="float"/>
          <table:table-cell office:value="-106.09218421256" office:value-type="float"/>
          <table:table-cell office:value="11" office:value-type="float"/>
          <table:table-cell office:value="14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834</text:p>
          </table:table-cell>
          <table:table-cell office:value="-1.416270583868" office:value-type="float"/>
          <table:table-cell office:value="7.8128916025162" office:value-type="float"/>
          <table:table-cell office:value="-47.051423294529" office:value-type="float"/>
          <table:table-cell office:value="10" office:value-type="float"/>
          <table:table-cell office:value="14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845</text:p>
          </table:table-cell>
          <table:table-cell office:value="-0.51424067467451" office:value-type="float"/>
          <table:table-cell office:value="5.3386336565018" office:value-type="float"/>
          <table:table-cell office:value="-101.48141566356" office:value-type="float"/>
          <table:table-cell office:value="10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856</text:p>
          </table:table-cell>
          <table:table-cell office:value="3.823949098587" office:value-type="float"/>
          <table:table-cell office:value="3.7538883090019" office:value-type="float"/>
          <table:table-cell office:value="36.971401636768" office:value-type="float"/>
          <table:table-cell office:value="11" office:value-type="float"/>
          <table:table-cell office:value="22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867</text:p>
          </table:table-cell>
          <table:table-cell office:value="2.9983419179916" office:value-type="float"/>
          <table:table-cell office:value="3.9997154474258" office:value-type="float"/>
          <table:table-cell office:value="163.2011088596" office:value-type="float"/>
          <table:table-cell office:value="10" office:value-type="float"/>
          <table:table-cell office:value="1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878</text:p>
          </table:table-cell>
          <table:table-cell office:value="4.7420448064804" office:value-type="float"/>
          <table:table-cell office:value="3.1636136770248" office:value-type="float"/>
          <table:table-cell office:value="-3.333575145644" office:value-type="float"/>
          <table:table-cell office:value="10" office:value-type="float"/>
          <table:table-cell office:value="2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889</text:p>
          </table:table-cell>
          <table:table-cell office:value="7.0141416788101" office:value-type="float"/>
          <table:table-cell office:value="4.7394147515297" office:value-type="float"/>
          <table:table-cell office:value="118.35286571721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900</text:p>
          </table:table-cell>
          <table:table-cell office:value="9.4540750980377" office:value-type="float"/>
          <table:table-cell office:value="0.98760850727558" office:value-type="float"/>
          <table:table-cell office:value="47.370934182671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911</text:p>
          </table:table-cell>
          <table:table-cell office:value="-0.26145678013563" office:value-type="float"/>
          <table:table-cell office:value="5.8547031879425" office:value-type="float"/>
          <table:table-cell office:value="103.58855906565" office:value-type="float"/>
          <table:table-cell office:value="10" office:value-type="float"/>
          <table:table-cell office:value="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922</text:p>
          </table:table-cell>
          <table:table-cell office:value="1.8404135107994" office:value-type="float"/>
          <table:table-cell office:value="4.6282091736794" office:value-type="float"/>
          <table:table-cell office:value="-12.971891434329" office:value-type="float"/>
          <table:table-cell office:value="10" office:value-type="float"/>
          <table:table-cell office:value="41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933</text:p>
          </table:table-cell>
          <table:table-cell office:value="3.7542659044266" office:value-type="float"/>
          <table:table-cell office:value="6.8016332387924" office:value-type="float"/>
          <table:table-cell office:value="32.57894098379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944</text:p>
          </table:table-cell>
          <table:table-cell office:value="2.7255976200104" office:value-type="float"/>
          <table:table-cell office:value="5.0806891918182" office:value-type="float"/>
          <table:table-cell office:value="12.327012362754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955</text:p>
          </table:table-cell>
          <table:table-cell office:value="7.0958924293518" office:value-type="float"/>
          <table:table-cell office:value="6.014718413353" office:value-type="float"/>
          <table:table-cell office:value="175.50588109691" office:value-type="float"/>
          <table:table-cell office:value="11" office:value-type="float"/>
          <table:table-cell office:value="3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966</text:p>
          </table:table-cell>
          <table:table-cell office:value="6.9739013910294" office:value-type="float"/>
          <table:table-cell office:value="5.7132005691528" office:value-type="float"/>
          <table:table-cell office:value="-90.01807118677" office:value-type="float"/>
          <table:table-cell office:value="11" office:value-type="float"/>
          <table:table-cell office:value="4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977</text:p>
          </table:table-cell>
          <table:table-cell office:value="9.0283316373825" office:value-type="float"/>
          <table:table-cell office:value="6.3686668872833" office:value-type="float"/>
          <table:table-cell office:value="47.953465561958" office:value-type="float"/>
          <table:table-cell office:value="11" office:value-type="float"/>
          <table:table-cell office:value="16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988</text:p>
          </table:table-cell>
          <table:table-cell office:value="-1.2588819861412" office:value-type="float"/>
          <table:table-cell office:value="8.3333665132523" office:value-type="float"/>
          <table:table-cell office:value="-119.11022587187" office:value-type="float"/>
          <table:table-cell office:value="10" office:value-type="float"/>
          <table:table-cell office:value="5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999</text:p>
          </table:table-cell>
          <table:table-cell office:value="-0.52269112318754" office:value-type="float"/>
          <table:table-cell office:value="7.9217612743378" office:value-type="float"/>
          <table:table-cell office:value="32.7278907132" office:value-type="float"/>
          <table:table-cell office:value="10" office:value-type="float"/>
          <table:table-cell office:value="3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010</text:p>
          </table:table-cell>
          <table:table-cell office:value="0.43916501104832" office:value-type="float"/>
          <table:table-cell office:value="7.9457366466522" office:value-type="float"/>
          <table:table-cell office:value="166.96482555122" office:value-type="float"/>
          <table:table-cell office:value="10" office:value-type="float"/>
          <table:table-cell office:value="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021</text:p>
          </table:table-cell>
          <table:table-cell office:value="4.5624980330467" office:value-type="float"/>
          <table:table-cell office:value="7.8233647346497" office:value-type="float"/>
          <table:table-cell office:value="-43.253333325599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032</text:p>
          </table:table-cell>
          <table:table-cell office:value="5.6935411691666" office:value-type="float"/>
          <table:table-cell office:value="7.0641958713531" office:value-type="float"/>
          <table:table-cell office:value="8.5230138461301" office:value-type="float"/>
          <table:table-cell office:value="11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043</text:p>
          </table:table-cell>
          <table:table-cell office:value="8.4519845247269" office:value-type="float"/>
          <table:table-cell office:value="5.6314611434937" office:value-type="float"/>
          <table:table-cell office:value="150.08123209522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054</text:p>
          </table:table-cell>
          <table:table-cell office:value="8.4580481052399" office:value-type="float"/>
          <table:table-cell office:value="6.7408293485641" office:value-type="float"/>
          <table:table-cell office:value="-163.3554810931" office:value-type="float"/>
          <table:table-cell office:value="11" office:value-type="float"/>
          <table:table-cell office:value="30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065</text:p>
          </table:table-cell>
          <table:table-cell office:value="-1.2783172726631" office:value-type="float"/>
          <table:table-cell office:value="4.2058205604553" office:value-type="float"/>
          <table:table-cell office:value="151.5953100411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076</text:p>
          </table:table-cell>
          <table:table-cell office:value="-1.5050899982452" office:value-type="float"/>
          <table:table-cell office:value="8.5194379091263" office:value-type="float"/>
          <table:table-cell office:value="121.38372773577" office:value-type="float"/>
          <table:table-cell office:value="10" office:value-type="float"/>
          <table:table-cell office:value="3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087</text:p>
          </table:table-cell>
          <table:table-cell office:value="1.9130130112171" office:value-type="float"/>
          <table:table-cell office:value="11.085010766983" office:value-type="float"/>
          <table:table-cell office:value="-58.80273451471" office:value-type="float"/>
          <table:table-cell office:value="10" office:value-type="float"/>
          <table:table-cell office:value="1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098</text:p>
          </table:table-cell>
          <table:table-cell office:value="2.1176536381245" office:value-type="float"/>
          <table:table-cell office:value="10.543205738068" office:value-type="float"/>
          <table:table-cell office:value="-43.090849545351" office:value-type="float"/>
          <table:table-cell office:value="10" office:value-type="float"/>
          <table:table-cell office:value="1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109</text:p>
          </table:table-cell>
          <table:table-cell office:value="5.1515609025955" office:value-type="float"/>
          <table:table-cell office:value="10.893884897232" office:value-type="float"/>
          <table:table-cell office:value="135.09483853723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120</text:p>
          </table:table-cell>
          <table:table-cell office:value="7.8375262022018" office:value-type="float"/>
          <table:table-cell office:value="6.91202044487" office:value-type="float"/>
          <table:table-cell office:value="-98.609080739841" office:value-type="float"/>
          <table:table-cell office:value="11" office:value-type="float"/>
          <table:table-cell office:value="1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131</text:p>
          </table:table-cell>
          <table:table-cell office:value="9.2916852235794" office:value-type="float"/>
          <table:table-cell office:value="8.9855253696442" office:value-type="float"/>
          <table:table-cell office:value="-148.12836525547" office:value-type="float"/>
          <table:table-cell office:value="11" office:value-type="float"/>
          <table:table-cell office:value="1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142</text:p>
          </table:table-cell>
          <table:table-cell office:value="0.8357086032629" office:value-type="float"/>
          <table:table-cell office:value="11.032567024231" office:value-type="float"/>
          <table:table-cell office:value="-92.200002093224" office:value-type="float"/>
          <table:table-cell office:value="10" office:value-type="float"/>
          <table:table-cell office:value="303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1</text:p>
          </table:table-cell>
          <table:table-cell office:value-type="string">
            <text:p>1153</text:p>
          </table:table-cell>
          <table:table-cell office:value="-0.4096994549036" office:value-type="float"/>
          <table:table-cell office:value="10.465424060822" office:value-type="float"/>
          <table:table-cell office:value="49.790911993403" office:value-type="float"/>
          <table:table-cell office:value="10" office:value-type="float"/>
          <table:table-cell office:value="4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5</text:p>
          </table:table-cell>
          <table:table-cell office:value="-0.84567874670029" office:value-type="float"/>
          <table:table-cell office:value="-0.086282333359122" office:value-type="float"/>
          <table:table-cell office:value="6.0074481709748" office:value-type="float"/>
          <table:table-cell office:value="10" office:value-type="float"/>
          <table:table-cell office:value="3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614</text:p>
          </table:table-cell>
          <table:table-cell office:value="2.7567848563194" office:value-type="float"/>
          <table:table-cell office:value="-0.2236483246088" office:value-type="float"/>
          <table:table-cell office:value="73.587009101916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625</text:p>
          </table:table-cell>
          <table:table-cell office:value="4.8621669411659" office:value-type="float"/>
          <table:table-cell office:value="0.10088345967233" office:value-type="float"/>
          <table:table-cell office:value="-49.732265578713" office:value-type="float"/>
          <table:table-cell office:value="10" office:value-type="float"/>
          <table:table-cell office:value="2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636</text:p>
          </table:table-cell>
          <table:table-cell office:value="4.758819937706" office:value-type="float"/>
          <table:table-cell office:value="-0.58481030166149" office:value-type="float"/>
          <table:table-cell office:value="55.414216153941" office:value-type="float"/>
          <table:table-cell office:value="10" office:value-type="float"/>
          <table:table-cell office:value="1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647</text:p>
          </table:table-cell>
          <table:table-cell office:value="7.4154299497604" office:value-type="float"/>
          <table:table-cell office:value="2.0907370746136" office:value-type="float"/>
          <table:table-cell office:value="-164.72499993197" office:value-type="float"/>
          <table:table-cell office:value="11" office:value-type="float"/>
          <table:table-cell office:value="1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658</text:p>
          </table:table-cell>
          <table:table-cell office:value="7.8865367174149" office:value-type="float"/>
          <table:table-cell office:value="1.0937714576721" office:value-type="float"/>
          <table:table-cell office:value="28.868564374887" office:value-type="float"/>
          <table:table-cell office:value="10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669</text:p>
          </table:table-cell>
          <table:table-cell office:value="6.1709833145142" office:value-type="float"/>
          <table:table-cell office:value="-0.58500818908215" office:value-type="float"/>
          <table:table-cell office:value="55.642029662041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680</text:p>
          </table:table-cell>
          <table:table-cell office:value="-0.80314368009567" office:value-type="float"/>
          <table:table-cell office:value="0.41181024163961" office:value-type="float"/>
          <table:table-cell office:value="-47.361790754233" office:value-type="float"/>
          <table:table-cell office:value="10" office:value-type="float"/>
          <table:table-cell office:value="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691</text:p>
          </table:table-cell>
          <table:table-cell office:value="1.1232869327068" office:value-type="float"/>
          <table:table-cell office:value="1.0527535527945" office:value-type="float"/>
          <table:table-cell office:value="51.608007804603" office:value-type="float"/>
          <table:table-cell office:value="10" office:value-type="float"/>
          <table:table-cell office:value="3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702</text:p>
          </table:table-cell>
          <table:table-cell office:value="2.4039426445961" office:value-type="float"/>
          <table:table-cell office:value="2.2293157875538" office:value-type="float"/>
          <table:table-cell office:value="-90.58195694237" office:value-type="float"/>
          <table:table-cell office:value="10" office:value-type="float"/>
          <table:table-cell office:value="2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713</text:p>
          </table:table-cell>
          <table:table-cell office:value="6.0807555913925" office:value-type="float"/>
          <table:table-cell office:value="3.5270375013351" office:value-type="float"/>
          <table:table-cell office:value="-115.57596959886" office:value-type="float"/>
          <table:table-cell office:value="10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724</text:p>
          </table:table-cell>
          <table:table-cell office:value="4.9544733762741" office:value-type="float"/>
          <table:table-cell office:value="2.0680436491966" office:value-type="float"/>
          <table:table-cell office:value="59.498967638441" office:value-type="float"/>
          <table:table-cell office:value="10" office:value-type="float"/>
          <table:table-cell office:value="3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735</text:p>
          </table:table-cell>
          <table:table-cell office:value="6.0306096076965" office:value-type="float"/>
          <table:table-cell office:value="0.12182062491775" office:value-type="float"/>
          <table:table-cell office:value="10.805321726829" office:value-type="float"/>
          <table:table-cell office:value="11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746</text:p>
          </table:table-cell>
          <table:table-cell office:value="7.4650323390961" office:value-type="float"/>
          <table:table-cell office:value="2.8010505437851" office:value-type="float"/>
          <table:table-cell office:value="-173.02128767512" office:value-type="float"/>
          <table:table-cell office:value="10" office:value-type="float"/>
          <table:table-cell office:value="17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757</text:p>
          </table:table-cell>
          <table:table-cell office:value="0.2984619513154" office:value-type="float"/>
          <table:table-cell office:value="4.129222035408" office:value-type="float"/>
          <table:table-cell office:value="-150.64157801829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768</text:p>
          </table:table-cell>
          <table:table-cell office:value="1.0535252094269" office:value-type="float"/>
          <table:table-cell office:value="1.9517570734024" office:value-type="float"/>
          <table:table-cell office:value="-90.660386784062" office:value-type="float"/>
          <table:table-cell office:value="10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779</text:p>
          </table:table-cell>
          <table:table-cell office:value="1.3955698907375" office:value-type="float"/>
          <table:table-cell office:value="4.6648916602135" office:value-type="float"/>
          <table:table-cell office:value="-68.205602609428" office:value-type="float"/>
          <table:table-cell office:value="10" office:value-type="float"/>
          <table:table-cell office:value="44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790</text:p>
          </table:table-cell>
          <table:table-cell office:value="2.8017273545265" office:value-type="float"/>
          <table:table-cell office:value="3.3020383119583" office:value-type="float"/>
          <table:table-cell office:value="-21.355543166968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801</text:p>
          </table:table-cell>
          <table:table-cell office:value="6.4565062522888" office:value-type="float"/>
          <table:table-cell office:value="2.8998965024948" office:value-type="float"/>
          <table:table-cell office:value="19.383817151853" office:value-type="float"/>
          <table:table-cell office:value="10" office:value-type="float"/>
          <table:table-cell office:value="2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812</text:p>
          </table:table-cell>
          <table:table-cell office:value="10.0850045681" office:value-type="float"/>
          <table:table-cell office:value="2.863931953907" office:value-type="float"/>
          <table:table-cell office:value="157.32363378926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823</text:p>
          </table:table-cell>
          <table:table-cell office:value="7.8610622882843" office:value-type="float"/>
          <table:table-cell office:value="4.5410427451134" office:value-type="float"/>
          <table:table-cell office:value="-106.10678089652" office:value-type="float"/>
          <table:table-cell office:value="11" office:value-type="float"/>
          <table:table-cell office:value="1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834</text:p>
          </table:table-cell>
          <table:table-cell office:value="-1.5798345208168" office:value-type="float"/>
          <table:table-cell office:value="7.6877152919769" office:value-type="float"/>
          <table:table-cell office:value="41.586389966831" office:value-type="float"/>
          <table:table-cell office:value="10" office:value-type="float"/>
          <table:table-cell office:value="15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845</text:p>
          </table:table-cell>
          <table:table-cell office:value="-0.29287088662386" office:value-type="float"/>
          <table:table-cell office:value="5.3260636329651" office:value-type="float"/>
          <table:table-cell office:value="168.00680737587" office:value-type="float"/>
          <table:table-cell office:value="10" office:value-type="float"/>
          <table:table-cell office:value="1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856</text:p>
          </table:table-cell>
          <table:table-cell office:value="3.576851785183" office:value-type="float"/>
          <table:table-cell office:value="3.7467288970947" office:value-type="float"/>
          <table:table-cell office:value="-19.872269622839" office:value-type="float"/>
          <table:table-cell office:value="11" office:value-type="float"/>
          <table:table-cell office:value="24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867</text:p>
          </table:table-cell>
          <table:table-cell office:value="3.2619541883469" office:value-type="float"/>
          <table:table-cell office:value="4.040784239769" office:value-type="float"/>
          <table:table-cell office:value="-147.06864326623" office:value-type="float"/>
          <table:table-cell office:value="11" office:value-type="float"/>
          <table:table-cell office:value="1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878</text:p>
          </table:table-cell>
          <table:table-cell office:value="4.6363139152527" office:value-type="float"/>
          <table:table-cell office:value="3.432794213295" office:value-type="float"/>
          <table:table-cell office:value="-65.283327345635" office:value-type="float"/>
          <table:table-cell office:value="10" office:value-type="float"/>
          <table:table-cell office:value="2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889</text:p>
          </table:table-cell>
          <table:table-cell office:value="7.2020709514618" office:value-type="float"/>
          <table:table-cell office:value="4.3895119428635" office:value-type="float"/>
          <table:table-cell office:value="118.34379062531" office:value-type="float"/>
          <table:table-cell office:value="11" office:value-type="float"/>
          <table:table-cell office:value="1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900</text:p>
          </table:table-cell>
          <table:table-cell office:value="9.2999392747879" office:value-type="float"/>
          <table:table-cell office:value="0.72388641536236" office:value-type="float"/>
          <table:table-cell office:value="63.912749290466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911</text:p>
          </table:table-cell>
          <table:table-cell office:value="-0.040713585913181" office:value-type="float"/>
          <table:table-cell office:value="5.8754402399063" office:value-type="float"/>
          <table:table-cell office:value="-165.87714025169" office:value-type="float"/>
          <table:table-cell office:value="10" office:value-type="float"/>
          <table:table-cell office:value="8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922</text:p>
          </table:table-cell>
          <table:table-cell office:value="1.7164446413517" office:value-type="float"/>
          <table:table-cell office:value="4.7466620802879" office:value-type="float"/>
          <table:table-cell office:value="-56.876529174246" office:value-type="float"/>
          <table:table-cell office:value="10" office:value-type="float"/>
          <table:table-cell office:value="4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933</text:p>
          </table:table-cell>
          <table:table-cell office:value="3.4489837288857" office:value-type="float"/>
          <table:table-cell office:value="6.8083453178406" office:value-type="float"/>
          <table:table-cell office:value="-9.6201765689121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944</text:p>
          </table:table-cell>
          <table:table-cell office:value="2.531131207943" office:value-type="float"/>
          <table:table-cell office:value="5.2561074495316" office:value-type="float"/>
          <table:table-cell office:value="-52.117326836677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955</text:p>
          </table:table-cell>
          <table:table-cell office:value="7.1559149026871" office:value-type="float"/>
          <table:table-cell office:value="5.8402585983276" office:value-type="float"/>
          <table:table-cell office:value="93.905866525735" office:value-type="float"/>
          <table:table-cell office:value="11" office:value-type="float"/>
          <table:table-cell office:value="3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966</text:p>
          </table:table-cell>
          <table:table-cell office:value="6.7843103408813" office:value-type="float"/>
          <table:table-cell office:value="5.7505810260773" office:value-type="float"/>
          <table:table-cell office:value="-5.5457844760767" office:value-type="float"/>
          <table:table-cell office:value="11" office:value-type="float"/>
          <table:table-cell office:value="43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977</text:p>
          </table:table-cell>
          <table:table-cell office:value="8.8103896379471" office:value-type="float"/>
          <table:table-cell office:value="6.1652022600174" office:value-type="float"/>
          <table:table-cell office:value="31.409805367707" office:value-type="float"/>
          <table:table-cell office:value="11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988</text:p>
          </table:table-cell>
          <table:table-cell office:value="-1.0418863594532" office:value-type="float"/>
          <table:table-cell office:value="8.4727585315704" office:value-type="float"/>
          <table:table-cell office:value="-101.6467969129" office:value-type="float"/>
          <table:table-cell office:value="10" office:value-type="float"/>
          <table:table-cell office:value="5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999</text:p>
          </table:table-cell>
          <table:table-cell office:value="-0.70532403886318" office:value-type="float"/>
          <table:table-cell office:value="7.6142007112503" office:value-type="float"/>
          <table:table-cell office:value="55.045120275704" office:value-type="float"/>
          <table:table-cell office:value="10" office:value-type="float"/>
          <table:table-cell office:value="39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010</text:p>
          </table:table-cell>
          <table:table-cell office:value="0.78867480158806" office:value-type="float"/>
          <table:table-cell office:value="8.0264949798584" office:value-type="float"/>
          <table:table-cell office:value="-171.02491779692" office:value-type="float"/>
          <table:table-cell office:value="10" office:value-type="float"/>
          <table:table-cell office:value="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021</text:p>
          </table:table-cell>
          <table:table-cell office:value="4.2805591225624" office:value-type="float"/>
          <table:table-cell office:value="7.9595053195953" office:value-type="float"/>
          <table:table-cell office:value="-21.512691572214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032</text:p>
          </table:table-cell>
          <table:table-cell office:value="5.5156934261322" office:value-type="float"/>
          <table:table-cell office:value="7.2532945871353" office:value-type="float"/>
          <table:table-cell office:value="-56.825837132278" office:value-type="float"/>
          <table:table-cell office:value="11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043</text:p>
          </table:table-cell>
          <table:table-cell office:value="8.7497413158417" office:value-type="float"/>
          <table:table-cell office:value="5.5616420507431" office:value-type="float"/>
          <table:table-cell office:value="160.75302081503" office:value-type="float"/>
          <table:table-cell office:value="11" office:value-type="float"/>
          <table:table-cell office:value="1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054</text:p>
          </table:table-cell>
          <table:table-cell office:value="8.6976540088654" office:value-type="float"/>
          <table:table-cell office:value="6.9980072975159" office:value-type="float"/>
          <table:table-cell office:value="-137.50506814118" office:value-type="float"/>
          <table:table-cell office:value="11" office:value-type="float"/>
          <table:table-cell office:value="3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065</text:p>
          </table:table-cell>
          <table:table-cell office:value="-1.1003689467907" office:value-type="float"/>
          <table:table-cell office:value="4.1959518194199" office:value-type="float"/>
          <table:table-cell office:value="176.50463322925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076</text:p>
          </table:table-cell>
          <table:table-cell office:value="-1.3575409352779" office:value-type="float"/>
          <table:table-cell office:value="8.5730141401291" office:value-type="float"/>
          <table:table-cell office:value="164.8873675401" office:value-type="float"/>
          <table:table-cell office:value="10" office:value-type="float"/>
          <table:table-cell office:value="34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087</text:p>
          </table:table-cell>
          <table:table-cell office:value="1.7326591908932" office:value-type="float"/>
          <table:table-cell office:value="11.085005998611" office:value-type="float"/>
          <table:table-cell office:value="-22.38682007334" office:value-type="float"/>
          <table:table-cell office:value="10" office:value-type="float"/>
          <table:table-cell office:value="21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098</text:p>
          </table:table-cell>
          <table:table-cell office:value="1.9440886378288" office:value-type="float"/>
          <table:table-cell office:value="10.404074192047" office:value-type="float"/>
          <table:table-cell office:value="47.718674893592" office:value-type="float"/>
          <table:table-cell office:value="10" office:value-type="float"/>
          <table:table-cell office:value="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109</text:p>
          </table:table-cell>
          <table:table-cell office:value="5.2708327770233" office:value-type="float"/>
          <table:table-cell office:value="10.732204914093" office:value-type="float"/>
          <table:table-cell office:value="135.69211352403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120</text:p>
          </table:table-cell>
          <table:table-cell office:value="7.7092373371124" office:value-type="float"/>
          <table:table-cell office:value="7.2385466098785" office:value-type="float"/>
          <table:table-cell office:value="-72.877956044142" office:value-type="float"/>
          <table:table-cell office:value="11" office:value-type="float"/>
          <table:table-cell office:value="17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131</text:p>
          </table:table-cell>
          <table:table-cell office:value="9.6291244029999" office:value-type="float"/>
          <table:table-cell office:value="9.1956913471222" office:value-type="float"/>
          <table:table-cell office:value="-148.06888513504" office:value-type="float"/>
          <table:table-cell office:value="11" office:value-type="float"/>
          <table:table-cell office:value="1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142</text:p>
          </table:table-cell>
          <table:table-cell office:value="0.87106049060822" office:value-type="float"/>
          <table:table-cell office:value="11.03266954422" office:value-type="float"/>
          <table:table-cell office:value="-92.241379865416" office:value-type="float"/>
          <table:table-cell office:value="10" office:value-type="float"/>
          <table:table-cell office:value="303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2</text:p>
          </table:table-cell>
          <table:table-cell office:value-type="string">
            <text:p>1153</text:p>
          </table:table-cell>
          <table:table-cell office:value="-0.67055627703667" office:value-type="float"/>
          <table:table-cell office:value="10.18061876297" office:value-type="float"/>
          <table:table-cell office:value="45.183433848581" office:value-type="float"/>
          <table:table-cell office:value="10" office:value-type="float"/>
          <table:table-cell office:value="4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5</text:p>
          </table:table-cell>
          <table:table-cell office:value="-1.0086391121149" office:value-type="float"/>
          <table:table-cell office:value="0.10795447044075" office:value-type="float"/>
          <table:table-cell office:value="-19.16863394391" office:value-type="float"/>
          <table:table-cell office:value="10" office:value-type="float"/>
          <table:table-cell office:value="5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614</text:p>
          </table:table-cell>
          <table:table-cell office:value="2.8336200118065" office:value-type="float"/>
          <table:table-cell office:value="-0.52601389586926" office:value-type="float"/>
          <table:table-cell office:value="112.08473117488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625</text:p>
          </table:table-cell>
          <table:table-cell office:value="4.6046191453934" office:value-type="float"/>
          <table:table-cell office:value="0.40434073656797" office:value-type="float"/>
          <table:table-cell office:value="-49.751126462487" office:value-type="float"/>
          <table:table-cell office:value="10" office:value-type="float"/>
          <table:table-cell office:value="2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636</text:p>
          </table:table-cell>
          <table:table-cell office:value="4.5279374718666" office:value-type="float"/>
          <table:table-cell office:value="-0.58499753475189" office:value-type="float"/>
          <table:table-cell office:value="67.630776174509" office:value-type="float"/>
          <table:table-cell office:value="10" office:value-type="float"/>
          <table:table-cell office:value="1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647</text:p>
          </table:table-cell>
          <table:table-cell office:value="7.7685487270355" office:value-type="float"/>
          <table:table-cell office:value="2.105830013752" office:value-type="float"/>
          <table:table-cell office:value="180.08889817888" office:value-type="float"/>
          <table:table-cell office:value="11" office:value-type="float"/>
          <table:table-cell office:value="1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658</text:p>
          </table:table-cell>
          <table:table-cell office:value="7.704268693924" office:value-type="float"/>
          <table:table-cell office:value="0.86240753531456" office:value-type="float"/>
          <table:table-cell office:value="56.200113645784" office:value-type="float"/>
          <table:table-cell office:value="10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669</text:p>
          </table:table-cell>
          <table:table-cell office:value="5.8357393741608" office:value-type="float"/>
          <table:table-cell office:value="-0.58373440057039" office:value-type="float"/>
          <table:table-cell office:value="55.587900292342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680</text:p>
          </table:table-cell>
          <table:table-cell office:value="-0.66232345998287" office:value-type="float"/>
          <table:table-cell office:value="0.58372687548399" office:value-type="float"/>
          <table:table-cell office:value="-138.08487630953" office:value-type="float"/>
          <table:table-cell office:value="10" office:value-type="float"/>
          <table:table-cell office:value="10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691</text:p>
          </table:table-cell>
          <table:table-cell office:value="1.275582164526" office:value-type="float"/>
          <table:table-cell office:value="0.89163526892662" office:value-type="float"/>
          <table:table-cell office:value="142.39241514996" office:value-type="float"/>
          <table:table-cell office:value="10" office:value-type="float"/>
          <table:table-cell office:value="3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702</text:p>
          </table:table-cell>
          <table:table-cell office:value="2.4332275986671" office:value-type="float"/>
          <table:table-cell office:value="2.5842422246933" office:value-type="float"/>
          <table:table-cell office:value="-95.979320015877" office:value-type="float"/>
          <table:table-cell office:value="10" office:value-type="float"/>
          <table:table-cell office:value="2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713</text:p>
          </table:table-cell>
          <table:table-cell office:value="6.2508398294449" office:value-type="float"/>
          <table:table-cell office:value="3.8859486579895" office:value-type="float"/>
          <table:table-cell office:value="-115.56591046084" office:value-type="float"/>
          <table:table-cell office:value="10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724</text:p>
          </table:table-cell>
          <table:table-cell office:value="4.7906523942947" office:value-type="float"/>
          <table:table-cell office:value="1.7273180186749" office:value-type="float"/>
          <table:table-cell office:value="67.543872602426" office:value-type="float"/>
          <table:table-cell office:value="10" office:value-type="float"/>
          <table:table-cell office:value="3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735</text:p>
          </table:table-cell>
          <table:table-cell office:value="5.6785237789154" office:value-type="float"/>
          <table:table-cell office:value="0.13032952323556" office:value-type="float"/>
          <table:table-cell office:value="-4.1404397814137" office:value-type="float"/>
          <table:table-cell office:value="11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746</text:p>
          </table:table-cell>
          <table:table-cell office:value="7.5777363777161" office:value-type="float"/>
          <table:table-cell office:value="3.077041208744" office:value-type="float"/>
          <table:table-cell office:value="-116.73445154907" office:value-type="float"/>
          <table:table-cell office:value="10" office:value-type="float"/>
          <table:table-cell office:value="17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757</text:p>
          </table:table-cell>
          <table:table-cell office:value="0.55912453681231" office:value-type="float"/>
          <table:table-cell office:value="4.2320901155472" office:value-type="float"/>
          <table:table-cell office:value="-159.23157619063" office:value-type="float"/>
          <table:table-cell office:value="11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768</text:p>
          </table:table-cell>
          <table:table-cell office:value="0.83442613482475" office:value-type="float"/>
          <table:table-cell office:value="1.9856151938438" office:value-type="float"/>
          <table:table-cell office:value="0.05790386215493" office:value-type="float"/>
          <table:table-cell office:value="10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779</text:p>
          </table:table-cell>
          <table:table-cell office:value="1.1944049596786" office:value-type="float"/>
          <table:table-cell office:value="4.7140675783157" office:value-type="float"/>
          <table:table-cell office:value="2.9448833387748" office:value-type="float"/>
          <table:table-cell office:value="10" office:value-type="float"/>
          <table:table-cell office:value="47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790</text:p>
          </table:table-cell>
          <table:table-cell office:value="2.6890203356743" office:value-type="float"/>
          <table:table-cell office:value="3.5589599609375" office:value-type="float"/>
          <table:table-cell office:value="-75.761361486593" office:value-type="float"/>
          <table:table-cell office:value="10" office:value-type="float"/>
          <table:table-cell office:value="7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801</text:p>
          </table:table-cell>
          <table:table-cell office:value="6.2300223112106" office:value-type="float"/>
          <table:table-cell office:value="3.0957210063934" office:value-type="float"/>
          <table:table-cell office:value="-36.972710281421" office:value-type="float"/>
          <table:table-cell office:value="10" office:value-type="float"/>
          <table:table-cell office:value="2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812</text:p>
          </table:table-cell>
          <table:table-cell office:value="10.085037946701" office:value-type="float"/>
          <table:table-cell office:value="2.5663989782333" office:value-type="float"/>
          <table:table-cell office:value="149.51704565886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823</text:p>
          </table:table-cell>
          <table:table-cell office:value="7.9629373550415" office:value-type="float"/>
          <table:table-cell office:value="4.8100852966309" office:value-type="float"/>
          <table:table-cell office:value="-113.26512181835" office:value-type="float"/>
          <table:table-cell office:value="11" office:value-type="float"/>
          <table:table-cell office:value="16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834</text:p>
          </table:table-cell>
          <table:table-cell office:value="-1.581184566021" office:value-type="float"/>
          <table:table-cell office:value="7.3519909381866" office:value-type="float"/>
          <table:table-cell office:value="83.056375479243" office:value-type="float"/>
          <table:table-cell office:value="10" office:value-type="float"/>
          <table:table-cell office:value="1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845</text:p>
          </table:table-cell>
          <table:table-cell office:value="-0.30320009216666" office:value-type="float"/>
          <table:table-cell office:value="5.0913429260254" office:value-type="float"/>
          <table:table-cell office:value="81.070372253467" office:value-type="float"/>
          <table:table-cell office:value="10" office:value-type="float"/>
          <table:table-cell office:value="1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856</text:p>
          </table:table-cell>
          <table:table-cell office:value="3.6219334602356" office:value-type="float"/>
          <table:table-cell office:value="3.9641207456589" office:value-type="float"/>
          <table:table-cell office:value="-110.70842651805" office:value-type="float"/>
          <table:table-cell office:value="11" office:value-type="float"/>
          <table:table-cell office:value="26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867</text:p>
          </table:table-cell>
          <table:table-cell office:value="3.168688416481" office:value-type="float"/>
          <table:table-cell office:value="4.2419797182083" office:value-type="float"/>
          <table:table-cell office:value="-56.317655903519" office:value-type="float"/>
          <table:table-cell office:value="11" office:value-type="float"/>
          <table:table-cell office:value="21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878</text:p>
          </table:table-cell>
          <table:table-cell office:value="4.4705194234848" office:value-type="float"/>
          <table:table-cell office:value="3.7939742207527" office:value-type="float"/>
          <table:table-cell office:value="-65.286122309934" office:value-type="float"/>
          <table:table-cell office:value="10" office:value-type="float"/>
          <table:table-cell office:value="27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889</text:p>
          </table:table-cell>
          <table:table-cell office:value="7.379937171936" office:value-type="float"/>
          <table:table-cell office:value="4.0559726953506" office:value-type="float"/>
          <table:table-cell office:value="117.64917707747" office:value-type="float"/>
          <table:table-cell office:value="11" office:value-type="float"/>
          <table:table-cell office:value="17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900</text:p>
          </table:table-cell>
          <table:table-cell office:value="9.2535841464996" office:value-type="float"/>
          <table:table-cell office:value="0.40893048048019" office:value-type="float"/>
          <table:table-cell office:value="86.092683919676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911</text:p>
          </table:table-cell>
          <table:table-cell office:value="-0.058882324956357" office:value-type="float"/>
          <table:table-cell office:value="6.1100727319717" office:value-type="float"/>
          <table:table-cell office:value="-79.887022638017" office:value-type="float"/>
          <table:table-cell office:value="10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922</text:p>
          </table:table-cell>
          <table:table-cell office:value="1.8817469477654" office:value-type="float"/>
          <table:table-cell office:value="4.8952651023865" office:value-type="float"/>
          <table:table-cell office:value="-145.6415030607" office:value-type="float"/>
          <table:table-cell office:value="10" office:value-type="float"/>
          <table:table-cell office:value="4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933</text:p>
          </table:table-cell>
          <table:table-cell office:value="3.2284131646156" office:value-type="float"/>
          <table:table-cell office:value="7.0174336433411" office:value-type="float"/>
          <table:table-cell office:value="-51.713721008058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944</text:p>
          </table:table-cell>
          <table:table-cell office:value="2.6059058308601" office:value-type="float"/>
          <table:table-cell office:value="5.507208108902" office:value-type="float"/>
          <table:table-cell office:value="-116.55438477826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955</text:p>
          </table:table-cell>
          <table:table-cell office:value="7.263925075531" office:value-type="float"/>
          <table:table-cell office:value="5.6916779279709" office:value-type="float"/>
          <table:table-cell office:value="143.25561493066" office:value-type="float"/>
          <table:table-cell office:value="11" office:value-type="float"/>
          <table:table-cell office:value="3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966</text:p>
          </table:table-cell>
          <table:table-cell office:value="6.7257273197174" office:value-type="float"/>
          <table:table-cell office:value="5.5353569984436" office:value-type="float"/>
          <table:table-cell office:value="84.801116566749" office:value-type="float"/>
          <table:table-cell office:value="11" office:value-type="float"/>
          <table:table-cell office:value="4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977</text:p>
          </table:table-cell>
          <table:table-cell office:value="8.669308423996" office:value-type="float"/>
          <table:table-cell office:value="6.3353717327118" office:value-type="float"/>
          <table:table-cell office:value="-59.315381536059" office:value-type="float"/>
          <table:table-cell office:value="11" office:value-type="float"/>
          <table:table-cell office:value="1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988</text:p>
          </table:table-cell>
          <table:table-cell office:value="-1.1135037988424" office:value-type="float"/>
          <table:table-cell office:value="8.4922951459885" office:value-type="float"/>
          <table:table-cell office:value="-8.8689479098958" office:value-type="float"/>
          <table:table-cell office:value="10" office:value-type="float"/>
          <table:table-cell office:value="61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999</text:p>
          </table:table-cell>
          <table:table-cell office:value="-0.93319393694401" office:value-type="float"/>
          <table:table-cell office:value="7.2883766889572" office:value-type="float"/>
          <table:table-cell office:value="55.012513497832" office:value-type="float"/>
          <table:table-cell office:value="10" office:value-type="float"/>
          <table:table-cell office:value="40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010</text:p>
          </table:table-cell>
          <table:table-cell office:value="1.1821645498276" office:value-type="float"/>
          <table:table-cell office:value="8.0883902311325" office:value-type="float"/>
          <table:table-cell office:value="-171.07742759073" office:value-type="float"/>
          <table:table-cell office:value="10" office:value-type="float"/>
          <table:table-cell office:value="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021</text:p>
          </table:table-cell>
          <table:table-cell office:value="4.0087327361107" office:value-type="float"/>
          <table:table-cell office:value="7.9432332515717" office:value-type="float"/>
          <table:table-cell office:value="16.240700414986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032</text:p>
          </table:table-cell>
          <table:table-cell office:value="5.613631606102" office:value-type="float"/>
          <table:table-cell office:value="7.4977344274521" office:value-type="float"/>
          <table:table-cell office:value="-121.23415272707" office:value-type="float"/>
          <table:table-cell office:value="11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043</text:p>
          </table:table-cell>
          <table:table-cell office:value="8.7059795856476" office:value-type="float"/>
          <table:table-cell office:value="5.3442507982254" office:value-type="float"/>
          <table:table-cell office:value="69.987142921253" office:value-type="float"/>
          <table:table-cell office:value="11" office:value-type="float"/>
          <table:table-cell office:value="18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054</text:p>
          </table:table-cell>
          <table:table-cell office:value="8.9903515577316" office:value-type="float"/>
          <table:table-cell office:value="7.266389131546" office:value-type="float"/>
          <table:table-cell office:value="-137.49304091095" office:value-type="float"/>
          <table:table-cell office:value="11" office:value-type="float"/>
          <table:table-cell office:value="3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065</text:p>
          </table:table-cell>
          <table:table-cell office:value="-0.93417599797249" office:value-type="float"/>
          <table:table-cell office:value="4.2617073655128" office:value-type="float"/>
          <table:table-cell office:value="-158.7112344754" office:value-type="float"/>
          <table:table-cell office:value="11" office:value-type="float"/>
          <table:table-cell office:value="4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076</text:p>
          </table:table-cell>
          <table:table-cell office:value="-1.4319720864296" office:value-type="float"/>
          <table:table-cell office:value="8.4068059921265" office:value-type="float"/>
          <table:table-cell office:value="88.098825922438" office:value-type="float"/>
          <table:table-cell office:value="10" office:value-type="float"/>
          <table:table-cell office:value="37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087</text:p>
          </table:table-cell>
          <table:table-cell office:value="1.5439149737358" office:value-type="float"/>
          <table:table-cell office:value="10.944166183472" office:value-type="float"/>
          <table:table-cell office:value="39.248105067356" office:value-type="float"/>
          <table:table-cell office:value="10" office:value-type="float"/>
          <table:table-cell office:value="2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098</text:p>
          </table:table-cell>
          <table:table-cell office:value="2.0877902209759" office:value-type="float"/>
          <table:table-cell office:value="10.196305513382" office:value-type="float"/>
          <table:table-cell office:value="126.70230561761" office:value-type="float"/>
          <table:table-cell office:value="10" office:value-type="float"/>
          <table:table-cell office:value="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109</text:p>
          </table:table-cell>
          <table:table-cell office:value="5.411337018013" office:value-type="float"/>
          <table:table-cell office:value="10.71435213089" office:value-type="float"/>
          <table:table-cell office:value="167.92946408509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120</text:p>
          </table:table-cell>
          <table:table-cell office:value="7.5927221775055" office:value-type="float"/>
          <table:table-cell office:value="7.618453502655" office:value-type="float"/>
          <table:table-cell office:value="-72.885924084171" office:value-type="float"/>
          <table:table-cell office:value="11" office:value-type="float"/>
          <table:table-cell office:value="17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131</text:p>
          </table:table-cell>
          <table:table-cell office:value="9.9652814865112" office:value-type="float"/>
          <table:table-cell office:value="9.4059294462204" office:value-type="float"/>
          <table:table-cell office:value="-148.02714517921" office:value-type="float"/>
          <table:table-cell office:value="11" office:value-type="float"/>
          <table:table-cell office:value="1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142</text:p>
          </table:table-cell>
          <table:table-cell office:value="0.89096620678902" office:value-type="float"/>
          <table:table-cell office:value="11.032737493515" office:value-type="float"/>
          <table:table-cell office:value="-92.264074428826" office:value-type="float"/>
          <table:table-cell office:value="10" office:value-type="float"/>
          <table:table-cell office:value="312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3</text:p>
          </table:table-cell>
          <table:table-cell office:value-type="string">
            <text:p>1153</text:p>
          </table:table-cell>
          <table:table-cell office:value="-0.96425302326679" office:value-type="float"/>
          <table:table-cell office:value="9.9416625499725" office:value-type="float"/>
          <table:table-cell office:value="37.039912430344" office:value-type="float"/>
          <table:table-cell office:value="10" office:value-type="float"/>
          <table:table-cell office:value="4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5</text:p>
          </table:table-cell>
          <table:table-cell office:value="-1.1938048899174" office:value-type="float"/>
          <table:table-cell office:value="0.32863311469555" office:value-type="float"/>
          <table:table-cell office:value="-40.881590858387" office:value-type="float"/>
          <table:table-cell office:value="10" office:value-type="float"/>
          <table:table-cell office:value="8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614</text:p>
          </table:table-cell>
          <table:table-cell office:value="3.0937266349792" office:value-type="float"/>
          <table:table-cell office:value="-0.58500658720732" office:value-type="float"/>
          <table:table-cell office:value="153.38016467489" office:value-type="float"/>
          <table:table-cell office:value="10" office:value-type="float"/>
          <table:table-cell office:value="1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625</text:p>
          </table:table-cell>
          <table:table-cell office:value="4.3634191155434" office:value-type="float"/>
          <table:table-cell office:value="0.7035655528307" office:value-type="float"/>
          <table:table-cell office:value="-54.553739584176" office:value-type="float"/>
          <table:table-cell office:value="10" office:value-type="float"/>
          <table:table-cell office:value="28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636</text:p>
          </table:table-cell>
          <table:table-cell office:value="4.4001761078835" office:value-type="float"/>
          <table:table-cell office:value="-0.58500379323959" office:value-type="float"/>
          <table:table-cell office:value="111.91798319482" office:value-type="float"/>
          <table:table-cell office:value="10" office:value-type="float"/>
          <table:table-cell office:value="12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647</text:p>
          </table:table-cell>
          <table:table-cell office:value="8.1391525268555" office:value-type="float"/>
          <table:table-cell office:value="2.0708744227886" office:value-type="float"/>
          <table:table-cell office:value="172.8400455159" office:value-type="float"/>
          <table:table-cell office:value="11" office:value-type="float"/>
          <table:table-cell office:value="12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658</text:p>
          </table:table-cell>
          <table:table-cell office:value="7.6384043693542" office:value-type="float"/>
          <table:table-cell office:value="0.57967402040958" office:value-type="float"/>
          <table:table-cell office:value="81.608932489043" office:value-type="float"/>
          <table:table-cell office:value="10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669</text:p>
          </table:table-cell>
          <table:table-cell office:value="5.5146539211273" office:value-type="float"/>
          <table:table-cell office:value="-0.58500774204731" office:value-type="float"/>
          <table:table-cell office:value="55.308352610108" office:value-type="float"/>
          <table:table-cell office:value="11" office:value-type="float"/>
          <table:table-cell office:value="10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680</text:p>
          </table:table-cell>
          <table:table-cell office:value="-0.71375288069248" office:value-type="float"/>
          <table:table-cell office:value="0.77808782458305" office:value-type="float"/>
          <table:table-cell office:value="-63.302312686944" office:value-type="float"/>
          <table:table-cell office:value="10" office:value-type="float"/>
          <table:table-cell office:value="12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691</text:p>
          </table:table-cell>
          <table:table-cell office:value="1.6044992208481" office:value-type="float"/>
          <table:table-cell office:value="0.68098820745945" office:value-type="float"/>
          <table:table-cell office:value="146.56865217124" office:value-type="float"/>
          <table:table-cell office:value="10" office:value-type="float"/>
          <table:table-cell office:value="35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702</text:p>
          </table:table-cell>
          <table:table-cell office:value="2.4953918159008" office:value-type="float"/>
          <table:table-cell office:value="2.9340833425522" office:value-type="float"/>
          <table:table-cell office:value="-101.36442351493" office:value-type="float"/>
          <table:table-cell office:value="10" office:value-type="float"/>
          <table:table-cell office:value="26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713</text:p>
          </table:table-cell>
          <table:table-cell office:value="6.3070124387741" office:value-type="float"/>
          <table:table-cell office:value="4.0834325551987" office:value-type="float"/>
          <table:table-cell office:value="-104.53770570694" office:value-type="float"/>
          <table:table-cell office:value="10" office:value-type="float"/>
          <table:table-cell office:value="15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724</text:p>
          </table:table-cell>
          <table:table-cell office:value="4.7068223357201" office:value-type="float"/>
          <table:table-cell office:value="1.3671119511127" office:value-type="float"/>
          <table:table-cell office:value="79.747916786534" office:value-type="float"/>
          <table:table-cell office:value="10" office:value-type="float"/>
          <table:table-cell office:value="30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735</text:p>
          </table:table-cell>
          <table:table-cell office:value="5.2945697307587" office:value-type="float"/>
          <table:table-cell office:value="0.14579120092094" office:value-type="float"/>
          <table:table-cell office:value="-0.67261633742007" office:value-type="float"/>
          <table:table-cell office:value="11" office:value-type="float"/>
          <table:table-cell office:value="1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746</text:p>
          </table:table-cell>
          <table:table-cell office:value="7.7715665102005" office:value-type="float"/>
          <table:table-cell office:value="3.3499780297279" office:value-type="float"/>
          <table:table-cell office:value="-141.81245664123" office:value-type="float"/>
          <table:table-cell office:value="10" office:value-type="float"/>
          <table:table-cell office:value="19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757</text:p>
          </table:table-cell>
          <table:table-cell office:value="0.75878866016865" office:value-type="float"/>
          <table:table-cell office:value="4.2164182662964" office:value-type="float"/>
          <table:table-cell office:value="159.15145843652" office:value-type="float"/>
          <table:table-cell office:value="10" office:value-type="float"/>
          <table:table-cell office:value="1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768</text:p>
          </table:table-cell>
          <table:table-cell office:value="0.4438528418541" office:value-type="float"/>
          <table:table-cell office:value="1.9509537518024" office:value-type="float"/>
          <table:table-cell office:value="4.3599743182492" office:value-type="float"/>
          <table:table-cell office:value="10" office:value-type="float"/>
          <table:table-cell office:value="6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779</text:p>
          </table:table-cell>
          <table:table-cell office:value="1.1746040731668" office:value-type="float"/>
          <table:table-cell office:value="4.4929713010788" office:value-type="float"/>
          <table:table-cell office:value="93.700645076241" office:value-type="float"/>
          <table:table-cell office:value="10" office:value-type="float"/>
          <table:table-cell office:value="4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790</text:p>
          </table:table-cell>
          <table:table-cell office:value="2.8384998440742" office:value-type="float"/>
          <table:table-cell office:value="3.7531799077988" office:value-type="float"/>
          <table:table-cell office:value="-143.82427057643" office:value-type="float"/>
          <table:table-cell office:value="11" office:value-type="float"/>
          <table:table-cell office:value="9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801</text:p>
          </table:table-cell>
          <table:table-cell office:value="5.9111958742142" office:value-type="float"/>
          <table:table-cell office:value="3.3343940973282" office:value-type="float"/>
          <table:table-cell office:value="-36.993265911272" office:value-type="float"/>
          <table:table-cell office:value="10" office:value-type="float"/>
          <table:table-cell office:value="25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812</text:p>
          </table:table-cell>
          <table:table-cell office:value="10.085011720657" office:value-type="float"/>
          <table:table-cell office:value="2.2612988948822" office:value-type="float"/>
          <table:table-cell office:value="142.86001472716" office:value-type="float"/>
          <table:table-cell office:value="10" office:value-type="float"/>
          <table:table-cell office:value="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823</text:p>
          </table:table-cell>
          <table:table-cell office:value="8.0449467897415" office:value-type="float"/>
          <table:table-cell office:value="5.0366109609604" office:value-type="float"/>
          <table:table-cell office:value="-99.567432312449" office:value-type="float"/>
          <table:table-cell office:value="11" office:value-type="float"/>
          <table:table-cell office:value="1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834</text:p>
          </table:table-cell>
          <table:table-cell office:value="-1.5813359618187" office:value-type="float"/>
          <table:table-cell office:value="6.9516915082932" office:value-type="float"/>
          <table:table-cell office:value="89.745285404716" office:value-type="float"/>
          <table:table-cell office:value="10" office:value-type="float"/>
          <table:table-cell office:value="18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845</text:p>
          </table:table-cell>
          <table:table-cell office:value="-0.32595444470644" office:value-type="float"/>
          <table:table-cell office:value="4.7359877824783" office:value-type="float"/>
          <table:table-cell office:value="98.246234237768" office:value-type="float"/>
          <table:table-cell office:value="10" office:value-type="float"/>
          <table:table-cell office:value="20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856</text:p>
          </table:table-cell>
          <table:table-cell office:value="3.8717356324196" office:value-type="float"/>
          <table:table-cell office:value="3.9890676736832" office:value-type="float"/>
          <table:table-cell office:value="175.44560827267" office:value-type="float"/>
          <table:table-cell office:value="11" office:value-type="float"/>
          <table:table-cell office:value="2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867</text:p>
          </table:table-cell>
          <table:table-cell office:value="2.9596430063248" office:value-type="float"/>
          <table:table-cell office:value="4.3528231978416" office:value-type="float"/>
          <table:table-cell office:value="-51.616628458545" office:value-type="float"/>
          <table:table-cell office:value="11" office:value-type="float"/>
          <table:table-cell office:value="24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878</text:p>
          </table:table-cell>
          <table:table-cell office:value="4.2762899398804" office:value-type="float"/>
          <table:table-cell office:value="4.0292078256607" office:value-type="float"/>
          <table:table-cell office:value="-29.305371509236" office:value-type="float"/>
          <table:table-cell office:value="11" office:value-type="float"/>
          <table:table-cell office:value="28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889</text:p>
          </table:table-cell>
          <table:table-cell office:value="7.5310564041138" office:value-type="float"/>
          <table:table-cell office:value="3.8524621725082" office:value-type="float"/>
          <table:table-cell office:value="139.80683399613" office:value-type="float"/>
          <table:table-cell office:value="11" office:value-type="float"/>
          <table:table-cell office:value="19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900</text:p>
          </table:table-cell>
          <table:table-cell office:value="9.2910021543503" office:value-type="float"/>
          <table:table-cell office:value="0.11023336090147" office:value-type="float"/>
          <table:table-cell office:value="106.91703352959" office:value-type="float"/>
          <table:table-cell office:value="10" office:value-type="float"/>
          <table:table-cell office:value="37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911</text:p>
          </table:table-cell>
          <table:table-cell office:value="-0.12890984304249" office:value-type="float"/>
          <table:table-cell office:value="6.5023851394653" office:value-type="float"/>
          <table:table-cell office:value="-79.882198078617" office:value-type="float"/>
          <table:table-cell office:value="10" office:value-type="float"/>
          <table:table-cell office:value="9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922</text:p>
          </table:table-cell>
          <table:table-cell office:value="2.0316858589649" office:value-type="float"/>
          <table:table-cell office:value="4.7320348024368" office:value-type="float"/>
          <table:table-cell office:value="123.7579986548" office:value-type="float"/>
          <table:table-cell office:value="10" office:value-type="float"/>
          <table:table-cell office:value="4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933</text:p>
          </table:table-cell>
          <table:table-cell office:value="3.1597751379013" office:value-type="float"/>
          <table:table-cell office:value="7.3393738269806" office:value-type="float"/>
          <table:table-cell office:value="-83.139705050523" office:value-type="float"/>
          <table:table-cell office:value="10" office:value-type="float"/>
          <table:table-cell office:value="0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944</text:p>
          </table:table-cell>
          <table:table-cell office:value="2.8640034794807" office:value-type="float"/>
          <table:table-cell office:value="5.5491358041763" office:value-type="float"/>
          <table:table-cell office:value="179.20851859317" office:value-type="float"/>
          <table:table-cell office:value="10" office:value-type="float"/>
          <table:table-cell office:value="7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955</text:p>
          </table:table-cell>
          <table:table-cell office:value="7.4206954240799" office:value-type="float"/>
          <table:table-cell office:value="5.8483302593231" office:value-type="float"/>
          <table:table-cell office:value="-126.14582754244" office:value-type="float"/>
          <table:table-cell office:value="11" office:value-type="float"/>
          <table:table-cell office:value="424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966</text:p>
          </table:table-cell>
          <table:table-cell office:value="6.9413524866104" office:value-type="float"/>
          <table:table-cell office:value="5.4840922355652" office:value-type="float"/>
          <table:table-cell office:value="175.55575310045" office:value-type="float"/>
          <table:table-cell office:value="11" office:value-type="float"/>
          <table:table-cell office:value="48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977</text:p>
          </table:table-cell>
          <table:table-cell office:value="8.8478469848633" office:value-type="float"/>
          <table:table-cell office:value="6.5331345796585" office:value-type="float"/>
          <table:table-cell office:value="-132.19492298782" office:value-type="float"/>
          <table:table-cell office:value="11" office:value-type="float"/>
          <table:table-cell office:value="195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988</text:p>
          </table:table-cell>
          <table:table-cell office:value="-1.2280704826117" office:value-type="float"/>
          <table:table-cell office:value="8.6375027894974" office:value-type="float"/>
          <table:table-cell office:value="-66.004954325925" office:value-type="float"/>
          <table:table-cell office:value="10" office:value-type="float"/>
          <table:table-cell office:value="63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999</text:p>
          </table:table-cell>
          <table:table-cell office:value="-1.1552516371012" office:value-type="float"/>
          <table:table-cell office:value="7.2517478466034" office:value-type="float"/>
          <table:table-cell office:value="-11.803339241417" office:value-type="float"/>
          <table:table-cell office:value="10" office:value-type="float"/>
          <table:table-cell office:value="42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010</text:p>
          </table:table-cell>
          <table:table-cell office:value="1.5188071131706" office:value-type="float"/>
          <table:table-cell office:value="8.0969798564911" office:value-type="float"/>
          <table:table-cell office:value="177.41256610603" office:value-type="float"/>
          <table:table-cell office:value="10" office:value-type="float"/>
          <table:table-cell office:value="5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021</text:p>
          </table:table-cell>
          <table:table-cell office:value="3.9537099003792" office:value-type="float"/>
          <table:table-cell office:value="7.7379190921783" office:value-type="float"/>
          <table:table-cell office:value="78.760481184455" office:value-type="float"/>
          <table:table-cell office:value="11" office:value-type="float"/>
          <table:table-cell office:value="7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032</text:p>
          </table:table-cell>
          <table:table-cell office:value="5.8897912502289" office:value-type="float"/>
          <table:table-cell office:value="7.6383936405182" office:value-type="float"/>
          <table:table-cell office:value="-161.14836133969" office:value-type="float"/>
          <table:table-cell office:value="11" office:value-type="float"/>
          <table:table-cell office:value="106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043</text:p>
          </table:table-cell>
          <table:table-cell office:value="8.4787875413895" office:value-type="float"/>
          <table:table-cell office:value="5.3238260746002" office:value-type="float"/>
          <table:table-cell office:value="13.566878855608" office:value-type="float"/>
          <table:table-cell office:value="11" office:value-type="float"/>
          <table:table-cell office:value="199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054</text:p>
          </table:table-cell>
          <table:table-cell office:value="9.1734951734543" office:value-type="float"/>
          <table:table-cell office:value="7.5027024745941" office:value-type="float"/>
          <table:table-cell office:value="-121.94676611834" office:value-type="float"/>
          <table:table-cell office:value="11" office:value-type="float"/>
          <table:table-cell office:value="322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065</text:p>
          </table:table-cell>
          <table:table-cell office:value="-0.73574528098106" office:value-type="float"/>
          <table:table-cell office:value="4.3865889310837" office:value-type="float"/>
          <table:table-cell office:value="-143.68203491162" office:value-type="float"/>
          <table:table-cell office:value="10" office:value-type="float"/>
          <table:table-cell office:value="6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076</text:p>
          </table:table-cell>
          <table:table-cell office:value="-1.5850272774696" office:value-type="float"/>
          <table:table-cell office:value="8.2705765962601" office:value-type="float"/>
          <table:table-cell office:value="28.76954131825" office:value-type="float"/>
          <table:table-cell office:value="10" office:value-type="float"/>
          <table:table-cell office:value="39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087</text:p>
          </table:table-cell>
          <table:table-cell office:value="1.5718060731888" office:value-type="float"/>
          <table:table-cell office:value="10.68036198616" office:value-type="float"/>
          <table:table-cell office:value="103.98622986617" office:value-type="float"/>
          <table:table-cell office:value="10" office:value-type="float"/>
          <table:table-cell office:value="24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098</text:p>
          </table:table-cell>
          <table:table-cell office:value="2.3244102299213" office:value-type="float"/>
          <table:table-cell office:value="9.8772966861725" office:value-type="float"/>
          <table:table-cell office:value="126.70397302907" office:value-type="float"/>
          <table:table-cell office:value="10" office:value-type="float"/>
          <table:table-cell office:value="3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109</text:p>
          </table:table-cell>
          <table:table-cell office:value="5.5401396751404" office:value-type="float"/>
          <table:table-cell office:value="10.773867368698" office:value-type="float"/>
          <table:table-cell office:value="-159.967738352" office:value-type="float"/>
          <table:table-cell office:value="11" office:value-type="float"/>
          <table:table-cell office:value="31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120</text:p>
          </table:table-cell>
          <table:table-cell office:value="7.4601781368256" office:value-type="float"/>
          <table:table-cell office:value="7.8918445110321" office:value-type="float"/>
          <table:table-cell office:value="-58.709195465039" office:value-type="float"/>
          <table:table-cell office:value="11" office:value-type="float"/>
          <table:table-cell office:value="178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131</text:p>
          </table:table-cell>
          <table:table-cell office:value="10.083210468292" office:value-type="float"/>
          <table:table-cell office:value="9.5835030078888" office:value-type="float"/>
          <table:table-cell office:value="-148.89418547321" office:value-type="float"/>
          <table:table-cell office:value="11" office:value-type="float"/>
          <table:table-cell office:value="103" office:value-type="float"/>
          <table:table-cell office:value-type="string">
            <text:p> <text:s/>OK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142</text:p>
          </table:table-cell>
          <table:table-cell office:value="0.91807655990124" office:value-type="float"/>
          <table:table-cell office:value="11.032626628876" office:value-type="float"/>
          <table:table-cell office:value="-92.200343775901" office:value-type="float"/>
          <table:table-cell office:value="10" office:value-type="float"/>
          <table:table-cell office:value="331" office:value-type="float"/>
          <table:table-cell office:value-type="string">
            <text:p> <text:s/>KO </text:p>
          </table:table-cell>
        </table:table-row>
        <table:table-row>
          <table:table-cell office:value-type="string">
            <text:p> 24</text:p>
          </table:table-cell>
          <table:table-cell office:value-type="string">
            <text:p>1153</text:p>
          </table:table-cell>
          <table:table-cell office:value="-1.2894360721111" office:value-type="float"/>
          <table:table-cell office:value="9.7471439838409" office:value-type="float"/>
          <table:table-cell office:value="28.862082654503" office:value-type="float"/>
          <table:table-cell office:value="10" office:value-type="float"/>
          <table:table-cell office:value="437" office:value-type="float"/>
          <table:table-cell office:value-type="string">
            <text:p> <text:s/>OK </text:p>
          </table:table-cell>
        </table:table-row>
      </table:table>
      <table:table table:name="analyse"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step</text:p>
          </table:table-cell>
          <table:table-cell office:value-type="string">
            <text:p>opinion_1</text:p>
          </table:table-cell>
          <table:table-cell office:value-type="string">
            <text:p>somme_1</text:p>
          </table:table-cell>
          <table:table-cell office:value-type="string">
            <text:p>opinion_2</text:p>
          </table:table-cell>
          <table:table-cell office:value-type="string">
            <text:p>somme_2</text:p>
          </table:table-cell>
          <table:table-cell office:value-type="string">
            <text:p>puissance_1</text:p>
          </table:table-cell>
          <table:table-cell office:value-type="string">
            <text:p>puissance_2</text:p>
          </table:table-cell>
          <table:table-cell office:value-type="string">
            <text:p>etat</text:p>
          </table:table-cell>
        </table:table-row>
        <table:table-row>
          <table:table-cell office:value="0" office:value-type="float"/>
          <table:table-cell office:value="10" office:value-type="float"/>
          <table:table-cell office:value="29" office:value-type="float"/>
          <table:table-cell office:value="11" office:value-type="float"/>
          <table:table-cell office:value="22" office:value-type="float"/>
          <table:table-cell office:value="0.0" office:value-type="float"/>
          <table:table-cell office:value="0.0" office:value-type="float"/>
          <table:table-cell office:value="0" office:value-type="float"/>
        </table:table-row>
        <table:table-row>
          <table:table-cell office:value="1" office:value-type="float"/>
          <table:table-cell office:value="10" office:value-type="float"/>
          <table:table-cell office:value="29" office:value-type="float"/>
          <table:table-cell office:value="11" office:value-type="float"/>
          <table:table-cell office:value="21" office:value-type="float"/>
          <table:table-cell office:value="0.0" office:value-type="float"/>
          <table:table-cell office:value="0.0" office:value-type="float"/>
          <table:table-cell office:value="0" office:value-type="float"/>
        </table:table-row>
        <table:table-row>
          <table:table-cell office:value="2" office:value-type="float"/>
          <table:table-cell office:value="10" office:value-type="float"/>
          <table:table-cell office:value="29" office:value-type="float"/>
          <table:table-cell office:value="11" office:value-type="float"/>
          <table:table-cell office:value="21" office:value-type="float"/>
          <table:table-cell office:value="0.5862068965517241" office:value-type="float"/>
          <table:table-cell office:value="0.7142857142857143" office:value-type="float"/>
          <table:table-cell office:value="0" office:value-type="float"/>
        </table:table-row>
        <table:table-row>
          <table:table-cell office:value="3" office:value-type="float"/>
          <table:table-cell office:value="10" office:value-type="float"/>
          <table:table-cell office:value="30" office:value-type="float"/>
          <table:table-cell office:value="11" office:value-type="float"/>
          <table:table-cell office:value="20" office:value-type="float"/>
          <table:table-cell office:value="7.4" office:value-type="float"/>
          <table:table-cell office:value="5.85" office:value-type="float"/>
          <table:table-cell office:value="0" office:value-type="float"/>
        </table:table-row>
        <table:table-row>
          <table:table-cell office:value="4" office:value-type="float"/>
          <table:table-cell office:value="10" office:value-type="float"/>
          <table:table-cell office:value="31" office:value-type="float"/>
          <table:table-cell office:value="11" office:value-type="float"/>
          <table:table-cell office:value="19" office:value-type="float"/>
          <table:table-cell office:value="14.580645161290322" office:value-type="float"/>
          <table:table-cell office:value="14.105263157894736" office:value-type="float"/>
          <table:table-cell office:value="1" office:value-type="float"/>
        </table:table-row>
        <table:table-row>
          <table:table-cell office:value="5" office:value-type="float"/>
          <table:table-cell office:value="10" office:value-type="float"/>
          <table:table-cell office:value="32" office:value-type="float"/>
          <table:table-cell office:value="11" office:value-type="float"/>
          <table:table-cell office:value="18" office:value-type="float"/>
          <table:table-cell office:value="21.46875" office:value-type="float"/>
          <table:table-cell office:value="21.166666666666668" office:value-type="float"/>
          <table:table-cell office:value="1" office:value-type="float"/>
        </table:table-row>
        <table:table-row>
          <table:table-cell office:value="6" office:value-type="float"/>
          <table:table-cell office:value="10" office:value-type="float"/>
          <table:table-cell office:value="32" office:value-type="float"/>
          <table:table-cell office:value="11" office:value-type="float"/>
          <table:table-cell office:value="18" office:value-type="float"/>
          <table:table-cell office:value="29.78125" office:value-type="float"/>
          <table:table-cell office:value="30.833333333333332" office:value-type="float"/>
          <table:table-cell office:value="1" office:value-type="float"/>
        </table:table-row>
        <table:table-row>
          <table:table-cell office:value="7" office:value-type="float"/>
          <table:table-cell office:value="10" office:value-type="float"/>
          <table:table-cell office:value="35" office:value-type="float"/>
          <table:table-cell office:value="11" office:value-type="float"/>
          <table:table-cell office:value="15" office:value-type="float"/>
          <table:table-cell office:value="36.97142857142857" office:value-type="float"/>
          <table:table-cell office:value="45.2" office:value-type="float"/>
          <table:table-cell office:value="1" office:value-type="float"/>
        </table:table-row>
        <table:table-row>
          <table:table-cell office:value="8" office:value-type="float"/>
          <table:table-cell office:value="10" office:value-type="float"/>
          <table:table-cell office:value="34" office:value-type="float"/>
          <table:table-cell office:value="11" office:value-type="float"/>
          <table:table-cell office:value="16" office:value-type="float"/>
          <table:table-cell office:value="49.529411764705884" office:value-type="float"/>
          <table:table-cell office:value="52.25" office:value-type="float"/>
          <table:table-cell office:value="1" office:value-type="float"/>
        </table:table-row>
        <table:table-row>
          <table:table-cell office:value="9" office:value-type="float"/>
          <table:table-cell office:value="10" office:value-type="float"/>
          <table:table-cell office:value="33" office:value-type="float"/>
          <table:table-cell office:value="11" office:value-type="float"/>
          <table:table-cell office:value="17" office:value-type="float"/>
          <table:table-cell office:value="58.57575757575758" office:value-type="float"/>
          <table:table-cell office:value="61.23529411764706" office:value-type="float"/>
          <table:table-cell office:value="1" office:value-type="float"/>
        </table:table-row>
        <table:table-row>
          <table:table-cell office:value="10" office:value-type="float"/>
          <table:table-cell office:value="10" office:value-type="float"/>
          <table:table-cell office:value="34" office:value-type="float"/>
          <table:table-cell office:value="11" office:value-type="float"/>
          <table:table-cell office:value="16" office:value-type="float"/>
          <table:table-cell office:value="66.1470588235294" office:value-type="float"/>
          <table:table-cell office:value="75.75" office:value-type="float"/>
          <table:table-cell office:value="1" office:value-type="float"/>
        </table:table-row>
        <table:table-row>
          <table:table-cell office:value="11" office:value-type="float"/>
          <table:table-cell office:value="10" office:value-type="float"/>
          <table:table-cell office:value="34" office:value-type="float"/>
          <table:table-cell office:value="11" office:value-type="float"/>
          <table:table-cell office:value="16" office:value-type="float"/>
          <table:table-cell office:value="77.08823529411765" office:value-type="float"/>
          <table:table-cell office:value="82.0625" office:value-type="float"/>
          <table:table-cell office:value="1" office:value-type="float"/>
        </table:table-row>
        <table:table-row>
          <table:table-cell office:value="12" office:value-type="float"/>
          <table:table-cell office:value="10" office:value-type="float"/>
          <table:table-cell office:value="32" office:value-type="float"/>
          <table:table-cell office:value="11" office:value-type="float"/>
          <table:table-cell office:value="18" office:value-type="float"/>
          <table:table-cell office:value="92.34375" office:value-type="float"/>
          <table:table-cell office:value="86.38888888888889" office:value-type="float"/>
          <table:table-cell office:value="1" office:value-type="float"/>
        </table:table-row>
        <table:table-row>
          <table:table-cell office:value="13" office:value-type="float"/>
          <table:table-cell office:value="10" office:value-type="float"/>
          <table:table-cell office:value="33" office:value-type="float"/>
          <table:table-cell office:value="11" office:value-type="float"/>
          <table:table-cell office:value="17" office:value-type="float"/>
          <table:table-cell office:value="104.0909090909091" office:value-type="float"/>
          <table:table-cell office:value="102.29411764705883" office:value-type="float"/>
          <table:table-cell office:value="1" office:value-type="float"/>
        </table:table-row>
        <table:table-row>
          <table:table-cell office:value="14" office:value-type="float"/>
          <table:table-cell office:value="10" office:value-type="float"/>
          <table:table-cell office:value="32" office:value-type="float"/>
          <table:table-cell office:value="11" office:value-type="float"/>
          <table:table-cell office:value="18" office:value-type="float"/>
          <table:table-cell office:value="118.21875" office:value-type="float"/>
          <table:table-cell office:value="110.27777777777777" office:value-type="float"/>
          <table:table-cell office:value="1" office:value-type="float"/>
        </table:table-row>
        <table:table-row>
          <table:table-cell office:value="15" office:value-type="float"/>
          <table:table-cell office:value="10" office:value-type="float"/>
          <table:table-cell office:value="31" office:value-type="float"/>
          <table:table-cell office:value="11" office:value-type="float"/>
          <table:table-cell office:value="19" office:value-type="float"/>
          <table:table-cell office:value="131.58064516129033" office:value-type="float"/>
          <table:table-cell office:value="119.78947368421052" office:value-type="float"/>
          <table:table-cell office:value="1" office:value-type="float"/>
        </table:table-row>
        <table:table-row>
          <table:table-cell office:value="16" office:value-type="float"/>
          <table:table-cell office:value="10" office:value-type="float"/>
          <table:table-cell office:value="29" office:value-type="float"/>
          <table:table-cell office:value="11" office:value-type="float"/>
          <table:table-cell office:value="21" office:value-type="float"/>
          <table:table-cell office:value="147.6206896551724" office:value-type="float"/>
          <table:table-cell office:value="126.9047619047619" office:value-type="float"/>
          <table:table-cell office:value="1" office:value-type="float"/>
        </table:table-row>
        <table:table-row>
          <table:table-cell office:value="17" office:value-type="float"/>
          <table:table-cell office:value="10" office:value-type="float"/>
          <table:table-cell office:value="28" office:value-type="float"/>
          <table:table-cell office:value="11" office:value-type="float"/>
          <table:table-cell office:value="22" office:value-type="float"/>
          <table:table-cell office:value="160.46428571428572" office:value-type="float"/>
          <table:table-cell office:value="132.77272727272728" office:value-type="float"/>
          <table:table-cell office:value="1" office:value-type="float"/>
        </table:table-row>
        <table:table-row>
          <table:table-cell office:value="18" office:value-type="float"/>
          <table:table-cell office:value="10" office:value-type="float"/>
          <table:table-cell office:value="28" office:value-type="float"/>
          <table:table-cell office:value="11" office:value-type="float"/>
          <table:table-cell office:value="22" office:value-type="float"/>
          <table:table-cell office:value="167.96428571428572" office:value-type="float"/>
          <table:table-cell office:value="136.13636363636363" office:value-type="float"/>
          <table:table-cell office:value="1" office:value-type="float"/>
        </table:table-row>
        <table:table-row>
          <table:table-cell office:value="19" office:value-type="float"/>
          <table:table-cell office:value="10" office:value-type="float"/>
          <table:table-cell office:value="28" office:value-type="float"/>
          <table:table-cell office:value="11" office:value-type="float"/>
          <table:table-cell office:value="22" office:value-type="float"/>
          <table:table-cell office:value="178.57142857142858" office:value-type="float"/>
          <table:table-cell office:value="143.3181818181818" office:value-type="float"/>
          <table:table-cell office:value="1" office:value-type="float"/>
        </table:table-row>
        <table:table-row>
          <table:table-cell office:value="20" office:value-type="float"/>
          <table:table-cell office:value="10" office:value-type="float"/>
          <table:table-cell office:value="30" office:value-type="float"/>
          <table:table-cell office:value="11" office:value-type="float"/>
          <table:table-cell office:value="20" office:value-type="float"/>
          <table:table-cell office:value="189.1" office:value-type="float"/>
          <table:table-cell office:value="152.6" office:value-type="float"/>
          <table:table-cell office:value="1" office:value-type="float"/>
        </table:table-row>
        <table:table-row>
          <table:table-cell office:value="21" office:value-type="float"/>
          <table:table-cell office:value="10" office:value-type="float"/>
          <table:table-cell office:value="32" office:value-type="float"/>
          <table:table-cell office:value="11" office:value-type="float"/>
          <table:table-cell office:value="18" office:value-type="float"/>
          <table:table-cell office:value="197.4375" office:value-type="float"/>
          <table:table-cell office:value="162.16666666666666" office:value-type="float"/>
          <table:table-cell office:value="1" office:value-type="float"/>
        </table:table-row>
        <table:table-row>
          <table:table-cell office:value="22" office:value-type="float"/>
          <table:table-cell office:value="10" office:value-type="float"/>
          <table:table-cell office:value="31" office:value-type="float"/>
          <table:table-cell office:value="11" office:value-type="float"/>
          <table:table-cell office:value="19" office:value-type="float"/>
          <table:table-cell office:value="209.41935483870967" office:value-type="float"/>
          <table:table-cell office:value="171.52631578947367" office:value-type="float"/>
          <table:table-cell office:value="1" office:value-type="float"/>
        </table:table-row>
        <table:table-row>
          <table:table-cell office:value="23" office:value-type="float"/>
          <table:table-cell office:value="10" office:value-type="float"/>
          <table:table-cell office:value="31" office:value-type="float"/>
          <table:table-cell office:value="11" office:value-type="float"/>
          <table:table-cell office:value="19" office:value-type="float"/>
          <table:table-cell office:value="215.1290322580645" office:value-type="float"/>
          <table:table-cell office:value="178.31578947368422" office:value-type="float"/>
          <table:table-cell office:value="1" office:value-type="float"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23-04-12T10:18:03.936923</meta:creation-date>
    <dc:date>2023-04-12T10:18:04.067984</dc:date>
    <meta:generator>http://pypi.python.org/pypi/ezodf/0.1.0$Python3.9.13 (tags/v3.9.13:6de2ca5, May 17 2022, 16:36:42) [MSC v.1929 64 bit (AMD64)]</meta:generator>
    <meta:document-statistic/>
    <meta:editing-cycles>1</meta:editing-cycles>
  </office:meta>
</office:document-meta>
</file>